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6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office:value-type="string" calcext:value-type="string">
            <text:p>Alfa Romeo 1750 1.8L I4</text:p>
          </table:table-cell>
          <table:table-cell office:value-type="float" office:value="3.2" calcext:value-type="float">
            <text:p>3.2</text:p>
          </table:table-cell>
          <table:table-cell office:value-type="float" office:value="3.09" calcext:value-type="float">
            <text:p>3.09</text:p>
          </table:table-cell>
          <table:table-cell table:formula="of:=SUM([.E2]*[.J2])" office:value-type="float" office:value="99.40525056" calcext:value-type="float">
            <text:p>99.405</text:p>
          </table:table-cell>
          <table:table-cell table:formula="of:=SUM([.B2]*[.B2]*[.C2]*0.7854)" office:value-type="float" office:value="24.85131264" calcext:value-type="float">
            <text:p>24.851</text:p>
          </table:table-cell>
          <table:table-cell table:formula="of:=SUM([.B2]*25.4)" office:value-type="float" office:value="81.28" calcext:value-type="float">
            <text:p>81.280</text:p>
          </table:table-cell>
          <table:table-cell table:formula="of:=SUM([.C2]*25.4)" office:value-type="float" office:value="78.486" calcext:value-type="float">
            <text:p>78.486</text:p>
          </table:table-cell>
          <table:table-cell table:formula="of:=SUM([.D2]*16.3871)" office:value-type="float" office:value="1628.96378145178" calcext:value-type="float">
            <text:p>1,628.964</text:p>
          </table:table-cell>
          <table:table-cell table:formula="of:=SUM([.E2]*16.3871)" office:value-type="float" office:value="407.240945362944" calcext:value-type="float">
            <text:p>407.2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prilia RSV4 1000cc V4</text:p>
          </table:table-cell>
          <table:table-cell office:value-type="float" office:value="3.27" calcext:value-type="float">
            <text:p>3.27</text:p>
          </table:table-cell>
          <table:table-cell office:value-type="float" office:value="2.6" calcext:value-type="float">
            <text:p>2.6</text:p>
          </table:table-cell>
          <table:table-cell table:formula="of:=SUM([.E3]*[.J3])" office:value-type="float" office:value="87.341318064" calcext:value-type="float">
            <text:p>87.341</text:p>
          </table:table-cell>
          <table:table-cell table:formula="of:=SUM([.B3]*[.B3]*[.C3]*0.7854)" office:value-type="float" office:value="21.835329516" calcext:value-type="float">
            <text:p>21.835</text:p>
          </table:table-cell>
          <table:table-cell table:formula="of:=SUM([.B3]*25.4)" office:value-type="float" office:value="83.058" calcext:value-type="float">
            <text:p>83.058</text:p>
          </table:table-cell>
          <table:table-cell table:formula="of:=SUM([.C3]*25.4)" office:value-type="float" office:value="66.04" calcext:value-type="float">
            <text:p>66.040</text:p>
          </table:table-cell>
          <table:table-cell table:formula="of:=SUM([.D3]*16.3871)" office:value-type="float" office:value="1431.27091324657" calcext:value-type="float">
            <text:p>1,431.271</text:p>
          </table:table-cell>
          <table:table-cell table:formula="of:=SUM([.E3]*16.3871)" office:value-type="float" office:value="357.817728311644" calcext:value-type="float">
            <text:p>357.8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ston Martin 5.9L V12</text:p>
          </table:table-cell>
          <table:table-cell office:value-type="float" office:value="3.56" calcext:value-type="float">
            <text:p>3.56</text:p>
          </table:table-cell>
          <table:table-cell office:value-type="float" office:value="3.17" calcext:value-type="float">
            <text:p>3.17</text:p>
          </table:table-cell>
          <table:table-cell table:formula="of:=SUM([.E4]*[.J4])" office:value-type="float" office:value="378.6442805376" calcext:value-type="float">
            <text:p>378.644</text:p>
          </table:table-cell>
          <table:table-cell table:formula="of:=SUM([.B4]*[.B4]*[.C4]*0.7854)" office:value-type="float" office:value="31.5536900448" calcext:value-type="float">
            <text:p>31.554</text:p>
          </table:table-cell>
          <table:table-cell table:formula="of:=SUM([.B4]*25.4)" office:value-type="float" office:value="90.424" calcext:value-type="float">
            <text:p>90.424</text:p>
          </table:table-cell>
          <table:table-cell table:formula="of:=SUM([.C4]*25.4)" office:value-type="float" office:value="80.518" calcext:value-type="float">
            <text:p>80.518</text:p>
          </table:table-cell>
          <table:table-cell table:formula="of:=SUM([.D4]*16.3871)" office:value-type="float" office:value="6204.88168959771" calcext:value-type="float">
            <text:p>6,204.882</text:p>
          </table:table-cell>
          <table:table-cell table:formula="of:=SUM([.E4]*16.3871)" office:value-type="float" office:value="517.073474133142" calcext:value-type="float">
            <text:p>517.07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ston Martin AM29 5.9L V12</text:p>
          </table:table-cell>
          <table:table-cell office:value-type="float" office:value="3.56" calcext:value-type="float">
            <text:p>3.56</text:p>
          </table:table-cell>
          <table:table-cell office:value-type="float" office:value="3.17" calcext:value-type="float">
            <text:p>3.17</text:p>
          </table:table-cell>
          <table:table-cell table:formula="of:=SUM([.E5]*[.J5])" office:value-type="float" office:value="378.6442805376" calcext:value-type="float">
            <text:p>378.644</text:p>
          </table:table-cell>
          <table:table-cell table:formula="of:=SUM([.B5]*[.B5]*[.C5]*0.7854)" office:value-type="float" office:value="31.5536900448" calcext:value-type="float">
            <text:p>31.554</text:p>
          </table:table-cell>
          <table:table-cell table:formula="of:=SUM([.B5]*25.4)" office:value-type="float" office:value="90.424" calcext:value-type="float">
            <text:p>90.424</text:p>
          </table:table-cell>
          <table:table-cell table:formula="of:=SUM([.C5]*25.4)" office:value-type="float" office:value="80.518" calcext:value-type="float">
            <text:p>80.518</text:p>
          </table:table-cell>
          <table:table-cell table:formula="of:=SUM([.D5]*16.3871)" office:value-type="float" office:value="6204.88168959771" calcext:value-type="float">
            <text:p>6,204.882</text:p>
          </table:table-cell>
          <table:table-cell table:formula="of:=SUM([.E5]*16.3871)" office:value-type="float" office:value="517.073474133142" calcext:value-type="float">
            <text:p>517.07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ston Martin DB11 5.2L V12</text:p>
          </table:table-cell>
          <table:table-cell office:value-type="float" office:value="3.7" calcext:value-type="float">
            <text:p>3.7</text:p>
          </table:table-cell>
          <table:table-cell office:value-type="float" office:value="3.56" calcext:value-type="float">
            <text:p>3.56</text:p>
          </table:table-cell>
          <table:table-cell table:formula="of:=SUM([.E6]*[.J6])" office:value-type="float" office:value="459.33082272" calcext:value-type="float">
            <text:p>459.331</text:p>
          </table:table-cell>
          <table:table-cell table:formula="of:=SUM([.B6]*[.B6]*[.C6]*0.7854)" office:value-type="float" office:value="38.27756856" calcext:value-type="float">
            <text:p>38.278</text:p>
          </table:table-cell>
          <table:table-cell table:formula="of:=SUM([.B6]*25.4)" office:value-type="float" office:value="93.98" calcext:value-type="float">
            <text:p>93.980</text:p>
          </table:table-cell>
          <table:table-cell table:formula="of:=SUM([.C6]*25.4)" office:value-type="float" office:value="90.424" calcext:value-type="float">
            <text:p>90.424</text:p>
          </table:table-cell>
          <table:table-cell table:formula="of:=SUM([.D6]*16.3871)" office:value-type="float" office:value="7527.10012499491" calcext:value-type="float">
            <text:p>7,527.100</text:p>
          </table:table-cell>
          <table:table-cell table:formula="of:=SUM([.E6]*16.3871)" office:value-type="float" office:value="627.258343749576" calcext:value-type="float">
            <text:p>627.25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ston Martin One-77 7.3L V12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table:formula="of:=SUM([.E7]*[.J7])" office:value-type="float" office:value="503.5482144" calcext:value-type="float">
            <text:p>503.548</text:p>
          </table:table-cell>
          <table:table-cell table:formula="of:=SUM([.B7]*[.B7]*[.C7]*0.7854)" office:value-type="float" office:value="41.9623512" calcext:value-type="float">
            <text:p>41.962</text:p>
          </table:table-cell>
          <table:table-cell table:formula="of:=SUM([.B7]*25.4)" office:value-type="float" office:value="96.52" calcext:value-type="float">
            <text:p>96.520</text:p>
          </table:table-cell>
          <table:table-cell table:formula="of:=SUM([.C7]*25.4)" office:value-type="float" office:value="93.98" calcext:value-type="float">
            <text:p>93.980</text:p>
          </table:table-cell>
          <table:table-cell table:formula="of:=SUM([.D7]*16.3871)" office:value-type="float" office:value="8251.69494419424" calcext:value-type="float">
            <text:p>8,251.695</text:p>
          </table:table-cell>
          <table:table-cell table:formula="of:=SUM([.E7]*16.3871)" office:value-type="float" office:value="687.64124534952" calcext:value-type="float">
            <text:p>687.64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udi 1.8T 1.8L I4 Turbo</text:p>
          </table:table-cell>
          <table:table-cell office:value-type="float" office:value="3.31" calcext:value-type="float">
            <text:p>3.31</text:p>
          </table:table-cell>
          <table:table-cell office:value-type="float" office:value="3.43" calcext:value-type="float">
            <text:p>3.43</text:p>
          </table:table-cell>
          <table:table-cell table:formula="of:=SUM([.E8]*[.J8])" office:value-type="float" office:value="118.0595152968" calcext:value-type="float">
            <text:p>118.060</text:p>
          </table:table-cell>
          <table:table-cell table:formula="of:=SUM([.B8]*[.B8]*[.C8]*0.7854)" office:value-type="float" office:value="29.5148788242" calcext:value-type="float">
            <text:p>29.515</text:p>
          </table:table-cell>
          <table:table-cell table:formula="of:=SUM([.B8]*25.4)" office:value-type="float" office:value="84.074" calcext:value-type="float">
            <text:p>84.074</text:p>
          </table:table-cell>
          <table:table-cell table:formula="of:=SUM([.C8]*25.4)" office:value-type="float" office:value="87.122" calcext:value-type="float">
            <text:p>87.122</text:p>
          </table:table-cell>
          <table:table-cell table:formula="of:=SUM([.D8]*16.3871)" office:value-type="float" office:value="1934.65308312019" calcext:value-type="float">
            <text:p>1,934.653</text:p>
          </table:table-cell>
          <table:table-cell table:formula="of:=SUM([.E8]*16.3871)" office:value-type="float" office:value="483.663270780048" calcext:value-type="float">
            <text:p>483.66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udi 2.5L TDI I5</text:p>
          </table:table-cell>
          <table:table-cell office:value-type="float" office:value="3.62" calcext:value-type="float">
            <text:p>3.62</text:p>
          </table:table-cell>
          <table:table-cell office:value-type="float" office:value="4.17" calcext:value-type="float">
            <text:p>4.17</text:p>
          </table:table-cell>
          <table:table-cell table:formula="of:=SUM([.E9]*[.J9])" office:value-type="float" office:value="214.592281596" calcext:value-type="float">
            <text:p>214.592</text:p>
          </table:table-cell>
          <table:table-cell table:formula="of:=SUM([.B9]*[.B9]*[.C9]*0.7854)" office:value-type="float" office:value="42.9184563192" calcext:value-type="float">
            <text:p>42.918</text:p>
          </table:table-cell>
          <table:table-cell table:formula="of:=SUM([.B9]*25.4)" office:value-type="float" office:value="91.948" calcext:value-type="float">
            <text:p>91.948</text:p>
          </table:table-cell>
          <table:table-cell table:formula="of:=SUM([.C9]*25.4)" office:value-type="float" office:value="105.918" calcext:value-type="float">
            <text:p>105.918</text:p>
          </table:table-cell>
          <table:table-cell table:formula="of:=SUM([.D9]*16.3871)" office:value-type="float" office:value="3516.54517774181" calcext:value-type="float">
            <text:p>3,516.545</text:p>
          </table:table-cell>
          <table:table-cell table:formula="of:=SUM([.E9]*16.3871)" office:value-type="float" office:value="703.309035548362" calcext:value-type="float">
            <text:p>703.30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udi 3.0L V6 TFSI</text:p>
          </table:table-cell>
          <table:table-cell office:value-type="float" office:value="3.39" calcext:value-type="float">
            <text:p>3.39</text:p>
          </table:table-cell>
          <table:table-cell office:value-type="float" office:value="3.45" calcext:value-type="float">
            <text:p>3.45</text:p>
          </table:table-cell>
          <table:table-cell table:formula="of:=SUM([.E10]*[.J10])" office:value-type="float" office:value="186.836033538" calcext:value-type="float">
            <text:p>186.836</text:p>
          </table:table-cell>
          <table:table-cell table:formula="of:=SUM([.B10]*[.B10]*[.C10]*0.7854)" office:value-type="float" office:value="31.139338923" calcext:value-type="float">
            <text:p>31.139</text:p>
          </table:table-cell>
          <table:table-cell table:formula="of:=SUM([.B10]*25.4)" office:value-type="float" office:value="86.106" calcext:value-type="float">
            <text:p>86.106</text:p>
          </table:table-cell>
          <table:table-cell table:formula="of:=SUM([.C10]*25.4)" office:value-type="float" office:value="87.63" calcext:value-type="float">
            <text:p>87.630</text:p>
          </table:table-cell>
          <table:table-cell table:formula="of:=SUM([.D10]*16.3871)" office:value-type="float" office:value="3061.70076519056" calcext:value-type="float">
            <text:p>3,061.701</text:p>
          </table:table-cell>
          <table:table-cell table:formula="of:=SUM([.E10]*16.3871)" office:value-type="float" office:value="510.283460865093" calcext:value-type="float">
            <text:p>510.28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udi 4.2L V8 (RS5)</text:p>
          </table:table-cell>
          <table:table-cell office:value-type="float" office:value="3.36" calcext:value-type="float">
            <text:p>3.36</text:p>
          </table:table-cell>
          <table:table-cell office:value-type="float" office:value="3.35" calcext:value-type="float">
            <text:p>3.35</text:p>
          </table:table-cell>
          <table:table-cell table:formula="of:=SUM([.E11]*[.J11])" office:value-type="float" office:value="237.631629312" calcext:value-type="float">
            <text:p>237.632</text:p>
          </table:table-cell>
          <table:table-cell table:formula="of:=SUM([.B11]*[.B11]*[.C11]*0.7854)" office:value-type="float" office:value="29.703953664" calcext:value-type="float">
            <text:p>29.704</text:p>
          </table:table-cell>
          <table:table-cell table:formula="of:=SUM([.B11]*25.4)" office:value-type="float" office:value="85.344" calcext:value-type="float">
            <text:p>85.344</text:p>
          </table:table-cell>
          <table:table-cell table:formula="of:=SUM([.C11]*25.4)" office:value-type="float" office:value="85.09" calcext:value-type="float">
            <text:p>85.090</text:p>
          </table:table-cell>
          <table:table-cell table:formula="of:=SUM([.D11]*16.3871)" office:value-type="float" office:value="3894.09327269868" calcext:value-type="float">
            <text:p>3,894.093</text:p>
          </table:table-cell>
          <table:table-cell table:formula="of:=SUM([.E11]*16.3871)" office:value-type="float" office:value="486.761659087334" calcext:value-type="float">
            <text:p>486.76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udi 4.2L V8 (VAG)</text:p>
          </table:table-cell>
          <table:table-cell office:value-type="float" office:value="3.33" calcext:value-type="float">
            <text:p>3.33</text:p>
          </table:table-cell>
          <table:table-cell office:value-type="float" office:value="3.66" calcext:value-type="float">
            <text:p>3.66</text:p>
          </table:table-cell>
          <table:table-cell table:formula="of:=SUM([.E12]*[.J12])" office:value-type="float" office:value="255.0060219168" calcext:value-type="float">
            <text:p>255.006</text:p>
          </table:table-cell>
          <table:table-cell table:formula="of:=SUM([.B12]*[.B12]*[.C12]*0.7854)" office:value-type="float" office:value="31.8757527396" calcext:value-type="float">
            <text:p>31.876</text:p>
          </table:table-cell>
          <table:table-cell table:formula="of:=SUM([.B12]*25.4)" office:value-type="float" office:value="84.582" calcext:value-type="float">
            <text:p>84.582</text:p>
          </table:table-cell>
          <table:table-cell table:formula="of:=SUM([.C12]*25.4)" office:value-type="float" office:value="92.964" calcext:value-type="float">
            <text:p>92.964</text:p>
          </table:table-cell>
          <table:table-cell table:formula="of:=SUM([.D12]*16.3871)" office:value-type="float" office:value="4178.80918175279" calcext:value-type="float">
            <text:p>4,178.809</text:p>
          </table:table-cell>
          <table:table-cell table:formula="of:=SUM([.E12]*16.3871)" office:value-type="float" office:value="522.351147719099" calcext:value-type="float">
            <text:p>522.35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udi 5.0L V10 TDI</text:p>
          </table:table-cell>
          <table:table-cell office:value-type="float" office:value="3.43" calcext:value-type="float">
            <text:p>3.43</text:p>
          </table:table-cell>
          <table:table-cell office:value-type="float" office:value="3.86" calcext:value-type="float">
            <text:p>3.86</text:p>
          </table:table-cell>
          <table:table-cell table:formula="of:=SUM([.E13]*[.J13])" office:value-type="float" office:value="356.669884956" calcext:value-type="float">
            <text:p>356.670</text:p>
          </table:table-cell>
          <table:table-cell table:formula="of:=SUM([.B13]*[.B13]*[.C13]*0.7854)" office:value-type="float" office:value="35.6669884956" calcext:value-type="float">
            <text:p>35.667</text:p>
          </table:table-cell>
          <table:table-cell table:formula="of:=SUM([.B13]*25.4)" office:value-type="float" office:value="87.122" calcext:value-type="float">
            <text:p>87.122</text:p>
          </table:table-cell>
          <table:table-cell table:formula="of:=SUM([.C13]*25.4)" office:value-type="float" office:value="98.044" calcext:value-type="float">
            <text:p>98.044</text:p>
          </table:table-cell>
          <table:table-cell table:formula="of:=SUM([.D13]*16.3871)" office:value-type="float" office:value="5844.78507176247" calcext:value-type="float">
            <text:p>5,844.785</text:p>
          </table:table-cell>
          <table:table-cell table:formula="of:=SUM([.E13]*16.3871)" office:value-type="float" office:value="584.478507176247" calcext:value-type="float">
            <text:p>584.47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udi Quattro 5.2L V10</text:p>
          </table:table-cell>
          <table:table-cell office:value-type="float" office:value="3.62" calcext:value-type="float">
            <text:p>3.62</text:p>
          </table:table-cell>
          <table:table-cell office:value-type="float" office:value="3.56" calcext:value-type="float">
            <text:p>3.56</text:p>
          </table:table-cell>
          <table:table-cell table:formula="of:=SUM([.E14]*[.J14])" office:value-type="float" office:value="366.402169056" calcext:value-type="float">
            <text:p>366.402</text:p>
          </table:table-cell>
          <table:table-cell table:formula="of:=SUM([.B14]*[.B14]*[.C14]*0.7854)" office:value-type="float" office:value="36.6402169056" calcext:value-type="float">
            <text:p>36.640</text:p>
          </table:table-cell>
          <table:table-cell table:formula="of:=SUM([.B14]*25.4)" office:value-type="float" office:value="91.948" calcext:value-type="float">
            <text:p>91.948</text:p>
          </table:table-cell>
          <table:table-cell table:formula="of:=SUM([.C14]*25.4)" office:value-type="float" office:value="90.424" calcext:value-type="float">
            <text:p>90.424</text:p>
          </table:table-cell>
          <table:table-cell table:formula="of:=SUM([.D14]*16.3871)" office:value-type="float" office:value="6004.26898453758" calcext:value-type="float">
            <text:p>6,004.269</text:p>
          </table:table-cell>
          <table:table-cell table:formula="of:=SUM([.E14]*16.3871)" office:value-type="float" office:value="600.426898453758" calcext:value-type="float">
            <text:p>600.42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udi R8 5.2L V10</text:p>
          </table:table-cell>
          <table:table-cell office:value-type="float" office:value="3.62" calcext:value-type="float">
            <text:p>3.62</text:p>
          </table:table-cell>
          <table:table-cell office:value-type="float" office:value="3.56" calcext:value-type="float">
            <text:p>3.56</text:p>
          </table:table-cell>
          <table:table-cell table:formula="of:=SUM([.E15]*[.J15])" office:value-type="float" office:value="366.402169056" calcext:value-type="float">
            <text:p>366.402</text:p>
          </table:table-cell>
          <table:table-cell table:formula="of:=SUM([.B15]*[.B15]*[.C15]*0.7854)" office:value-type="float" office:value="36.6402169056" calcext:value-type="float">
            <text:p>36.640</text:p>
          </table:table-cell>
          <table:table-cell table:formula="of:=SUM([.B15]*25.4)" office:value-type="float" office:value="91.948" calcext:value-type="float">
            <text:p>91.948</text:p>
          </table:table-cell>
          <table:table-cell table:formula="of:=SUM([.C15]*25.4)" office:value-type="float" office:value="90.424" calcext:value-type="float">
            <text:p>90.424</text:p>
          </table:table-cell>
          <table:table-cell table:formula="of:=SUM([.D15]*16.3871)" office:value-type="float" office:value="6004.26898453758" calcext:value-type="float">
            <text:p>6,004.269</text:p>
          </table:table-cell>
          <table:table-cell table:formula="of:=SUM([.E15]*16.3871)" office:value-type="float" office:value="600.426898453758" calcext:value-type="float">
            <text:p>600.42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MW B58 3.0L Turbo I6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table:formula="of:=SUM([.E16]*[.J16])" office:value-type="float" office:value="186.8988828168" calcext:value-type="float">
            <text:p>186.899</text:p>
          </table:table-cell>
          <table:table-cell table:formula="of:=SUM([.B16]*[.B16]*[.C16]*0.7854)" office:value-type="float" office:value="31.1498138028" calcext:value-type="float">
            <text:p>31.150</text:p>
          </table:table-cell>
          <table:table-cell table:formula="of:=SUM([.B16]*25.4)" office:value-type="float" office:value="84.074" calcext:value-type="float">
            <text:p>84.074</text:p>
          </table:table-cell>
          <table:table-cell table:formula="of:=SUM([.C16]*25.4)" office:value-type="float" office:value="91.948" calcext:value-type="float">
            <text:p>91.948</text:p>
          </table:table-cell>
          <table:table-cell table:formula="of:=SUM([.D16]*16.3871)" office:value-type="float" office:value="3062.73068260718" calcext:value-type="float">
            <text:p>3,062.731</text:p>
          </table:table-cell>
          <table:table-cell table:formula="of:=SUM([.E16]*16.3871)" office:value-type="float" office:value="510.455113767864" calcext:value-type="float">
            <text:p>510.45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MW M40 1.8L Inline-4</text:p>
          </table:table-cell>
          <table:table-cell office:value-type="float" office:value="3.27" calcext:value-type="float">
            <text:p>3.27</text:p>
          </table:table-cell>
          <table:table-cell office:value-type="float" office:value="3.15" calcext:value-type="float">
            <text:p>3.15</text:p>
          </table:table-cell>
          <table:table-cell table:formula="of:=SUM([.E17]*[.J17])" office:value-type="float" office:value="105.817366116" calcext:value-type="float">
            <text:p>105.817</text:p>
          </table:table-cell>
          <table:table-cell table:formula="of:=SUM([.B17]*[.B17]*[.C17]*0.7854)" office:value-type="float" office:value="26.454341529" calcext:value-type="float">
            <text:p>26.454</text:p>
          </table:table-cell>
          <table:table-cell table:formula="of:=SUM([.B17]*25.4)" office:value-type="float" office:value="83.058" calcext:value-type="float">
            <text:p>83.058</text:p>
          </table:table-cell>
          <table:table-cell table:formula="of:=SUM([.C17]*25.4)" office:value-type="float" office:value="80.01" calcext:value-type="float">
            <text:p>80.010</text:p>
          </table:table-cell>
          <table:table-cell table:formula="of:=SUM([.D17]*16.3871)" office:value-type="float" office:value="1734.0397602795" calcext:value-type="float">
            <text:p>1,734.040</text:p>
          </table:table-cell>
          <table:table-cell table:formula="of:=SUM([.E17]*16.3871)" office:value-type="float" office:value="433.509940069876" calcext:value-type="float">
            <text:p>433.5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MW M57D30 Diesel I6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table:formula="of:=SUM([.E18]*[.J18])" office:value-type="float" office:value="182.7685207656" calcext:value-type="float">
            <text:p>182.769</text:p>
          </table:table-cell>
          <table:table-cell table:formula="of:=SUM([.B18]*[.B18]*[.C18]*0.7854)" office:value-type="float" office:value="30.4614201276" calcext:value-type="float">
            <text:p>30.461</text:p>
          </table:table-cell>
          <table:table-cell table:formula="of:=SUM([.B18]*25.4)" office:value-type="float" office:value="84.074" calcext:value-type="float">
            <text:p>84.074</text:p>
          </table:table-cell>
          <table:table-cell table:formula="of:=SUM([.C18]*25.4)" office:value-type="float" office:value="89.916" calcext:value-type="float">
            <text:p>89.916</text:p>
          </table:table-cell>
          <table:table-cell table:formula="of:=SUM([.D18]*16.3871)" office:value-type="float" office:value="2995.04602663796" calcext:value-type="float">
            <text:p>2,995.046</text:p>
          </table:table-cell>
          <table:table-cell table:formula="of:=SUM([.E18]*16.3871)" office:value-type="float" office:value="499.174337772994" calcext:value-type="float">
            <text:p>499.17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MW M88 3.5L Inline-6</text:p>
          </table:table-cell>
          <table:table-cell office:value-type="float" office:value="3.46" calcext:value-type="float">
            <text:p>3.46</text:p>
          </table:table-cell>
          <table:table-cell office:value-type="float" office:value="3.39" calcext:value-type="float">
            <text:p>3.39</text:p>
          </table:table-cell>
          <table:table-cell table:formula="of:=SUM([.E19]*[.J19])" office:value-type="float" office:value="191.2467409776" calcext:value-type="float">
            <text:p>191.247</text:p>
          </table:table-cell>
          <table:table-cell table:formula="of:=SUM([.B19]*[.B19]*[.C19]*0.7854)" office:value-type="float" office:value="31.8744568296" calcext:value-type="float">
            <text:p>31.874</text:p>
          </table:table-cell>
          <table:table-cell table:formula="of:=SUM([.B19]*25.4)" office:value-type="float" office:value="87.884" calcext:value-type="float">
            <text:p>87.884</text:p>
          </table:table-cell>
          <table:table-cell table:formula="of:=SUM([.C19]*25.4)" office:value-type="float" office:value="86.106" calcext:value-type="float">
            <text:p>86.106</text:p>
          </table:table-cell>
          <table:table-cell table:formula="of:=SUM([.D19]*16.3871)" office:value-type="float" office:value="3133.97946907403" calcext:value-type="float">
            <text:p>3,133.979</text:p>
          </table:table-cell>
          <table:table-cell table:formula="of:=SUM([.E19]*16.3871)" office:value-type="float" office:value="522.329911512338" calcext:value-type="float">
            <text:p>522.33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MW N20 2.0L Turbo I4</text:p>
          </table:table-cell>
          <table:table-cell office:value-type="float" office:value="3.27" calcext:value-type="float">
            <text:p>3.27</text:p>
          </table:table-cell>
          <table:table-cell office:value-type="float" office:value="3.37" calcext:value-type="float">
            <text:p>3.37</text:p>
          </table:table-cell>
          <table:table-cell table:formula="of:=SUM([.E20]*[.J20])" office:value-type="float" office:value="113.2077853368" calcext:value-type="float">
            <text:p>113.208</text:p>
          </table:table-cell>
          <table:table-cell table:formula="of:=SUM([.B20]*[.B20]*[.C20]*0.7854)" office:value-type="float" office:value="28.3019463342" calcext:value-type="float">
            <text:p>28.302</text:p>
          </table:table-cell>
          <table:table-cell table:formula="of:=SUM([.B20]*25.4)" office:value-type="float" office:value="83.058" calcext:value-type="float">
            <text:p>83.058</text:p>
          </table:table-cell>
          <table:table-cell table:formula="of:=SUM([.C20]*25.4)" office:value-type="float" office:value="85.598" calcext:value-type="float">
            <text:p>85.598</text:p>
          </table:table-cell>
          <table:table-cell table:formula="of:=SUM([.D20]*16.3871)" office:value-type="float" office:value="1855.14729909268" calcext:value-type="float">
            <text:p>1,855.147</text:p>
          </table:table-cell>
          <table:table-cell table:formula="of:=SUM([.E20]*16.3871)" office:value-type="float" office:value="463.786824773169" calcext:value-type="float">
            <text:p>463.78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MW N54 3.0L Inline-6</text:p>
          </table:table-cell>
          <table:table-cell office:value-type="float" office:value="3.31" calcext:value-type="float">
            <text:p>3.31</text:p>
          </table:table-cell>
          <table:table-cell office:value-type="float" office:value="3.53" calcext:value-type="float">
            <text:p>3.53</text:p>
          </table:table-cell>
          <table:table-cell table:formula="of:=SUM([.E21]*[.J21])" office:value-type="float" office:value="182.2522255092" calcext:value-type="float">
            <text:p>182.252</text:p>
          </table:table-cell>
          <table:table-cell table:formula="of:=SUM([.B21]*[.B21]*[.C21]*0.7854)" office:value-type="float" office:value="30.3753709182" calcext:value-type="float">
            <text:p>30.375</text:p>
          </table:table-cell>
          <table:table-cell table:formula="of:=SUM([.B21]*25.4)" office:value-type="float" office:value="84.074" calcext:value-type="float">
            <text:p>84.074</text:p>
          </table:table-cell>
          <table:table-cell table:formula="of:=SUM([.C21]*25.4)" office:value-type="float" office:value="89.662" calcext:value-type="float">
            <text:p>89.662</text:p>
          </table:table-cell>
          <table:table-cell table:formula="of:=SUM([.D21]*16.3871)" office:value-type="float" office:value="2986.58544464181" calcext:value-type="float">
            <text:p>2,986.585</text:p>
          </table:table-cell>
          <table:table-cell table:formula="of:=SUM([.E21]*16.3871)" office:value-type="float" office:value="497.764240773635" calcext:value-type="float">
            <text:p>497.76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BMW N63 4.4L Twin-Turbo V8</text:p>
          </table:table-cell>
          <table:table-cell table:number-columns-repeated="2" office:value-type="float" office:value="3.62" calcext:value-type="float">
            <text:p>3.62</text:p>
          </table:table-cell>
          <table:table-cell table:formula="of:=SUM([.E22]*[.J22])" office:value-type="float" office:value="298.0619892096" calcext:value-type="float">
            <text:p>298.062</text:p>
          </table:table-cell>
          <table:table-cell table:formula="of:=SUM([.B22]*[.B22]*[.C22]*0.7854)" office:value-type="float" office:value="37.2577486512" calcext:value-type="float">
            <text:p>37.258</text:p>
          </table:table-cell>
          <table:table-cell table:formula="of:=SUM([.B22]*25.4)" office:value-type="float" office:value="91.948" calcext:value-type="float">
            <text:p>91.948</text:p>
          </table:table-cell>
          <table:table-cell table:formula="of:=SUM([.C22]*25.4)" office:value-type="float" office:value="91.948" calcext:value-type="float">
            <text:p>91.948</text:p>
          </table:table-cell>
          <table:table-cell table:formula="of:=SUM([.D22]*16.3871)" office:value-type="float" office:value="4884.37162337664" calcext:value-type="float">
            <text:p>4,884.372</text:p>
          </table:table-cell>
          <table:table-cell table:formula="of:=SUM([.E22]*16.3871)" office:value-type="float" office:value="610.546452922079" calcext:value-type="float">
            <text:p>610.54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MW N73 6.0L V12</text:p>
          </table:table-cell>
          <table:table-cell office:value-type="float" office:value="3.78" calcext:value-type="float">
            <text:p>3.78</text:p>
          </table:table-cell>
          <table:table-cell office:value-type="float" office:value="3.7" calcext:value-type="float">
            <text:p>3.7</text:p>
          </table:table-cell>
          <table:table-cell table:formula="of:=SUM([.E23]*[.J23])" office:value-type="float" office:value="498.261655584" calcext:value-type="float">
            <text:p>498.262</text:p>
          </table:table-cell>
          <table:table-cell table:formula="of:=SUM([.B23]*[.B23]*[.C23]*0.7854)" office:value-type="float" office:value="41.521804632" calcext:value-type="float">
            <text:p>41.522</text:p>
          </table:table-cell>
          <table:table-cell table:formula="of:=SUM([.B23]*25.4)" office:value-type="float" office:value="96.012" calcext:value-type="float">
            <text:p>96.012</text:p>
          </table:table-cell>
          <table:table-cell table:formula="of:=SUM([.C23]*25.4)" office:value-type="float" office:value="93.98" calcext:value-type="float">
            <text:p>93.980</text:p>
          </table:table-cell>
          <table:table-cell table:formula="of:=SUM([.D23]*16.3871)" office:value-type="float" office:value="8165.06357622057" calcext:value-type="float">
            <text:p>8,165.064</text:p>
          </table:table-cell>
          <table:table-cell table:formula="of:=SUM([.E23]*16.3871)" office:value-type="float" office:value="680.421964685047" calcext:value-type="float">
            <text:p>680.4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MW S54 3.2L Inline-6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table:formula="of:=SUM([.E24]*[.J24])" office:value-type="float" office:value="182.7685207656" calcext:value-type="float">
            <text:p>182.769</text:p>
          </table:table-cell>
          <table:table-cell table:formula="of:=SUM([.B24]*[.B24]*[.C24]*0.7854)" office:value-type="float" office:value="30.4614201276" calcext:value-type="float">
            <text:p>30.461</text:p>
          </table:table-cell>
          <table:table-cell table:formula="of:=SUM([.B24]*25.4)" office:value-type="float" office:value="84.074" calcext:value-type="float">
            <text:p>84.074</text:p>
          </table:table-cell>
          <table:table-cell table:formula="of:=SUM([.C24]*25.4)" office:value-type="float" office:value="89.916" calcext:value-type="float">
            <text:p>89.916</text:p>
          </table:table-cell>
          <table:table-cell table:formula="of:=SUM([.D24]*16.3871)" office:value-type="float" office:value="2995.04602663796" calcext:value-type="float">
            <text:p>2,995.046</text:p>
          </table:table-cell>
          <table:table-cell table:formula="of:=SUM([.E24]*16.3871)" office:value-type="float" office:value="499.174337772994" calcext:value-type="float">
            <text:p>499.17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BMW S55 3.0L Twin-Turbo I6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table:formula="of:=SUM([.E25]*[.J25])" office:value-type="float" office:value="182.7685207656" calcext:value-type="float">
            <text:p>182.769</text:p>
          </table:table-cell>
          <table:table-cell table:formula="of:=SUM([.B25]*[.B25]*[.C25]*0.7854)" office:value-type="float" office:value="30.4614201276" calcext:value-type="float">
            <text:p>30.461</text:p>
          </table:table-cell>
          <table:table-cell table:formula="of:=SUM([.B25]*25.4)" office:value-type="float" office:value="84.074" calcext:value-type="float">
            <text:p>84.074</text:p>
          </table:table-cell>
          <table:table-cell table:formula="of:=SUM([.C25]*25.4)" office:value-type="float" office:value="89.916" calcext:value-type="float">
            <text:p>89.916</text:p>
          </table:table-cell>
          <table:table-cell table:formula="of:=SUM([.D25]*16.3871)" office:value-type="float" office:value="2995.04602663796" calcext:value-type="float">
            <text:p>2,995.046</text:p>
          </table:table-cell>
          <table:table-cell table:formula="of:=SUM([.E25]*16.3871)" office:value-type="float" office:value="499.174337772994" calcext:value-type="float">
            <text:p>499.17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ugatti Chiron 8.0L W16</text:p>
          </table:table-cell>
          <table:table-cell office:value-type="float" office:value="3.48" calcext:value-type="float">
            <text:p>3.48</text:p>
          </table:table-cell>
          <table:table-cell office:value-type="float" office:value="3.79" calcext:value-type="float">
            <text:p>3.79</text:p>
          </table:table-cell>
          <table:table-cell table:formula="of:=SUM([.E26]*[.J26])" office:value-type="float" office:value="576.7778548224" calcext:value-type="float">
            <text:p>576.778</text:p>
          </table:table-cell>
          <table:table-cell table:formula="of:=SUM([.B26]*[.B26]*[.C26]*0.7854)" office:value-type="float" office:value="36.0486159264" calcext:value-type="float">
            <text:p>36.049</text:p>
          </table:table-cell>
          <table:table-cell table:formula="of:=SUM([.B26]*25.4)" office:value-type="float" office:value="88.392" calcext:value-type="float">
            <text:p>88.392</text:p>
          </table:table-cell>
          <table:table-cell table:formula="of:=SUM([.C26]*25.4)" office:value-type="float" office:value="96.266" calcext:value-type="float">
            <text:p>96.266</text:p>
          </table:table-cell>
          <table:table-cell table:formula="of:=SUM([.D26]*16.3871)" office:value-type="float" office:value="9451.71638476015" calcext:value-type="float">
            <text:p>9,451.716</text:p>
          </table:table-cell>
          <table:table-cell table:formula="of:=SUM([.E26]*16.3871)" office:value-type="float" office:value="590.73227404751" calcext:value-type="float">
            <text:p>590.73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Bugatti Divo 8.0L W16</text:p>
          </table:table-cell>
          <table:table-cell office:value-type="float" office:value="3.48" calcext:value-type="float">
            <text:p>3.48</text:p>
          </table:table-cell>
          <table:table-cell office:value-type="float" office:value="3.79" calcext:value-type="float">
            <text:p>3.79</text:p>
          </table:table-cell>
          <table:table-cell table:formula="of:=SUM([.E27]*[.J27])" office:value-type="float" office:value="576.7778548224" calcext:value-type="float">
            <text:p>576.778</text:p>
          </table:table-cell>
          <table:table-cell table:formula="of:=SUM([.B27]*[.B27]*[.C27]*0.7854)" office:value-type="float" office:value="36.0486159264" calcext:value-type="float">
            <text:p>36.049</text:p>
          </table:table-cell>
          <table:table-cell table:formula="of:=SUM([.B27]*25.4)" office:value-type="float" office:value="88.392" calcext:value-type="float">
            <text:p>88.392</text:p>
          </table:table-cell>
          <table:table-cell table:formula="of:=SUM([.C27]*25.4)" office:value-type="float" office:value="96.266" calcext:value-type="float">
            <text:p>96.266</text:p>
          </table:table-cell>
          <table:table-cell table:formula="of:=SUM([.D27]*16.3871)" office:value-type="float" office:value="9451.71638476015" calcext:value-type="float">
            <text:p>9,451.716</text:p>
          </table:table-cell>
          <table:table-cell table:formula="of:=SUM([.E27]*16.3871)" office:value-type="float" office:value="590.73227404751" calcext:value-type="float">
            <text:p>590.73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Bugatti Veyron 8.0L W16</text:p>
          </table:table-cell>
          <table:table-cell office:value-type="float" office:value="3.48" calcext:value-type="float">
            <text:p>3.48</text:p>
          </table:table-cell>
          <table:table-cell office:value-type="float" office:value="3.79" calcext:value-type="float">
            <text:p>3.79</text:p>
          </table:table-cell>
          <table:table-cell table:formula="of:=SUM([.E28]*[.J28])" office:value-type="float" office:value="576.7778548224" calcext:value-type="float">
            <text:p>576.778</text:p>
          </table:table-cell>
          <table:table-cell table:formula="of:=SUM([.B28]*[.B28]*[.C28]*0.7854)" office:value-type="float" office:value="36.0486159264" calcext:value-type="float">
            <text:p>36.049</text:p>
          </table:table-cell>
          <table:table-cell table:formula="of:=SUM([.B28]*25.4)" office:value-type="float" office:value="88.392" calcext:value-type="float">
            <text:p>88.392</text:p>
          </table:table-cell>
          <table:table-cell table:formula="of:=SUM([.C28]*25.4)" office:value-type="float" office:value="96.266" calcext:value-type="float">
            <text:p>96.266</text:p>
          </table:table-cell>
          <table:table-cell table:formula="of:=SUM([.D28]*16.3871)" office:value-type="float" office:value="9451.71638476015" calcext:value-type="float">
            <text:p>9,451.716</text:p>
          </table:table-cell>
          <table:table-cell table:formula="of:=SUM([.E28]*16.3871)" office:value-type="float" office:value="590.73227404751" calcext:value-type="float">
            <text:p>590.73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Bugatti W16 8.0L</text:p>
          </table:table-cell>
          <table:table-cell office:value-type="float" office:value="3.48" calcext:value-type="float">
            <text:p>3.48</text:p>
          </table:table-cell>
          <table:table-cell office:value-type="float" office:value="3.79" calcext:value-type="float">
            <text:p>3.79</text:p>
          </table:table-cell>
          <table:table-cell table:formula="of:=SUM([.E29]*[.J29])" office:value-type="float" office:value="576.7778548224" calcext:value-type="float">
            <text:p>576.778</text:p>
          </table:table-cell>
          <table:table-cell table:formula="of:=SUM([.B29]*[.B29]*[.C29]*0.7854)" office:value-type="float" office:value="36.0486159264" calcext:value-type="float">
            <text:p>36.049</text:p>
          </table:table-cell>
          <table:table-cell table:formula="of:=SUM([.B29]*25.4)" office:value-type="float" office:value="88.392" calcext:value-type="float">
            <text:p>88.392</text:p>
          </table:table-cell>
          <table:table-cell table:formula="of:=SUM([.C29]*25.4)" office:value-type="float" office:value="96.266" calcext:value-type="float">
            <text:p>96.266</text:p>
          </table:table-cell>
          <table:table-cell table:formula="of:=SUM([.D29]*16.3871)" office:value-type="float" office:value="9451.71638476015" calcext:value-type="float">
            <text:p>9,451.716</text:p>
          </table:table-cell>
          <table:table-cell table:formula="of:=SUM([.E29]*16.3871)" office:value-type="float" office:value="590.73227404751" calcext:value-type="float">
            <text:p>590.73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Bugatti W16 8.0L</text:p>
          </table:table-cell>
          <table:table-cell office:value-type="float" office:value="3.48" calcext:value-type="float">
            <text:p>3.48</text:p>
          </table:table-cell>
          <table:table-cell office:value-type="float" office:value="3.79" calcext:value-type="float">
            <text:p>3.79</text:p>
          </table:table-cell>
          <table:table-cell table:formula="of:=SUM([.E30]*[.J30])" office:value-type="float" office:value="576.7778548224" calcext:value-type="float">
            <text:p>576.778</text:p>
          </table:table-cell>
          <table:table-cell table:formula="of:=SUM([.B30]*[.B30]*[.C30]*0.7854)" office:value-type="float" office:value="36.0486159264" calcext:value-type="float">
            <text:p>36.049</text:p>
          </table:table-cell>
          <table:table-cell table:formula="of:=SUM([.B30]*25.4)" office:value-type="float" office:value="88.392" calcext:value-type="float">
            <text:p>88.392</text:p>
          </table:table-cell>
          <table:table-cell table:formula="of:=SUM([.C30]*25.4)" office:value-type="float" office:value="96.266" calcext:value-type="float">
            <text:p>96.266</text:p>
          </table:table-cell>
          <table:table-cell table:formula="of:=SUM([.D30]*16.3871)" office:value-type="float" office:value="9451.71638476015" calcext:value-type="float">
            <text:p>9,451.716</text:p>
          </table:table-cell>
          <table:table-cell table:formula="of:=SUM([.E30]*16.3871)" office:value-type="float" office:value="590.73227404751" calcext:value-type="float">
            <text:p>590.73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adillac 6.2L L87 V8</text:p>
          </table:table-cell>
          <table:table-cell office:value-type="float" office:value="4.02" calcext:value-type="float">
            <text:p>4.02</text:p>
          </table:table-cell>
          <table:table-cell office:value-type="float" office:value="3.62" calcext:value-type="float">
            <text:p>3.62</text:p>
          </table:table-cell>
          <table:table-cell table:formula="of:=SUM([.E31]*[.J31])" office:value-type="float" office:value="367.5712715136" calcext:value-type="float">
            <text:p>367.571</text:p>
          </table:table-cell>
          <table:table-cell table:formula="of:=SUM([.B31]*[.B31]*[.C31]*0.7854)" office:value-type="float" office:value="45.9464089392" calcext:value-type="float">
            <text:p>45.946</text:p>
          </table:table-cell>
          <table:table-cell table:formula="of:=SUM([.B31]*25.4)" office:value-type="float" office:value="102.108" calcext:value-type="float">
            <text:p>102.108</text:p>
          </table:table-cell>
          <table:table-cell table:formula="of:=SUM([.C31]*25.4)" office:value-type="float" office:value="91.948" calcext:value-type="float">
            <text:p>91.948</text:p>
          </table:table-cell>
          <table:table-cell table:formula="of:=SUM([.D31]*16.3871)" office:value-type="float" office:value="6023.42718342051" calcext:value-type="float">
            <text:p>6,023.427</text:p>
          </table:table-cell>
          <table:table-cell table:formula="of:=SUM([.E31]*16.3871)" office:value-type="float" office:value="752.928397927564" calcext:value-type="float">
            <text:p>752.92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dillac Northstar 4.6L V8</text:p>
          </table:table-cell>
          <table:table-cell office:value-type="float" office:value="3.43" calcext:value-type="float">
            <text:p>3.43</text:p>
          </table:table-cell>
          <table:table-cell office:value-type="float" office:value="3.54" calcext:value-type="float">
            <text:p>3.54</text:p>
          </table:table-cell>
          <table:table-cell table:formula="of:=SUM([.E32]*[.J32])" office:value-type="float" office:value="261.6811176672" calcext:value-type="float">
            <text:p>261.681</text:p>
          </table:table-cell>
          <table:table-cell table:formula="of:=SUM([.B32]*[.B32]*[.C32]*0.7854)" office:value-type="float" office:value="32.7101397084" calcext:value-type="float">
            <text:p>32.710</text:p>
          </table:table-cell>
          <table:table-cell table:formula="of:=SUM([.B32]*25.4)" office:value-type="float" office:value="87.122" calcext:value-type="float">
            <text:p>87.122</text:p>
          </table:table-cell>
          <table:table-cell table:formula="of:=SUM([.C32]*25.4)" office:value-type="float" office:value="89.916" calcext:value-type="float">
            <text:p>89.916</text:p>
          </table:table-cell>
          <table:table-cell table:formula="of:=SUM([.D32]*16.3871)" office:value-type="float" office:value="4288.19464332417" calcext:value-type="float">
            <text:p>4,288.195</text:p>
          </table:table-cell>
          <table:table-cell table:formula="of:=SUM([.E32]*16.3871)" office:value-type="float" office:value="536.024330415522" calcext:value-type="float">
            <text:p>536.02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aterpillar C15 (Semi Truck)</text:p>
          </table:table-cell>
          <table:table-cell office:value-type="float" office:value="5.4" calcext:value-type="float">
            <text:p>5.4</text:p>
          </table:table-cell>
          <table:table-cell office:value-type="float" office:value="6.73" calcext:value-type="float">
            <text:p>6.73</text:p>
          </table:table-cell>
          <table:table-cell table:formula="of:=SUM([.E33]*[.J33])" office:value-type="float" office:value="924.79342032" calcext:value-type="float">
            <text:p>924.793</text:p>
          </table:table-cell>
          <table:table-cell table:formula="of:=SUM([.B33]*[.B33]*[.C33]*0.7854)" office:value-type="float" office:value="154.13223672" calcext:value-type="float">
            <text:p>154.132</text:p>
          </table:table-cell>
          <table:table-cell table:formula="of:=SUM([.B33]*25.4)" office:value-type="float" office:value="137.16" calcext:value-type="float">
            <text:p>137.160</text:p>
          </table:table-cell>
          <table:table-cell table:formula="of:=SUM([.C33]*25.4)" office:value-type="float" office:value="170.942" calcext:value-type="float">
            <text:p>170.942</text:p>
          </table:table-cell>
          <table:table-cell table:formula="of:=SUM([.D33]*16.3871)" office:value-type="float" office:value="15154.6822581259" calcext:value-type="float">
            <text:p>15,154.682</text:p>
          </table:table-cell>
          <table:table-cell table:formula="of:=SUM([.E33]*16.3871)" office:value-type="float" office:value="2525.78037635431" calcext:value-type="float">
            <text:p>2,525.78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hevrolet 6.0L LQ4 V8</text:p>
          </table:table-cell>
          <table:table-cell office:value-type="float" office:value="4" calcext:value-type="float">
            <text:p>4</text:p>
          </table:table-cell>
          <table:table-cell office:value-type="float" office:value="3.62" calcext:value-type="float">
            <text:p>3.62</text:p>
          </table:table-cell>
          <table:table-cell table:formula="of:=SUM([.E34]*[.J34])" office:value-type="float" office:value="363.922944" calcext:value-type="float">
            <text:p>363.923</text:p>
          </table:table-cell>
          <table:table-cell table:formula="of:=SUM([.B34]*[.B34]*[.C34]*0.7854)" office:value-type="float" office:value="45.490368" calcext:value-type="float">
            <text:p>45.490</text:p>
          </table:table-cell>
          <table:table-cell table:formula="of:=SUM([.B34]*25.4)" office:value-type="float" office:value="101.6" calcext:value-type="float">
            <text:p>101.600</text:p>
          </table:table-cell>
          <table:table-cell table:formula="of:=SUM([.C34]*25.4)" office:value-type="float" office:value="91.948" calcext:value-type="float">
            <text:p>91.948</text:p>
          </table:table-cell>
          <table:table-cell table:formula="of:=SUM([.D34]*16.3871)" office:value-type="float" office:value="5963.6416756224" calcext:value-type="float">
            <text:p>5,963.642</text:p>
          </table:table-cell>
          <table:table-cell table:formula="of:=SUM([.E34]*16.3871)" office:value-type="float" office:value="745.4552094528" calcext:value-type="float">
            <text:p>745.45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hevrolet Duramax 6.6L Diesel V8</text:p>
          </table:table-cell>
          <table:table-cell office:value-type="float" office:value="4.06" calcext:value-type="float">
            <text:p>4.06</text:p>
          </table:table-cell>
          <table:table-cell office:value-type="float" office:value="4.17" calcext:value-type="float">
            <text:p>4.17</text:p>
          </table:table-cell>
          <table:table-cell table:formula="of:=SUM([.E35]*[.J35])" office:value-type="float" office:value="431.8858805184" calcext:value-type="float">
            <text:p>431.886</text:p>
          </table:table-cell>
          <table:table-cell table:formula="of:=SUM([.B35]*[.B35]*[.C35]*0.7854)" office:value-type="float" office:value="53.9857350648" calcext:value-type="float">
            <text:p>53.986</text:p>
          </table:table-cell>
          <table:table-cell table:formula="of:=SUM([.B35]*25.4)" office:value-type="float" office:value="103.124" calcext:value-type="float">
            <text:p>103.124</text:p>
          </table:table-cell>
          <table:table-cell table:formula="of:=SUM([.C35]*25.4)" office:value-type="float" office:value="105.918" calcext:value-type="float">
            <text:p>105.918</text:p>
          </table:table-cell>
          <table:table-cell table:formula="of:=SUM([.D35]*16.3871)" office:value-type="float" office:value="7077.35711264307" calcext:value-type="float">
            <text:p>7,077.357</text:p>
          </table:table-cell>
          <table:table-cell table:formula="of:=SUM([.E35]*16.3871)" office:value-type="float" office:value="884.669639080384" calcext:value-type="float">
            <text:p>884.67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evrolet L83 5.3L V8</text:p>
          </table:table-cell>
          <table:table-cell office:value-type="float" office:value="3.78" calcext:value-type="float">
            <text:p>3.78</text:p>
          </table:table-cell>
          <table:table-cell office:value-type="float" office:value="3.62" calcext:value-type="float">
            <text:p>3.62</text:p>
          </table:table-cell>
          <table:table-cell table:formula="of:=SUM([.E36]*[.J36])" office:value-type="float" office:value="324.9922870656" calcext:value-type="float">
            <text:p>324.992</text:p>
          </table:table-cell>
          <table:table-cell table:formula="of:=SUM([.B36]*[.B36]*[.C36]*0.7854)" office:value-type="float" office:value="40.6240358832" calcext:value-type="float">
            <text:p>40.624</text:p>
          </table:table-cell>
          <table:table-cell table:formula="of:=SUM([.B36]*25.4)" office:value-type="float" office:value="96.012" calcext:value-type="float">
            <text:p>96.012</text:p>
          </table:table-cell>
          <table:table-cell table:formula="of:=SUM([.C36]*25.4)" office:value-type="float" office:value="91.948" calcext:value-type="float">
            <text:p>91.948</text:p>
          </table:table-cell>
          <table:table-cell table:formula="of:=SUM([.D36]*16.3871)" office:value-type="float" office:value="5325.68110737269" calcext:value-type="float">
            <text:p>5,325.681</text:p>
          </table:table-cell>
          <table:table-cell table:formula="of:=SUM([.E36]*16.3871)" office:value-type="float" office:value="665.710138421587" calcext:value-type="float">
            <text:p>665.7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rysler 3.6L Pentastar V6</text:p>
          </table:table-cell>
          <table:table-cell office:value-type="float" office:value="3.72" calcext:value-type="float">
            <text:p>3.72</text:p>
          </table:table-cell>
          <table:table-cell office:value-type="float" office:value="3.19" calcext:value-type="float">
            <text:p>3.19</text:p>
          </table:table-cell>
          <table:table-cell table:formula="of:=SUM([.E37]*[.J37])" office:value-type="float" office:value="208.0265229504" calcext:value-type="float">
            <text:p>208.027</text:p>
          </table:table-cell>
          <table:table-cell table:formula="of:=SUM([.B37]*[.B37]*[.C37]*0.7854)" office:value-type="float" office:value="34.6710871584" calcext:value-type="float">
            <text:p>34.671</text:p>
          </table:table-cell>
          <table:table-cell table:formula="of:=SUM([.B37]*25.4)" office:value-type="float" office:value="94.488" calcext:value-type="float">
            <text:p>94.488</text:p>
          </table:table-cell>
          <table:table-cell table:formula="of:=SUM([.C37]*25.4)" office:value-type="float" office:value="81.026" calcext:value-type="float">
            <text:p>81.026</text:p>
          </table:table-cell>
          <table:table-cell table:formula="of:=SUM([.D37]*16.3871)" office:value-type="float" office:value="3408.9514342405" calcext:value-type="float">
            <text:p>3,408.951</text:p>
          </table:table-cell>
          <table:table-cell table:formula="of:=SUM([.E37]*16.3871)" office:value-type="float" office:value="568.158572373417" calcext:value-type="float">
            <text:p>568.15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hrysler 5.7L HEMI V8</text:p>
          </table:table-cell>
          <table:table-cell office:value-type="float" office:value="3.92" calcext:value-type="float">
            <text:p>3.92</text:p>
          </table:table-cell>
          <table:table-cell office:value-type="float" office:value="3.58" calcext:value-type="float">
            <text:p>3.58</text:p>
          </table:table-cell>
          <table:table-cell table:formula="of:=SUM([.E38]*[.J38])" office:value-type="float" office:value="345.6495888384" calcext:value-type="float">
            <text:p>345.650</text:p>
          </table:table-cell>
          <table:table-cell table:formula="of:=SUM([.B38]*[.B38]*[.C38]*0.7854)" office:value-type="float" office:value="43.2061986048" calcext:value-type="float">
            <text:p>43.206</text:p>
          </table:table-cell>
          <table:table-cell table:formula="of:=SUM([.B38]*25.4)" office:value-type="float" office:value="99.568" calcext:value-type="float">
            <text:p>99.568</text:p>
          </table:table-cell>
          <table:table-cell table:formula="of:=SUM([.C38]*25.4)" office:value-type="float" office:value="90.932" calcext:value-type="float">
            <text:p>90.932</text:p>
          </table:table-cell>
          <table:table-cell table:formula="of:=SUM([.D38]*16.3871)" office:value-type="float" office:value="5664.19437725374" calcext:value-type="float">
            <text:p>5,664.194</text:p>
          </table:table-cell>
          <table:table-cell table:formula="of:=SUM([.E38]*16.3871)" office:value-type="float" office:value="708.024297156718" calcext:value-type="float">
            <text:p>708.02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rysler Hemi 6.4L V8</text:p>
          </table:table-cell>
          <table:table-cell office:value-type="float" office:value="4.09" calcext:value-type="float">
            <text:p>4.09</text:p>
          </table:table-cell>
          <table:table-cell office:value-type="float" office:value="3.72" calcext:value-type="float">
            <text:p>3.72</text:p>
          </table:table-cell>
          <table:table-cell table:formula="of:=SUM([.E39]*[.J39])" office:value-type="float" office:value="390.9943122624" calcext:value-type="float">
            <text:p>390.994</text:p>
          </table:table-cell>
          <table:table-cell table:formula="of:=SUM([.B39]*[.B39]*[.C39]*0.7854)" office:value-type="float" office:value="48.8742890328" calcext:value-type="float">
            <text:p>48.874</text:p>
          </table:table-cell>
          <table:table-cell table:formula="of:=SUM([.B39]*25.4)" office:value-type="float" office:value="103.886" calcext:value-type="float">
            <text:p>103.886</text:p>
          </table:table-cell>
          <table:table-cell table:formula="of:=SUM([.C39]*25.4)" office:value-type="float" office:value="94.488" calcext:value-type="float">
            <text:p>94.488</text:p>
          </table:table-cell>
          <table:table-cell table:formula="of:=SUM([.D39]*16.3871)" office:value-type="float" office:value="6407.26289447517" calcext:value-type="float">
            <text:p>6,407.263</text:p>
          </table:table-cell>
          <table:table-cell table:formula="of:=SUM([.E39]*16.3871)" office:value-type="float" office:value="800.907861809397" calcext:value-type="float">
            <text:p>800.90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ummins ISX15 (Semi Truck)</text:p>
          </table:table-cell>
          <table:table-cell office:value-type="float" office:value="5.39" calcext:value-type="float">
            <text:p>5.39</text:p>
          </table:table-cell>
          <table:table-cell office:value-type="float" office:value="6.65" calcext:value-type="float">
            <text:p>6.65</text:p>
          </table:table-cell>
          <table:table-cell table:formula="of:=SUM([.E40]*[.J40])" office:value-type="float" office:value="910.419021666" calcext:value-type="float">
            <text:p>910.419</text:p>
          </table:table-cell>
          <table:table-cell table:formula="of:=SUM([.B40]*[.B40]*[.C40]*0.7854)" office:value-type="float" office:value="151.736503611" calcext:value-type="float">
            <text:p>151.737</text:p>
          </table:table-cell>
          <table:table-cell table:formula="of:=SUM([.B40]*25.4)" office:value-type="float" office:value="136.906" calcext:value-type="float">
            <text:p>136.906</text:p>
          </table:table-cell>
          <table:table-cell table:formula="of:=SUM([.C40]*25.4)" office:value-type="float" office:value="168.91" calcext:value-type="float">
            <text:p>168.910</text:p>
          </table:table-cell>
          <table:table-cell table:formula="of:=SUM([.D40]*16.3871)" office:value-type="float" office:value="14919.1275499429" calcext:value-type="float">
            <text:p>14,919.128</text:p>
          </table:table-cell>
          <table:table-cell table:formula="of:=SUM([.E40]*16.3871)" office:value-type="float" office:value="2486.52125832382" calcext:value-type="float">
            <text:p>2,486.5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odge 3.6L Pentastar V6</text:p>
          </table:table-cell>
          <table:table-cell office:value-type="float" office:value="3.72" calcext:value-type="float">
            <text:p>3.72</text:p>
          </table:table-cell>
          <table:table-cell office:value-type="float" office:value="3.19" calcext:value-type="float">
            <text:p>3.19</text:p>
          </table:table-cell>
          <table:table-cell table:formula="of:=SUM([.E41]*[.J41])" office:value-type="float" office:value="208.0265229504" calcext:value-type="float">
            <text:p>208.027</text:p>
          </table:table-cell>
          <table:table-cell table:formula="of:=SUM([.B41]*[.B41]*[.C41]*0.7854)" office:value-type="float" office:value="34.6710871584" calcext:value-type="float">
            <text:p>34.671</text:p>
          </table:table-cell>
          <table:table-cell table:formula="of:=SUM([.B41]*25.4)" office:value-type="float" office:value="94.488" calcext:value-type="float">
            <text:p>94.488</text:p>
          </table:table-cell>
          <table:table-cell table:formula="of:=SUM([.C41]*25.4)" office:value-type="float" office:value="81.026" calcext:value-type="float">
            <text:p>81.026</text:p>
          </table:table-cell>
          <table:table-cell table:formula="of:=SUM([.D41]*16.3871)" office:value-type="float" office:value="3408.9514342405" calcext:value-type="float">
            <text:p>3,408.951</text:p>
          </table:table-cell>
          <table:table-cell table:formula="of:=SUM([.E41]*16.3871)" office:value-type="float" office:value="568.158572373417" calcext:value-type="float">
            <text:p>568.15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Dodge 5.9L Cummins Diesel I6</text:p>
          </table:table-cell>
          <table:table-cell table:number-columns-repeated="2" office:value-type="float" office:value="4.02" calcext:value-type="float">
            <text:p>4.02</text:p>
          </table:table-cell>
          <table:table-cell table:formula="of:=SUM([.E42]*[.J42])" office:value-type="float" office:value="306.1401612192" calcext:value-type="float">
            <text:p>306.140</text:p>
          </table:table-cell>
          <table:table-cell table:formula="of:=SUM([.B42]*[.B42]*[.C42]*0.7854)" office:value-type="float" office:value="51.0233602032" calcext:value-type="float">
            <text:p>51.023</text:p>
          </table:table-cell>
          <table:table-cell table:formula="of:=SUM([.B42]*25.4)" office:value-type="float" office:value="102.108" calcext:value-type="float">
            <text:p>102.108</text:p>
          </table:table-cell>
          <table:table-cell table:formula="of:=SUM([.C42]*25.4)" office:value-type="float" office:value="102.108" calcext:value-type="float">
            <text:p>102.108</text:p>
          </table:table-cell>
          <table:table-cell table:formula="of:=SUM([.D42]*16.3871)" office:value-type="float" office:value="5016.74943591515" calcext:value-type="float">
            <text:p>5,016.749</text:p>
          </table:table-cell>
          <table:table-cell table:formula="of:=SUM([.E42]*16.3871)" office:value-type="float" office:value="836.124905985858" calcext:value-type="float">
            <text:p>836.1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odge 6.4L HEMI V8</text:p>
          </table:table-cell>
          <table:table-cell office:value-type="float" office:value="4.09" calcext:value-type="float">
            <text:p>4.09</text:p>
          </table:table-cell>
          <table:table-cell office:value-type="float" office:value="3.58" calcext:value-type="float">
            <text:p>3.58</text:p>
          </table:table-cell>
          <table:table-cell table:formula="of:=SUM([.E43]*[.J43])" office:value-type="float" office:value="376.2794725536" calcext:value-type="float">
            <text:p>376.279</text:p>
          </table:table-cell>
          <table:table-cell table:formula="of:=SUM([.B43]*[.B43]*[.C43]*0.7854)" office:value-type="float" office:value="47.0349340692" calcext:value-type="float">
            <text:p>47.035</text:p>
          </table:table-cell>
          <table:table-cell table:formula="of:=SUM([.B43]*25.4)" office:value-type="float" office:value="103.886" calcext:value-type="float">
            <text:p>103.886</text:p>
          </table:table-cell>
          <table:table-cell table:formula="of:=SUM([.C43]*25.4)" office:value-type="float" office:value="90.932" calcext:value-type="float">
            <text:p>90.932</text:p>
          </table:table-cell>
          <table:table-cell table:formula="of:=SUM([.D43]*16.3871)" office:value-type="float" office:value="6166.1293446831" calcext:value-type="float">
            <text:p>6,166.129</text:p>
          </table:table-cell>
          <table:table-cell table:formula="of:=SUM([.E43]*16.3871)" office:value-type="float" office:value="770.766168085387" calcext:value-type="float">
            <text:p>770.76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Dodge Cummins 5.9L 6BT Diesel I6</text:p>
          </table:table-cell>
          <table:table-cell office:value-type="float" office:value="4.02" calcext:value-type="float">
            <text:p>4.02</text:p>
          </table:table-cell>
          <table:table-cell office:value-type="float" office:value="4.72" calcext:value-type="float">
            <text:p>4.72</text:p>
          </table:table-cell>
          <table:table-cell table:formula="of:=SUM([.E44]*[.J44])" office:value-type="float" office:value="359.4481494912" calcext:value-type="float">
            <text:p>359.448</text:p>
          </table:table-cell>
          <table:table-cell table:formula="of:=SUM([.B44]*[.B44]*[.C44]*0.7854)" office:value-type="float" office:value="59.9080249152" calcext:value-type="float">
            <text:p>59.908</text:p>
          </table:table-cell>
          <table:table-cell table:formula="of:=SUM([.B44]*25.4)" office:value-type="float" office:value="102.108" calcext:value-type="float">
            <text:p>102.108</text:p>
          </table:table-cell>
          <table:table-cell table:formula="of:=SUM([.C44]*25.4)" office:value-type="float" office:value="119.888" calcext:value-type="float">
            <text:p>119.888</text:p>
          </table:table-cell>
          <table:table-cell table:formula="of:=SUM([.D44]*16.3871)" office:value-type="float" office:value="5890.31277052724" calcext:value-type="float">
            <text:p>5,890.313</text:p>
          </table:table-cell>
          <table:table-cell table:formula="of:=SUM([.E44]*16.3871)" office:value-type="float" office:value="981.718795087874" calcext:value-type="float">
            <text:p>981.71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odge Hellcat 6.2L V8</text:p>
          </table:table-cell>
          <table:table-cell office:value-type="float" office:value="4.09" calcext:value-type="float">
            <text:p>4.09</text:p>
          </table:table-cell>
          <table:table-cell office:value-type="float" office:value="3.58" calcext:value-type="float">
            <text:p>3.58</text:p>
          </table:table-cell>
          <table:table-cell table:formula="of:=SUM([.E45]*[.J45])" office:value-type="float" office:value="376.2794725536" calcext:value-type="float">
            <text:p>376.279</text:p>
          </table:table-cell>
          <table:table-cell table:formula="of:=SUM([.B45]*[.B45]*[.C45]*0.7854)" office:value-type="float" office:value="47.0349340692" calcext:value-type="float">
            <text:p>47.035</text:p>
          </table:table-cell>
          <table:table-cell table:formula="of:=SUM([.B45]*25.4)" office:value-type="float" office:value="103.886" calcext:value-type="float">
            <text:p>103.886</text:p>
          </table:table-cell>
          <table:table-cell table:formula="of:=SUM([.C45]*25.4)" office:value-type="float" office:value="90.932" calcext:value-type="float">
            <text:p>90.932</text:p>
          </table:table-cell>
          <table:table-cell table:formula="of:=SUM([.D45]*16.3871)" office:value-type="float" office:value="6166.1293446831" calcext:value-type="float">
            <text:p>6,166.129</text:p>
          </table:table-cell>
          <table:table-cell table:formula="of:=SUM([.E45]*16.3871)" office:value-type="float" office:value="770.766168085387" calcext:value-type="float">
            <text:p>770.76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dge Viper 8.4L V10</text:p>
          </table:table-cell>
          <table:table-cell office:value-type="float" office:value="4" calcext:value-type="float">
            <text:p>4</text:p>
          </table:table-cell>
          <table:table-cell office:value-type="float" office:value="3.88" calcext:value-type="float">
            <text:p>3.88</text:p>
          </table:table-cell>
          <table:table-cell table:formula="of:=SUM([.E46]*[.J46])" office:value-type="float" office:value="487.57632" calcext:value-type="float">
            <text:p>487.576</text:p>
          </table:table-cell>
          <table:table-cell table:formula="of:=SUM([.B46]*[.B46]*[.C46]*0.7854)" office:value-type="float" office:value="48.757632" calcext:value-type="float">
            <text:p>48.758</text:p>
          </table:table-cell>
          <table:table-cell table:formula="of:=SUM([.B46]*25.4)" office:value-type="float" office:value="101.6" calcext:value-type="float">
            <text:p>101.600</text:p>
          </table:table-cell>
          <table:table-cell table:formula="of:=SUM([.C46]*25.4)" office:value-type="float" office:value="98.552" calcext:value-type="float">
            <text:p>98.552</text:p>
          </table:table-cell>
          <table:table-cell table:formula="of:=SUM([.D46]*16.3871)" office:value-type="float" office:value="7989.961913472" calcext:value-type="float">
            <text:p>7,989.962</text:p>
          </table:table-cell>
          <table:table-cell table:formula="of:=SUM([.E46]*16.3871)" office:value-type="float" office:value="798.9961913472" calcext:value-type="float">
            <text:p>798.99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ucati Desmosedici RR V4</text:p>
          </table:table-cell>
          <table:table-cell office:value-type="float" office:value="3.15" calcext:value-type="float">
            <text:p>3.15</text:p>
          </table:table-cell>
          <table:table-cell office:value-type="float" office:value="2.37" calcext:value-type="float">
            <text:p>2.37</text:p>
          </table:table-cell>
          <table:table-cell table:formula="of:=SUM([.E47]*[.J47])" office:value-type="float" office:value="73.87888662" calcext:value-type="float">
            <text:p>73.879</text:p>
          </table:table-cell>
          <table:table-cell table:formula="of:=SUM([.B47]*[.B47]*[.C47]*0.7854)" office:value-type="float" office:value="18.469721655" calcext:value-type="float">
            <text:p>18.470</text:p>
          </table:table-cell>
          <table:table-cell table:formula="of:=SUM([.B47]*25.4)" office:value-type="float" office:value="80.01" calcext:value-type="float">
            <text:p>80.010</text:p>
          </table:table-cell>
          <table:table-cell table:formula="of:=SUM([.C47]*25.4)" office:value-type="float" office:value="60.198" calcext:value-type="float">
            <text:p>60.198</text:p>
          </table:table-cell>
          <table:table-cell table:formula="of:=SUM([.D47]*16.3871)" office:value-type="float" office:value="1210.6607029306" calcext:value-type="float">
            <text:p>1,210.661</text:p>
          </table:table-cell>
          <table:table-cell table:formula="of:=SUM([.E47]*16.3871)" office:value-type="float" office:value="302.665175732651" calcext:value-type="float">
            <text:p>302.66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ucati Panigale V4 1.1L V4</text:p>
          </table:table-cell>
          <table:table-cell office:value-type="float" office:value="3.19" calcext:value-type="float">
            <text:p>3.19</text:p>
          </table:table-cell>
          <table:table-cell office:value-type="float" office:value="2.43" calcext:value-type="float">
            <text:p>2.43</text:p>
          </table:table-cell>
          <table:table-cell table:formula="of:=SUM([.E48]*[.J48])" office:value-type="float" office:value="77.6852428968" calcext:value-type="float">
            <text:p>77.685</text:p>
          </table:table-cell>
          <table:table-cell table:formula="of:=SUM([.B48]*[.B48]*[.C48]*0.7854)" office:value-type="float" office:value="19.4213107242" calcext:value-type="float">
            <text:p>19.421</text:p>
          </table:table-cell>
          <table:table-cell table:formula="of:=SUM([.B48]*25.4)" office:value-type="float" office:value="81.026" calcext:value-type="float">
            <text:p>81.026</text:p>
          </table:table-cell>
          <table:table-cell table:formula="of:=SUM([.C48]*25.4)" office:value-type="float" office:value="61.722" calcext:value-type="float">
            <text:p>61.722</text:p>
          </table:table-cell>
          <table:table-cell table:formula="of:=SUM([.D48]*16.3871)" office:value-type="float" office:value="1273.03584387415" calcext:value-type="float">
            <text:p>1,273.036</text:p>
          </table:table-cell>
          <table:table-cell table:formula="of:=SUM([.E48]*16.3871)" office:value-type="float" office:value="318.258960968538" calcext:value-type="float">
            <text:p>318.25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A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formula="of:=SUM([.D49]*16.3871)" office:value-type="float" office:value="1802.581" calcext:value-type="float">
            <text:p>1,802.581</text:p>
          </table:table-cell>
          <table:table-cell table:formula="of:=SUM([.E49]*16.3871)" office:value-type="float" office:value="450.64525" calcext:value-type="float">
            <text:p>450.64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B</text:p>
          </table:table-cell>
          <table:table-cell office:value-type="float" office:value="3.54" calcext:value-type="float">
            <text:p>3.54</text:p>
          </table:table-cell>
          <table:table-cell office:value-type="float" office:value="3.74" calcext:value-type="float">
            <text:p>3.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formula="of:=SUM([.D50]*16.3871)" office:value-type="float" office:value="1999.2262" calcext:value-type="float">
            <text:p>1,999.226</text:p>
          </table:table-cell>
          <table:table-cell table:formula="of:=SUM([.E50]*16.3871)" office:value-type="float" office:value="499.80655" calcext:value-type="float">
            <text:p>499.80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C</text:p>
          </table:table-cell>
          <table:table-cell office:value-type="float" office:value="3.64" calcext:value-type="float">
            <text:p>3.64</text:p>
          </table:table-cell>
          <table:table-cell office:value-type="float" office:value="3.41" calcext:value-type="float">
            <text:p>3.4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2.33" calcext:value-type="float">
            <text:p>22.3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6.5" calcext:value-type="float">
            <text:p>86.5</text:p>
          </table:table-cell>
          <table:table-cell table:formula="of:=SUM([.D51]*16.3871)" office:value-type="float" office:value="2195.8714" calcext:value-type="float">
            <text:p>2,195.871</text:p>
          </table:table-cell>
          <table:table-cell table:formula="of:=SUM([.E51]*16.3871)" office:value-type="float" office:value="365.923943" calcext:value-type="float">
            <text:p>365.9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ngine D</text:p>
          </table:table-cell>
          <table:table-cell office:value-type="float" office:value="3.94" calcext:value-type="float">
            <text:p>3.94</text:p>
          </table:table-cell>
          <table:table-cell office:value-type="float" office:value="3.15" calcext:value-type="float">
            <text:p>3.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formula="of:=SUM([.D52]*16.3871)" office:value-type="float" office:value="2490.8392" calcext:value-type="float">
            <text:p>2,490.839</text:p>
          </table:table-cell>
          <table:table-cell table:formula="of:=SUM([.E52]*16.3871)" office:value-type="float" office:value="622.7098" calcext:value-type="float">
            <text:p>622.7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E</text:p>
          </table:table-cell>
          <table:table-cell office:value-type="float" office:value="4.13" calcext:value-type="float">
            <text:p>4.13</text:p>
          </table:table-cell>
          <table:table-cell office:value-type="float" office:value="3.94" calcext:value-type="float">
            <text:p>3.9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D53]*16.3871)" office:value-type="float" office:value="2998.8393" calcext:value-type="float">
            <text:p>2,998.839</text:p>
          </table:table-cell>
          <table:table-cell table:formula="of:=SUM([.E53]*16.3871)" office:value-type="float" office:value="499.80655" calcext:value-type="float">
            <text:p>499.80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errari 3.9L Twin-Turbo V8</text:p>
          </table:table-cell>
          <table:table-cell office:value-type="float" office:value="3.5" calcext:value-type="float">
            <text:p>3.5</text:p>
          </table:table-cell>
          <table:table-cell office:value-type="float" office:value="3.27" calcext:value-type="float">
            <text:p>3.27</text:p>
          </table:table-cell>
          <table:table-cell table:formula="of:=SUM([.E54]*[.J54])" office:value-type="float" office:value="251.689284" calcext:value-type="float">
            <text:p>251.689</text:p>
          </table:table-cell>
          <table:table-cell table:formula="of:=SUM([.B54]*[.B54]*[.C54]*0.7854)" office:value-type="float" office:value="31.4611605" calcext:value-type="float">
            <text:p>31.461</text:p>
          </table:table-cell>
          <table:table-cell table:formula="of:=SUM([.B54]*25.4)" office:value-type="float" office:value="88.9" calcext:value-type="float">
            <text:p>88.900</text:p>
          </table:table-cell>
          <table:table-cell table:formula="of:=SUM([.C54]*25.4)" office:value-type="float" office:value="83.058" calcext:value-type="float">
            <text:p>83.058</text:p>
          </table:table-cell>
          <table:table-cell table:formula="of:=SUM([.D54]*16.3871)" office:value-type="float" office:value="4124.4574658364" calcext:value-type="float">
            <text:p>4,124.457</text:p>
          </table:table-cell>
          <table:table-cell table:formula="of:=SUM([.E54]*16.3871)" office:value-type="float" office:value="515.55718322955" calcext:value-type="float">
            <text:p>515.55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errari 365 GTB/4 4.4L V12</text:p>
          </table:table-cell>
          <table:table-cell office:value-type="float" office:value="3.62" calcext:value-type="float">
            <text:p>3.62</text:p>
          </table:table-cell>
          <table:table-cell office:value-type="float" office:value="3.27" calcext:value-type="float">
            <text:p>3.27</text:p>
          </table:table-cell>
          <table:table-cell table:formula="of:=SUM([.E55]*[.J55])" office:value-type="float" office:value="403.8657616224" calcext:value-type="float">
            <text:p>403.866</text:p>
          </table:table-cell>
          <table:table-cell table:formula="of:=SUM([.B55]*[.B55]*[.C55]*0.7854)" office:value-type="float" office:value="33.6554801352" calcext:value-type="float">
            <text:p>33.655</text:p>
          </table:table-cell>
          <table:table-cell table:formula="of:=SUM([.B55]*25.4)" office:value-type="float" office:value="91.948" calcext:value-type="float">
            <text:p>91.948</text:p>
          </table:table-cell>
          <table:table-cell table:formula="of:=SUM([.C55]*25.4)" office:value-type="float" office:value="83.058" calcext:value-type="float">
            <text:p>83.058</text:p>
          </table:table-cell>
          <table:table-cell table:formula="of:=SUM([.D55]*16.3871)" office:value-type="float" office:value="6618.18862228243" calcext:value-type="float">
            <text:p>6,618.189</text:p>
          </table:table-cell>
          <table:table-cell table:formula="of:=SUM([.E55]*16.3871)" office:value-type="float" office:value="551.515718523536" calcext:value-type="float">
            <text:p>551.51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errari 488 3.9L Twin-Turbo V8</text:p>
          </table:table-cell>
          <table:table-cell office:value-type="float" office:value="3.5" calcext:value-type="float">
            <text:p>3.5</text:p>
          </table:table-cell>
          <table:table-cell office:value-type="float" office:value="3.27" calcext:value-type="float">
            <text:p>3.27</text:p>
          </table:table-cell>
          <table:table-cell table:formula="of:=SUM([.E56]*[.J56])" office:value-type="float" office:value="251.689284" calcext:value-type="float">
            <text:p>251.689</text:p>
          </table:table-cell>
          <table:table-cell table:formula="of:=SUM([.B56]*[.B56]*[.C56]*0.7854)" office:value-type="float" office:value="31.4611605" calcext:value-type="float">
            <text:p>31.461</text:p>
          </table:table-cell>
          <table:table-cell table:formula="of:=SUM([.B56]*25.4)" office:value-type="float" office:value="88.9" calcext:value-type="float">
            <text:p>88.900</text:p>
          </table:table-cell>
          <table:table-cell table:formula="of:=SUM([.C56]*25.4)" office:value-type="float" office:value="83.058" calcext:value-type="float">
            <text:p>83.058</text:p>
          </table:table-cell>
          <table:table-cell table:formula="of:=SUM([.D56]*16.3871)" office:value-type="float" office:value="4124.4574658364" calcext:value-type="float">
            <text:p>4,124.457</text:p>
          </table:table-cell>
          <table:table-cell table:formula="of:=SUM([.E56]*16.3871)" office:value-type="float" office:value="515.55718322955" calcext:value-type="float">
            <text:p>515.55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errari 488 GTB 3.9L V8</text:p>
          </table:table-cell>
          <table:table-cell office:value-type="float" office:value="3.5" calcext:value-type="float">
            <text:p>3.5</text:p>
          </table:table-cell>
          <table:table-cell office:value-type="float" office:value="3.27" calcext:value-type="float">
            <text:p>3.27</text:p>
          </table:table-cell>
          <table:table-cell table:formula="of:=SUM([.E57]*[.J57])" office:value-type="float" office:value="251.689284" calcext:value-type="float">
            <text:p>251.689</text:p>
          </table:table-cell>
          <table:table-cell table:formula="of:=SUM([.B57]*[.B57]*[.C57]*0.7854)" office:value-type="float" office:value="31.4611605" calcext:value-type="float">
            <text:p>31.461</text:p>
          </table:table-cell>
          <table:table-cell table:formula="of:=SUM([.B57]*25.4)" office:value-type="float" office:value="88.9" calcext:value-type="float">
            <text:p>88.900</text:p>
          </table:table-cell>
          <table:table-cell table:formula="of:=SUM([.C57]*25.4)" office:value-type="float" office:value="83.058" calcext:value-type="float">
            <text:p>83.058</text:p>
          </table:table-cell>
          <table:table-cell table:formula="of:=SUM([.D57]*16.3871)" office:value-type="float" office:value="4124.4574658364" calcext:value-type="float">
            <text:p>4,124.457</text:p>
          </table:table-cell>
          <table:table-cell table:formula="of:=SUM([.E57]*16.3871)" office:value-type="float" office:value="515.55718322955" calcext:value-type="float">
            <text:p>515.55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errari 599 GTB Fiorano 6.0L V1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table:formula="of:=SUM([.E58]*[.J58])" office:value-type="float" office:value="446.42827152" calcext:value-type="float">
            <text:p>446.428</text:p>
          </table:table-cell>
          <table:table-cell table:formula="of:=SUM([.B58]*[.B58]*[.C58]*0.7854)" office:value-type="float" office:value="37.20235596" calcext:value-type="float">
            <text:p>37.202</text:p>
          </table:table-cell>
          <table:table-cell table:formula="of:=SUM([.B58]*25.4)" office:value-type="float" office:value="93.98" calcext:value-type="float">
            <text:p>93.980</text:p>
          </table:table-cell>
          <table:table-cell table:formula="of:=SUM([.C58]*25.4)" office:value-type="float" office:value="87.884" calcext:value-type="float">
            <text:p>87.884</text:p>
          </table:table-cell>
          <table:table-cell table:formula="of:=SUM([.D58]*16.3871)" office:value-type="float" office:value="7315.66472822539" calcext:value-type="float">
            <text:p>7,315.665</text:p>
          </table:table-cell>
          <table:table-cell table:formula="of:=SUM([.E58]*16.3871)" office:value-type="float" office:value="609.638727352116" calcext:value-type="float">
            <text:p>609.63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errari 812 Superfast 6.5L V12</text:p>
          </table:table-cell>
          <table:table-cell office:value-type="float" office:value="3.54" calcext:value-type="float">
            <text:p>3.54</text:p>
          </table:table-cell>
          <table:table-cell office:value-type="float" office:value="3.37" calcext:value-type="float">
            <text:p>3.37</text:p>
          </table:table-cell>
          <table:table-cell table:formula="of:=SUM([.E59]*[.J59])" office:value-type="float" office:value="398.0233658016" calcext:value-type="float">
            <text:p>398.023</text:p>
          </table:table-cell>
          <table:table-cell table:formula="of:=SUM([.B59]*[.B59]*[.C59]*0.7854)" office:value-type="float" office:value="33.1686138168" calcext:value-type="float">
            <text:p>33.169</text:p>
          </table:table-cell>
          <table:table-cell table:formula="of:=SUM([.B59]*25.4)" office:value-type="float" office:value="89.916" calcext:value-type="float">
            <text:p>89.916</text:p>
          </table:table-cell>
          <table:table-cell table:formula="of:=SUM([.C59]*25.4)" office:value-type="float" office:value="85.598" calcext:value-type="float">
            <text:p>85.598</text:p>
          </table:table-cell>
          <table:table-cell table:formula="of:=SUM([.D59]*16.3871)" office:value-type="float" office:value="6522.4486977274" calcext:value-type="float">
            <text:p>6,522.449</text:p>
          </table:table-cell>
          <table:table-cell table:formula="of:=SUM([.E59]*16.3871)" office:value-type="float" office:value="543.537391477283" calcext:value-type="float">
            <text:p>543.53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errari F136 E6 2.0L I6</text:p>
          </table:table-cell>
          <table:table-cell office:value-type="float" office:value="3.13" calcext:value-type="float">
            <text:p>3.13</text:p>
          </table:table-cell>
          <table:table-cell office:value-type="float" office:value="3.12" calcext:value-type="float">
            <text:p>3.12</text:p>
          </table:table-cell>
          <table:table-cell table:formula="of:=SUM([.E60]*[.J60])" office:value-type="float" office:value="144.0407640672" calcext:value-type="float">
            <text:p>144.041</text:p>
          </table:table-cell>
          <table:table-cell table:formula="of:=SUM([.B60]*[.B60]*[.C60]*0.7854)" office:value-type="float" office:value="24.0067940112" calcext:value-type="float">
            <text:p>24.007</text:p>
          </table:table-cell>
          <table:table-cell table:formula="of:=SUM([.B60]*25.4)" office:value-type="float" office:value="79.502" calcext:value-type="float">
            <text:p>79.502</text:p>
          </table:table-cell>
          <table:table-cell table:formula="of:=SUM([.C60]*25.4)" office:value-type="float" office:value="79.248" calcext:value-type="float">
            <text:p>79.248</text:p>
          </table:table-cell>
          <table:table-cell table:formula="of:=SUM([.D60]*16.3871)" office:value-type="float" office:value="2360.41040484561" calcext:value-type="float">
            <text:p>2,360.410</text:p>
          </table:table-cell>
          <table:table-cell table:formula="of:=SUM([.E60]*16.3871)" office:value-type="float" office:value="393.401734140936" calcext:value-type="float">
            <text:p>393.40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errari F136 E8 2.8L V8</text:p>
          </table:table-cell>
          <table:table-cell office:value-type="float" office:value="3.46" calcext:value-type="float">
            <text:p>3.46</text:p>
          </table:table-cell>
          <table:table-cell office:value-type="float" office:value="3.16" calcext:value-type="float">
            <text:p>3.16</text:p>
          </table:table-cell>
          <table:table-cell table:formula="of:=SUM([.E61]*[.J61])" office:value-type="float" office:value="237.6950644992" calcext:value-type="float">
            <text:p>237.695</text:p>
          </table:table-cell>
          <table:table-cell table:formula="of:=SUM([.B61]*[.B61]*[.C61]*0.7854)" office:value-type="float" office:value="29.7118830624" calcext:value-type="float">
            <text:p>29.712</text:p>
          </table:table-cell>
          <table:table-cell table:formula="of:=SUM([.B61]*25.4)" office:value-type="float" office:value="87.884" calcext:value-type="float">
            <text:p>87.884</text:p>
          </table:table-cell>
          <table:table-cell table:formula="of:=SUM([.C61]*25.4)" office:value-type="float" office:value="80.264" calcext:value-type="float">
            <text:p>80.264</text:p>
          </table:table-cell>
          <table:table-cell table:formula="of:=SUM([.D61]*16.3871)" office:value-type="float" office:value="3895.13279145484" calcext:value-type="float">
            <text:p>3,895.133</text:p>
          </table:table-cell>
          <table:table-cell table:formula="of:=SUM([.E61]*16.3871)" office:value-type="float" office:value="486.891598931855" calcext:value-type="float">
            <text:p>486.89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errari F136 E8 3.0L V8</text:p>
          </table:table-cell>
          <table:table-cell office:value-type="float" office:value="3.46" calcext:value-type="float">
            <text:p>3.46</text:p>
          </table:table-cell>
          <table:table-cell office:value-type="float" office:value="3.16" calcext:value-type="float">
            <text:p>3.16</text:p>
          </table:table-cell>
          <table:table-cell table:formula="of:=SUM([.E62]*[.J62])" office:value-type="float" office:value="237.6950644992" calcext:value-type="float">
            <text:p>237.695</text:p>
          </table:table-cell>
          <table:table-cell table:formula="of:=SUM([.B62]*[.B62]*[.C62]*0.7854)" office:value-type="float" office:value="29.7118830624" calcext:value-type="float">
            <text:p>29.712</text:p>
          </table:table-cell>
          <table:table-cell table:formula="of:=SUM([.B62]*25.4)" office:value-type="float" office:value="87.884" calcext:value-type="float">
            <text:p>87.884</text:p>
          </table:table-cell>
          <table:table-cell table:formula="of:=SUM([.C62]*25.4)" office:value-type="float" office:value="80.264" calcext:value-type="float">
            <text:p>80.264</text:p>
          </table:table-cell>
          <table:table-cell table:formula="of:=SUM([.D62]*16.3871)" office:value-type="float" office:value="3895.13279145484" calcext:value-type="float">
            <text:p>3,895.133</text:p>
          </table:table-cell>
          <table:table-cell table:formula="of:=SUM([.E62]*16.3871)" office:value-type="float" office:value="486.891598931855" calcext:value-type="float">
            <text:p>486.89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errari F136 E8 3.2L V8</text:p>
          </table:table-cell>
          <table:table-cell office:value-type="float" office:value="3.66" calcext:value-type="float">
            <text:p>3.66</text:p>
          </table:table-cell>
          <table:table-cell office:value-type="float" office:value="3.29" calcext:value-type="float">
            <text:p>3.29</text:p>
          </table:table-cell>
          <table:table-cell table:formula="of:=SUM([.E63]*[.J63])" office:value-type="float" office:value="276.9101995968" calcext:value-type="float">
            <text:p>276.910</text:p>
          </table:table-cell>
          <table:table-cell table:formula="of:=SUM([.B63]*[.B63]*[.C63]*0.7854)" office:value-type="float" office:value="34.6137749496" calcext:value-type="float">
            <text:p>34.614</text:p>
          </table:table-cell>
          <table:table-cell table:formula="of:=SUM([.B63]*25.4)" office:value-type="float" office:value="92.964" calcext:value-type="float">
            <text:p>92.964</text:p>
          </table:table-cell>
          <table:table-cell table:formula="of:=SUM([.C63]*25.4)" office:value-type="float" office:value="83.566" calcext:value-type="float">
            <text:p>83.566</text:p>
          </table:table-cell>
          <table:table-cell table:formula="of:=SUM([.D63]*16.3871)" office:value-type="float" office:value="4537.75513181272" calcext:value-type="float">
            <text:p>4,537.755</text:p>
          </table:table-cell>
          <table:table-cell table:formula="of:=SUM([.E63]*16.3871)" office:value-type="float" office:value="567.21939147659" calcext:value-type="float">
            <text:p>567.2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errari F136 V8</text:p>
          </table:table-cell>
          <table:table-cell office:value-type="float" office:value="3.66" calcext:value-type="float">
            <text:p>3.66</text:p>
          </table:table-cell>
          <table:table-cell office:value-type="float" office:value="3.29" calcext:value-type="float">
            <text:p>3.29</text:p>
          </table:table-cell>
          <table:table-cell table:formula="of:=SUM([.E64]*[.J64])" office:value-type="float" office:value="276.9101995968" calcext:value-type="float">
            <text:p>276.910</text:p>
          </table:table-cell>
          <table:table-cell table:formula="of:=SUM([.B64]*[.B64]*[.C64]*0.7854)" office:value-type="float" office:value="34.6137749496" calcext:value-type="float">
            <text:p>34.614</text:p>
          </table:table-cell>
          <table:table-cell table:formula="of:=SUM([.B64]*25.4)" office:value-type="float" office:value="92.964" calcext:value-type="float">
            <text:p>92.964</text:p>
          </table:table-cell>
          <table:table-cell table:formula="of:=SUM([.C64]*25.4)" office:value-type="float" office:value="83.566" calcext:value-type="float">
            <text:p>83.566</text:p>
          </table:table-cell>
          <table:table-cell table:formula="of:=SUM([.D64]*16.3871)" office:value-type="float" office:value="4537.75513181272" calcext:value-type="float">
            <text:p>4,537.755</text:p>
          </table:table-cell>
          <table:table-cell table:formula="of:=SUM([.E64]*16.3871)" office:value-type="float" office:value="567.21939147659" calcext:value-type="float">
            <text:p>567.2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errari F140E 6.3L V1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table:formula="of:=SUM([.E65]*[.J65])" office:value-type="float" office:value="446.42827152" calcext:value-type="float">
            <text:p>446.428</text:p>
          </table:table-cell>
          <table:table-cell table:formula="of:=SUM([.B65]*[.B65]*[.C65]*0.7854)" office:value-type="float" office:value="37.20235596" calcext:value-type="float">
            <text:p>37.202</text:p>
          </table:table-cell>
          <table:table-cell table:formula="of:=SUM([.B65]*25.4)" office:value-type="float" office:value="93.98" calcext:value-type="float">
            <text:p>93.980</text:p>
          </table:table-cell>
          <table:table-cell table:formula="of:=SUM([.C65]*25.4)" office:value-type="float" office:value="87.884" calcext:value-type="float">
            <text:p>87.884</text:p>
          </table:table-cell>
          <table:table-cell table:formula="of:=SUM([.D65]*16.3871)" office:value-type="float" office:value="7315.66472822539" calcext:value-type="float">
            <text:p>7,315.665</text:p>
          </table:table-cell>
          <table:table-cell table:formula="of:=SUM([.E65]*16.3871)" office:value-type="float" office:value="609.638727352116" calcext:value-type="float">
            <text:p>609.63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errari F140E 6.3L V1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table:formula="of:=SUM([.E66]*[.J66])" office:value-type="float" office:value="446.42827152" calcext:value-type="float">
            <text:p>446.428</text:p>
          </table:table-cell>
          <table:table-cell table:formula="of:=SUM([.B66]*[.B66]*[.C66]*0.7854)" office:value-type="float" office:value="37.20235596" calcext:value-type="float">
            <text:p>37.202</text:p>
          </table:table-cell>
          <table:table-cell table:formula="of:=SUM([.B66]*25.4)" office:value-type="float" office:value="93.98" calcext:value-type="float">
            <text:p>93.980</text:p>
          </table:table-cell>
          <table:table-cell table:formula="of:=SUM([.C66]*25.4)" office:value-type="float" office:value="87.884" calcext:value-type="float">
            <text:p>87.884</text:p>
          </table:table-cell>
          <table:table-cell table:formula="of:=SUM([.D66]*16.3871)" office:value-type="float" office:value="7315.66472822539" calcext:value-type="float">
            <text:p>7,315.665</text:p>
          </table:table-cell>
          <table:table-cell table:formula="of:=SUM([.E66]*16.3871)" office:value-type="float" office:value="609.638727352116" calcext:value-type="float">
            <text:p>609.63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errari LaFerrari 6.3L V1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table:formula="of:=SUM([.E67]*[.J67])" office:value-type="float" office:value="446.42827152" calcext:value-type="float">
            <text:p>446.428</text:p>
          </table:table-cell>
          <table:table-cell table:formula="of:=SUM([.B67]*[.B67]*[.C67]*0.7854)" office:value-type="float" office:value="37.20235596" calcext:value-type="float">
            <text:p>37.202</text:p>
          </table:table-cell>
          <table:table-cell table:formula="of:=SUM([.B67]*25.4)" office:value-type="float" office:value="93.98" calcext:value-type="float">
            <text:p>93.980</text:p>
          </table:table-cell>
          <table:table-cell table:formula="of:=SUM([.C67]*25.4)" office:value-type="float" office:value="87.884" calcext:value-type="float">
            <text:p>87.884</text:p>
          </table:table-cell>
          <table:table-cell table:formula="of:=SUM([.D67]*16.3871)" office:value-type="float" office:value="7315.66472822539" calcext:value-type="float">
            <text:p>7,315.665</text:p>
          </table:table-cell>
          <table:table-cell table:formula="of:=SUM([.E67]*16.3871)" office:value-type="float" office:value="609.638727352116" calcext:value-type="float">
            <text:p>609.63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ord 2.0L EcoBoost I4</text:p>
          </table:table-cell>
          <table:table-cell office:value-type="float" office:value="3.44" calcext:value-type="float">
            <text:p>3.44</text:p>
          </table:table-cell>
          <table:table-cell office:value-type="float" office:value="3.27" calcext:value-type="float">
            <text:p>3.27</text:p>
          </table:table-cell>
          <table:table-cell table:formula="of:=SUM([.E68]*[.J68])" office:value-type="float" office:value="121.5669514752" calcext:value-type="float">
            <text:p>121.567</text:p>
          </table:table-cell>
          <table:table-cell table:formula="of:=SUM([.B68]*[.B68]*[.C68]*0.7854)" office:value-type="float" office:value="30.3917378688" calcext:value-type="float">
            <text:p>30.392</text:p>
          </table:table-cell>
          <table:table-cell table:formula="of:=SUM([.B68]*25.4)" office:value-type="float" office:value="87.376" calcext:value-type="float">
            <text:p>87.376</text:p>
          </table:table-cell>
          <table:table-cell table:formula="of:=SUM([.C68]*25.4)" office:value-type="float" office:value="83.058" calcext:value-type="float">
            <text:p>83.058</text:p>
          </table:table-cell>
          <table:table-cell table:formula="of:=SUM([.D68]*16.3871)" office:value-type="float" office:value="1992.12979051925" calcext:value-type="float">
            <text:p>1,992.130</text:p>
          </table:table-cell>
          <table:table-cell table:formula="of:=SUM([.E68]*16.3871)" office:value-type="float" office:value="498.032447629812" calcext:value-type="float">
            <text:p>498.0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ord 2.3L EcoBoost I4</text:p>
          </table:table-cell>
          <table:table-cell office:value-type="float" office:value="3.44" calcext:value-type="float">
            <text:p>3.44</text:p>
          </table:table-cell>
          <table:table-cell office:value-type="float" office:value="3.27" calcext:value-type="float">
            <text:p>3.27</text:p>
          </table:table-cell>
          <table:table-cell table:formula="of:=SUM([.E69]*[.J69])" office:value-type="float" office:value="121.5669514752" calcext:value-type="float">
            <text:p>121.567</text:p>
          </table:table-cell>
          <table:table-cell table:formula="of:=SUM([.B69]*[.B69]*[.C69]*0.7854)" office:value-type="float" office:value="30.3917378688" calcext:value-type="float">
            <text:p>30.392</text:p>
          </table:table-cell>
          <table:table-cell table:formula="of:=SUM([.B69]*25.4)" office:value-type="float" office:value="87.376" calcext:value-type="float">
            <text:p>87.376</text:p>
          </table:table-cell>
          <table:table-cell table:formula="of:=SUM([.C69]*25.4)" office:value-type="float" office:value="83.058" calcext:value-type="float">
            <text:p>83.058</text:p>
          </table:table-cell>
          <table:table-cell table:formula="of:=SUM([.D69]*16.3871)" office:value-type="float" office:value="1992.12979051925" calcext:value-type="float">
            <text:p>1,992.130</text:p>
          </table:table-cell>
          <table:table-cell table:formula="of:=SUM([.E69]*16.3871)" office:value-type="float" office:value="498.032447629812" calcext:value-type="float">
            <text:p>498.03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style-name="Default" office:value-type="string" calcext:value-type="string">
            <text:p>Ford 221</text:p>
          </table:table-cell>
          <table:table-cell table:style-name="ce4" office:value-type="float" office:value="3.5" calcext:value-type="float">
            <text:p>3.500</text:p>
          </table:table-cell>
          <table:table-cell table:style-name="ce4" office:value-type="float" office:value="2.87" calcext:value-type="float">
            <text:p>2.870</text:p>
          </table:table-cell>
          <table:table-cell table:formula="of:=SUM([.E70]*[.J70])" office:value-type="float" office:value="220.901604" calcext:value-type="float">
            <text:p>220.902</text:p>
          </table:table-cell>
          <table:table-cell table:formula="of:=SUM([.B70]*[.B70]*[.C70]*0.7854)" office:value-type="float" office:value="27.6127005" calcext:value-type="float">
            <text:p>27.613</text:p>
          </table:table-cell>
          <table:table-cell table:formula="of:=SUM([.B70]*25.4)" office:value-type="float" office:value="88.9" calcext:value-type="float">
            <text:p>88.900</text:p>
          </table:table-cell>
          <table:table-cell table:formula="of:=SUM([.C70]*25.4)" office:value-type="float" office:value="72.898" calcext:value-type="float">
            <text:p>72.898</text:p>
          </table:table-cell>
          <table:table-cell table:formula="of:=SUM([.D70]*16.3871)" office:value-type="float" office:value="3619.9366749084" calcext:value-type="float">
            <text:p>3,619.937</text:p>
          </table:table-cell>
          <table:table-cell table:formula="of:=SUM([.E70]*16.3871)" office:value-type="float" office:value="452.49208436355" calcext:value-type="float">
            <text:p>452.492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260</text:p>
          </table:table-cell>
          <table:table-cell table:style-name="ce4" office:value-type="float" office:value="3.8" calcext:value-type="float">
            <text:p>3.800</text:p>
          </table:table-cell>
          <table:table-cell table:style-name="ce4" office:value-type="float" office:value="2.87" calcext:value-type="float">
            <text:p>2.870</text:p>
          </table:table-cell>
          <table:table-cell table:formula="of:=SUM([.E71]*[.J71])" office:value-type="float" office:value="260.39340096" calcext:value-type="float">
            <text:p>260.393</text:p>
          </table:table-cell>
          <table:table-cell table:formula="of:=SUM([.B71]*[.B71]*[.C71]*0.7854)" office:value-type="float" office:value="32.54917512" calcext:value-type="float">
            <text:p>32.549</text:p>
          </table:table-cell>
          <table:table-cell table:formula="of:=SUM([.B71]*25.4)" office:value-type="float" office:value="96.52" calcext:value-type="float">
            <text:p>96.520</text:p>
          </table:table-cell>
          <table:table-cell table:formula="of:=SUM([.C71]*25.4)" office:value-type="float" office:value="72.898" calcext:value-type="float">
            <text:p>72.898</text:p>
          </table:table-cell>
          <table:table-cell table:formula="of:=SUM([.D71]*16.3871)" office:value-type="float" office:value="4267.09270087162" calcext:value-type="float">
            <text:p>4,267.093</text:p>
          </table:table-cell>
          <table:table-cell table:formula="of:=SUM([.E71]*16.3871)" office:value-type="float" office:value="533.386587608952" calcext:value-type="float">
            <text:p>533.38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289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2.87" calcext:value-type="float">
            <text:p>2.870</text:p>
          </table:table-cell>
          <table:table-cell table:formula="of:=SUM([.E72]*[.J72])" office:value-type="float" office:value="288.524544" calcext:value-type="float">
            <text:p>288.525</text:p>
          </table:table-cell>
          <table:table-cell table:formula="of:=SUM([.B72]*[.B72]*[.C72]*0.7854)" office:value-type="float" office:value="36.065568" calcext:value-type="float">
            <text:p>36.066</text:p>
          </table:table-cell>
          <table:table-cell table:formula="of:=SUM([.B72]*25.4)" office:value-type="float" office:value="101.6" calcext:value-type="float">
            <text:p>101.600</text:p>
          </table:table-cell>
          <table:table-cell table:formula="of:=SUM([.C72]*25.4)" office:value-type="float" office:value="72.898" calcext:value-type="float">
            <text:p>72.898</text:p>
          </table:table-cell>
          <table:table-cell table:formula="of:=SUM([.D72]*16.3871)" office:value-type="float" office:value="4728.0805549824" calcext:value-type="float">
            <text:p>4,728.081</text:p>
          </table:table-cell>
          <table:table-cell table:formula="of:=SUM([.E72]*16.3871)" office:value-type="float" office:value="591.0100693728" calcext:value-type="float">
            <text:p>591.010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02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" calcext:value-type="float">
            <text:p>3.000</text:p>
          </table:table-cell>
          <table:table-cell table:formula="of:=SUM([.E73]*[.J73])" office:value-type="float" office:value="301.5936" calcext:value-type="float">
            <text:p>301.594</text:p>
          </table:table-cell>
          <table:table-cell table:formula="of:=SUM([.B73]*[.B73]*[.C73]*0.7854)" office:value-type="float" office:value="37.6992" calcext:value-type="float">
            <text:p>37.699</text:p>
          </table:table-cell>
          <table:table-cell table:formula="of:=SUM([.B73]*25.4)" office:value-type="float" office:value="101.6" calcext:value-type="float">
            <text:p>101.600</text:p>
          </table:table-cell>
          <table:table-cell table:formula="of:=SUM([.C73]*25.4)" office:value-type="float" office:value="76.2" calcext:value-type="float">
            <text:p>76.200</text:p>
          </table:table-cell>
          <table:table-cell table:formula="of:=SUM([.D73]*16.3871)" office:value-type="float" office:value="4942.24448256" calcext:value-type="float">
            <text:p>4,942.244</text:p>
          </table:table-cell>
          <table:table-cell table:formula="of:=SUM([.E73]*16.3871)" office:value-type="float" office:value="617.78056032" calcext:value-type="float">
            <text:p>617.781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32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.3" calcext:value-type="float">
            <text:p>3.300</text:p>
          </table:table-cell>
          <table:table-cell table:formula="of:=SUM([.E74]*[.J74])" office:value-type="float" office:value="331.75296" calcext:value-type="float">
            <text:p>331.753</text:p>
          </table:table-cell>
          <table:table-cell table:formula="of:=SUM([.B74]*[.B74]*[.C74]*0.7854)" office:value-type="float" office:value="41.46912" calcext:value-type="float">
            <text:p>41.469</text:p>
          </table:table-cell>
          <table:table-cell table:formula="of:=SUM([.B74]*25.4)" office:value-type="float" office:value="101.6" calcext:value-type="float">
            <text:p>101.600</text:p>
          </table:table-cell>
          <table:table-cell table:formula="of:=SUM([.C74]*25.4)" office:value-type="float" office:value="83.82" calcext:value-type="float">
            <text:p>83.820</text:p>
          </table:table-cell>
          <table:table-cell table:formula="of:=SUM([.D74]*16.3871)" office:value-type="float" office:value="5436.468930816" calcext:value-type="float">
            <text:p>5,436.469</text:p>
          </table:table-cell>
          <table:table-cell table:formula="of:=SUM([.E74]*16.3871)" office:value-type="float" office:value="679.558616352" calcext:value-type="float">
            <text:p>679.559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51C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.5" calcext:value-type="float">
            <text:p>3.500</text:p>
          </table:table-cell>
          <table:table-cell table:formula="of:=SUM([.E75]*[.J75])" office:value-type="float" office:value="351.8592" calcext:value-type="float">
            <text:p>351.859</text:p>
          </table:table-cell>
          <table:table-cell table:formula="of:=SUM([.B75]*[.B75]*[.C75]*0.7854)" office:value-type="float" office:value="43.9824" calcext:value-type="float">
            <text:p>43.982</text:p>
          </table:table-cell>
          <table:table-cell table:formula="of:=SUM([.B75]*25.4)" office:value-type="float" office:value="101.6" calcext:value-type="float">
            <text:p>101.600</text:p>
          </table:table-cell>
          <table:table-cell table:formula="of:=SUM([.C75]*25.4)" office:value-type="float" office:value="88.9" calcext:value-type="float">
            <text:p>88.900</text:p>
          </table:table-cell>
          <table:table-cell table:formula="of:=SUM([.D75]*16.3871)" office:value-type="float" office:value="5765.95189632" calcext:value-type="float">
            <text:p>5,765.952</text:p>
          </table:table-cell>
          <table:table-cell table:formula="of:=SUM([.E75]*16.3871)" office:value-type="float" office:value="720.74398704" calcext:value-type="float">
            <text:p>720.74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51M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.5" calcext:value-type="float">
            <text:p>3.500</text:p>
          </table:table-cell>
          <table:table-cell table:formula="of:=SUM([.E76]*[.J76])" office:value-type="float" office:value="351.8592" calcext:value-type="float">
            <text:p>351.859</text:p>
          </table:table-cell>
          <table:table-cell table:formula="of:=SUM([.B76]*[.B76]*[.C76]*0.7854)" office:value-type="float" office:value="43.9824" calcext:value-type="float">
            <text:p>43.982</text:p>
          </table:table-cell>
          <table:table-cell table:formula="of:=SUM([.B76]*25.4)" office:value-type="float" office:value="101.6" calcext:value-type="float">
            <text:p>101.600</text:p>
          </table:table-cell>
          <table:table-cell table:formula="of:=SUM([.C76]*25.4)" office:value-type="float" office:value="88.9" calcext:value-type="float">
            <text:p>88.900</text:p>
          </table:table-cell>
          <table:table-cell table:formula="of:=SUM([.D76]*16.3871)" office:value-type="float" office:value="5765.95189632" calcext:value-type="float">
            <text:p>5,765.952</text:p>
          </table:table-cell>
          <table:table-cell table:formula="of:=SUM([.E76]*16.3871)" office:value-type="float" office:value="720.74398704" calcext:value-type="float">
            <text:p>720.74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51W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.5" calcext:value-type="float">
            <text:p>3.500</text:p>
          </table:table-cell>
          <table:table-cell table:formula="of:=SUM([.E77]*[.J77])" office:value-type="float" office:value="351.8592" calcext:value-type="float">
            <text:p>351.859</text:p>
          </table:table-cell>
          <table:table-cell table:formula="of:=SUM([.B77]*[.B77]*[.C77]*0.7854)" office:value-type="float" office:value="43.9824" calcext:value-type="float">
            <text:p>43.982</text:p>
          </table:table-cell>
          <table:table-cell table:formula="of:=SUM([.B77]*25.4)" office:value-type="float" office:value="101.6" calcext:value-type="float">
            <text:p>101.600</text:p>
          </table:table-cell>
          <table:table-cell table:formula="of:=SUM([.C77]*25.4)" office:value-type="float" office:value="88.9" calcext:value-type="float">
            <text:p>88.900</text:p>
          </table:table-cell>
          <table:table-cell table:formula="of:=SUM([.D77]*16.3871)" office:value-type="float" office:value="5765.95189632" calcext:value-type="float">
            <text:p>5,765.952</text:p>
          </table:table-cell>
          <table:table-cell table:formula="of:=SUM([.E77]*16.3871)" office:value-type="float" office:value="720.74398704" calcext:value-type="float">
            <text:p>720.74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52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.5" calcext:value-type="float">
            <text:p>3.500</text:p>
          </table:table-cell>
          <table:table-cell table:formula="of:=SUM([.E78]*[.J78])" office:value-type="float" office:value="351.8592" calcext:value-type="float">
            <text:p>351.859</text:p>
          </table:table-cell>
          <table:table-cell table:formula="of:=SUM([.B78]*[.B78]*[.C78]*0.7854)" office:value-type="float" office:value="43.9824" calcext:value-type="float">
            <text:p>43.982</text:p>
          </table:table-cell>
          <table:table-cell table:formula="of:=SUM([.B78]*25.4)" office:value-type="float" office:value="101.6" calcext:value-type="float">
            <text:p>101.600</text:p>
          </table:table-cell>
          <table:table-cell table:formula="of:=SUM([.C78]*25.4)" office:value-type="float" office:value="88.9" calcext:value-type="float">
            <text:p>88.900</text:p>
          </table:table-cell>
          <table:table-cell table:formula="of:=SUM([.D78]*16.3871)" office:value-type="float" office:value="5765.95189632" calcext:value-type="float">
            <text:p>5,765.952</text:p>
          </table:table-cell>
          <table:table-cell table:formula="of:=SUM([.E78]*16.3871)" office:value-type="float" office:value="720.74398704" calcext:value-type="float">
            <text:p>720.74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60</text:p>
          </table:table-cell>
          <table:table-cell table:style-name="ce4" office:value-type="float" office:value="4.05" calcext:value-type="float">
            <text:p>4.050</text:p>
          </table:table-cell>
          <table:table-cell table:style-name="ce4" office:value-type="float" office:value="3.5" calcext:value-type="float">
            <text:p>3.500</text:p>
          </table:table-cell>
          <table:table-cell table:formula="of:=SUM([.E79]*[.J79])" office:value-type="float" office:value="360.710658" calcext:value-type="float">
            <text:p>360.711</text:p>
          </table:table-cell>
          <table:table-cell table:formula="of:=SUM([.B79]*[.B79]*[.C79]*0.7854)" office:value-type="float" office:value="45.08883225" calcext:value-type="float">
            <text:p>45.089</text:p>
          </table:table-cell>
          <table:table-cell table:formula="of:=SUM([.B79]*25.4)" office:value-type="float" office:value="102.87" calcext:value-type="float">
            <text:p>102.870</text:p>
          </table:table-cell>
          <table:table-cell table:formula="of:=SUM([.C79]*25.4)" office:value-type="float" office:value="88.9" calcext:value-type="float">
            <text:p>88.900</text:p>
          </table:table-cell>
          <table:table-cell table:formula="of:=SUM([.D79]*16.3871)" office:value-type="float" office:value="5911.0016237118" calcext:value-type="float">
            <text:p>5,911.002</text:p>
          </table:table-cell>
          <table:table-cell table:formula="of:=SUM([.E79]*16.3871)" office:value-type="float" office:value="738.875202963975" calcext:value-type="float">
            <text:p>738.87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390</text:p>
          </table:table-cell>
          <table:table-cell table:style-name="ce4" office:value-type="float" office:value="4.05" calcext:value-type="float">
            <text:p>4.050</text:p>
          </table:table-cell>
          <table:table-cell table:style-name="ce4" office:value-type="float" office:value="3.78" calcext:value-type="float">
            <text:p>3.780</text:p>
          </table:table-cell>
          <table:table-cell table:formula="of:=SUM([.E80]*[.J80])" office:value-type="float" office:value="389.56751064" calcext:value-type="float">
            <text:p>389.568</text:p>
          </table:table-cell>
          <table:table-cell table:formula="of:=SUM([.B80]*[.B80]*[.C80]*0.7854)" office:value-type="float" office:value="48.69593883" calcext:value-type="float">
            <text:p>48.696</text:p>
          </table:table-cell>
          <table:table-cell table:formula="of:=SUM([.B80]*25.4)" office:value-type="float" office:value="102.87" calcext:value-type="float">
            <text:p>102.870</text:p>
          </table:table-cell>
          <table:table-cell table:formula="of:=SUM([.C80]*25.4)" office:value-type="float" office:value="96.012" calcext:value-type="float">
            <text:p>96.012</text:p>
          </table:table-cell>
          <table:table-cell table:formula="of:=SUM([.D80]*16.3871)" office:value-type="float" office:value="6383.88175360874" calcext:value-type="float">
            <text:p>6,383.882</text:p>
          </table:table-cell>
          <table:table-cell table:formula="of:=SUM([.E80]*16.3871)" office:value-type="float" office:value="797.985219201093" calcext:value-type="float">
            <text:p>797.98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.6L</text:p>
          </table:table-cell>
          <table:table-cell table:style-name="ce4" office:value-type="float" office:value="3.552" calcext:value-type="float">
            <text:p>3.552</text:p>
          </table:table-cell>
          <table:table-cell table:style-name="ce4" office:value-type="float" office:value="3.543" calcext:value-type="float">
            <text:p>3.543</text:p>
          </table:table-cell>
          <table:table-cell table:formula="of:=SUM([.E81]*[.J81])" office:value-type="float" office:value="280.86521181143" calcext:value-type="float">
            <text:p>280.865</text:p>
          </table:table-cell>
          <table:table-cell table:formula="of:=SUM([.B81]*[.B81]*[.C81]*0.7854)" office:value-type="float" office:value="35.1081514764288" calcext:value-type="float">
            <text:p>35.108</text:p>
          </table:table-cell>
          <table:table-cell table:formula="of:=SUM([.B81]*25.4)" office:value-type="float" office:value="90.2208" calcext:value-type="float">
            <text:p>90.221</text:p>
          </table:table-cell>
          <table:table-cell table:formula="of:=SUM([.C81]*25.4)" office:value-type="float" office:value="89.9922" calcext:value-type="float">
            <text:p>89.992</text:p>
          </table:table-cell>
          <table:table-cell table:formula="of:=SUM([.D81]*16.3871)" office:value-type="float" office:value="4602.56631247509" calcext:value-type="float">
            <text:p>4,602.566</text:p>
          </table:table-cell>
          <table:table-cell table:formula="of:=SUM([.E81]*16.3871)" office:value-type="float" office:value="575.320789059387" calcext:value-type="float">
            <text:p>575.321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00</text:p>
          </table:table-cell>
          <table:table-cell table:number-columns-repeated="2" table:style-name="ce4" office:value-type="float" office:value="4" calcext:value-type="float">
            <text:p>4.000</text:p>
          </table:table-cell>
          <table:table-cell table:formula="of:=SUM([.E82]*[.J82])" office:value-type="float" office:value="402.1248" calcext:value-type="float">
            <text:p>402.125</text:p>
          </table:table-cell>
          <table:table-cell table:formula="of:=SUM([.B82]*[.B82]*[.C82]*0.7854)" office:value-type="float" office:value="50.2656" calcext:value-type="float">
            <text:p>50.266</text:p>
          </table:table-cell>
          <table:table-cell table:formula="of:=SUM([.B82]*25.4)" office:value-type="float" office:value="101.6" calcext:value-type="float">
            <text:p>101.600</text:p>
          </table:table-cell>
          <table:table-cell table:formula="of:=SUM([.C82]*25.4)" office:value-type="float" office:value="101.6" calcext:value-type="float">
            <text:p>101.600</text:p>
          </table:table-cell>
          <table:table-cell table:formula="of:=SUM([.D82]*16.3871)" office:value-type="float" office:value="6589.65931008" calcext:value-type="float">
            <text:p>6,589.659</text:p>
          </table:table-cell>
          <table:table-cell table:formula="of:=SUM([.E82]*16.3871)" office:value-type="float" office:value="823.70741376" calcext:value-type="float">
            <text:p>823.70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06</text:p>
          </table:table-cell>
          <table:table-cell table:style-name="ce4" office:value-type="float" office:value="4.13" calcext:value-type="float">
            <text:p>4.130</text:p>
          </table:table-cell>
          <table:table-cell table:style-name="ce4" office:value-type="float" office:value="3.784" calcext:value-type="float">
            <text:p>3.784</text:p>
          </table:table-cell>
          <table:table-cell table:formula="of:=SUM([.E83]*[.J83])" office:value-type="float" office:value="405.53852287872" calcext:value-type="float">
            <text:p>405.539</text:p>
          </table:table-cell>
          <table:table-cell table:formula="of:=SUM([.B83]*[.B83]*[.C83]*0.7854)" office:value-type="float" office:value="50.69231535984" calcext:value-type="float">
            <text:p>50.692</text:p>
          </table:table-cell>
          <table:table-cell table:formula="of:=SUM([.B83]*25.4)" office:value-type="float" office:value="104.902" calcext:value-type="float">
            <text:p>104.902</text:p>
          </table:table-cell>
          <table:table-cell table:formula="of:=SUM([.C83]*25.4)" office:value-type="float" office:value="96.1136" calcext:value-type="float">
            <text:p>96.114</text:p>
          </table:table-cell>
          <table:table-cell table:formula="of:=SUM([.D83]*16.3871)" office:value-type="float" office:value="6645.60032826587" calcext:value-type="float">
            <text:p>6,645.600</text:p>
          </table:table-cell>
          <table:table-cell table:formula="of:=SUM([.E83]*16.3871)" office:value-type="float" office:value="830.700041033234" calcext:value-type="float">
            <text:p>830.700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10</text:p>
          </table:table-cell>
          <table:table-cell table:style-name="ce4" office:value-type="float" office:value="4.05" calcext:value-type="float">
            <text:p>4.050</text:p>
          </table:table-cell>
          <table:table-cell table:style-name="ce4" office:value-type="float" office:value="3.98" calcext:value-type="float">
            <text:p>3.980</text:p>
          </table:table-cell>
          <table:table-cell table:formula="of:=SUM([.E84]*[.J84])" office:value-type="float" office:value="410.17954824" calcext:value-type="float">
            <text:p>410.180</text:p>
          </table:table-cell>
          <table:table-cell table:formula="of:=SUM([.B84]*[.B84]*[.C84]*0.7854)" office:value-type="float" office:value="51.27244353" calcext:value-type="float">
            <text:p>51.272</text:p>
          </table:table-cell>
          <table:table-cell table:formula="of:=SUM([.B84]*25.4)" office:value-type="float" office:value="102.87" calcext:value-type="float">
            <text:p>102.870</text:p>
          </table:table-cell>
          <table:table-cell table:formula="of:=SUM([.C84]*25.4)" office:value-type="float" office:value="101.092" calcext:value-type="float">
            <text:p>101.092</text:p>
          </table:table-cell>
          <table:table-cell table:formula="of:=SUM([.D84]*16.3871)" office:value-type="float" office:value="6721.6532749637" calcext:value-type="float">
            <text:p>6,721.653</text:p>
          </table:table-cell>
          <table:table-cell table:formula="of:=SUM([.E84]*16.3871)" office:value-type="float" office:value="840.206659370463" calcext:value-type="float">
            <text:p>840.20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27</text:p>
          </table:table-cell>
          <table:table-cell table:style-name="ce4" office:value-type="float" office:value="4.23" calcext:value-type="float">
            <text:p>4.230</text:p>
          </table:table-cell>
          <table:table-cell table:style-name="ce4" office:value-type="float" office:value="3.78" calcext:value-type="float">
            <text:p>3.780</text:p>
          </table:table-cell>
          <table:table-cell table:formula="of:=SUM([.E85]*[.J85])" office:value-type="float" office:value="424.9652498784" calcext:value-type="float">
            <text:p>424.965</text:p>
          </table:table-cell>
          <table:table-cell table:formula="of:=SUM([.B85]*[.B85]*[.C85]*0.7854)" office:value-type="float" office:value="53.1206562348" calcext:value-type="float">
            <text:p>53.121</text:p>
          </table:table-cell>
          <table:table-cell table:formula="of:=SUM([.B85]*25.4)" office:value-type="float" office:value="107.442" calcext:value-type="float">
            <text:p>107.442</text:p>
          </table:table-cell>
          <table:table-cell table:formula="of:=SUM([.C85]*25.4)" office:value-type="float" office:value="96.012" calcext:value-type="float">
            <text:p>96.012</text:p>
          </table:table-cell>
          <table:table-cell table:formula="of:=SUM([.D85]*16.3871)" office:value-type="float" office:value="6963.94804628233" calcext:value-type="float">
            <text:p>6,963.948</text:p>
          </table:table-cell>
          <table:table-cell table:formula="of:=SUM([.E85]*16.3871)" office:value-type="float" office:value="870.493505785291" calcext:value-type="float">
            <text:p>870.49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28</text:p>
          </table:table-cell>
          <table:table-cell table:style-name="ce4" office:value-type="float" office:value="4.13" calcext:value-type="float">
            <text:p>4.130</text:p>
          </table:table-cell>
          <table:table-cell table:style-name="ce4" office:value-type="float" office:value="3.98" calcext:value-type="float">
            <text:p>3.980</text:p>
          </table:table-cell>
          <table:table-cell table:formula="of:=SUM([.E86]*[.J86])" office:value-type="float" office:value="426.5442180384" calcext:value-type="float">
            <text:p>426.544</text:p>
          </table:table-cell>
          <table:table-cell table:formula="of:=SUM([.B86]*[.B86]*[.C86]*0.7854)" office:value-type="float" office:value="53.3180272548" calcext:value-type="float">
            <text:p>53.318</text:p>
          </table:table-cell>
          <table:table-cell table:formula="of:=SUM([.B86]*25.4)" office:value-type="float" office:value="104.902" calcext:value-type="float">
            <text:p>104.902</text:p>
          </table:table-cell>
          <table:table-cell table:formula="of:=SUM([.C86]*25.4)" office:value-type="float" office:value="101.092" calcext:value-type="float">
            <text:p>101.092</text:p>
          </table:table-cell>
          <table:table-cell table:formula="of:=SUM([.D86]*16.3871)" office:value-type="float" office:value="6989.82275541706" calcext:value-type="float">
            <text:p>6,989.823</text:p>
          </table:table-cell>
          <table:table-cell table:formula="of:=SUM([.E86]*16.3871)" office:value-type="float" office:value="873.727844427133" calcext:value-type="float">
            <text:p>873.728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29</text:p>
          </table:table-cell>
          <table:table-cell table:style-name="ce4" office:value-type="float" office:value="4.36" calcext:value-type="float">
            <text:p>4.360</text:p>
          </table:table-cell>
          <table:table-cell table:style-name="ce4" office:value-type="float" office:value="3.59" calcext:value-type="float">
            <text:p>3.590</text:p>
          </table:table-cell>
          <table:table-cell table:formula="of:=SUM([.E87]*[.J87])" office:value-type="float" office:value="428.7936162048" calcext:value-type="float">
            <text:p>428.794</text:p>
          </table:table-cell>
          <table:table-cell table:formula="of:=SUM([.B87]*[.B87]*[.C87]*0.7854)" office:value-type="float" office:value="53.5992020256" calcext:value-type="float">
            <text:p>53.599</text:p>
          </table:table-cell>
          <table:table-cell table:formula="of:=SUM([.B87]*25.4)" office:value-type="float" office:value="110.744" calcext:value-type="float">
            <text:p>110.744</text:p>
          </table:table-cell>
          <table:table-cell table:formula="of:=SUM([.C87]*25.4)" office:value-type="float" office:value="91.186" calcext:value-type="float">
            <text:p>91.186</text:p>
          </table:table-cell>
          <table:table-cell table:formula="of:=SUM([.D87]*16.3871)" office:value-type="float" office:value="7026.68386810968" calcext:value-type="float">
            <text:p>7,026.684</text:p>
          </table:table-cell>
          <table:table-cell table:formula="of:=SUM([.E87]*16.3871)" office:value-type="float" office:value="878.33548351371" calcext:value-type="float">
            <text:p>878.33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29CJ</text:p>
          </table:table-cell>
          <table:table-cell table:style-name="ce4" office:value-type="float" office:value="4.36" calcext:value-type="float">
            <text:p>4.360</text:p>
          </table:table-cell>
          <table:table-cell table:style-name="ce4" office:value-type="float" office:value="3.59" calcext:value-type="float">
            <text:p>3.590</text:p>
          </table:table-cell>
          <table:table-cell table:formula="of:=SUM([.E88]*[.J88])" office:value-type="float" office:value="428.7936162048" calcext:value-type="float">
            <text:p>428.794</text:p>
          </table:table-cell>
          <table:table-cell table:formula="of:=SUM([.B88]*[.B88]*[.C88]*0.7854)" office:value-type="float" office:value="53.5992020256" calcext:value-type="float">
            <text:p>53.599</text:p>
          </table:table-cell>
          <table:table-cell table:formula="of:=SUM([.B88]*25.4)" office:value-type="float" office:value="110.744" calcext:value-type="float">
            <text:p>110.744</text:p>
          </table:table-cell>
          <table:table-cell table:formula="of:=SUM([.C88]*25.4)" office:value-type="float" office:value="91.186" calcext:value-type="float">
            <text:p>91.186</text:p>
          </table:table-cell>
          <table:table-cell table:formula="of:=SUM([.D88]*16.3871)" office:value-type="float" office:value="7026.68386810968" calcext:value-type="float">
            <text:p>7,026.684</text:p>
          </table:table-cell>
          <table:table-cell table:formula="of:=SUM([.E88]*16.3871)" office:value-type="float" office:value="878.33548351371" calcext:value-type="float">
            <text:p>878.33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460</text:p>
          </table:table-cell>
          <table:table-cell table:style-name="ce4" office:value-type="float" office:value="4.36" calcext:value-type="float">
            <text:p>4.360</text:p>
          </table:table-cell>
          <table:table-cell table:style-name="ce4" office:value-type="float" office:value="3.85" calcext:value-type="float">
            <text:p>3.850</text:p>
          </table:table-cell>
          <table:table-cell table:formula="of:=SUM([.E89]*[.J89])" office:value-type="float" office:value="459.848307072" calcext:value-type="float">
            <text:p>459.848</text:p>
          </table:table-cell>
          <table:table-cell table:formula="of:=SUM([.B89]*[.B89]*[.C89]*0.7854)" office:value-type="float" office:value="57.481038384" calcext:value-type="float">
            <text:p>57.481</text:p>
          </table:table-cell>
          <table:table-cell table:formula="of:=SUM([.B89]*25.4)" office:value-type="float" office:value="110.744" calcext:value-type="float">
            <text:p>110.744</text:p>
          </table:table-cell>
          <table:table-cell table:formula="of:=SUM([.C89]*25.4)" office:value-type="float" office:value="97.79" calcext:value-type="float">
            <text:p>97.790</text:p>
          </table:table-cell>
          <table:table-cell table:formula="of:=SUM([.D89]*16.3871)" office:value-type="float" office:value="7535.58019281957" calcext:value-type="float">
            <text:p>7,535.580</text:p>
          </table:table-cell>
          <table:table-cell table:formula="of:=SUM([.E89]*16.3871)" office:value-type="float" office:value="941.947524102447" calcext:value-type="float">
            <text:p>941.948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5.0L Cammer</text:p>
          </table:table-cell>
          <table:table-cell table:style-name="ce4" office:value-type="float" office:value="3.7" calcext:value-type="float">
            <text:p>3.700</text:p>
          </table:table-cell>
          <table:table-cell table:style-name="ce4" office:value-type="float" office:value="3.543" calcext:value-type="float">
            <text:p>3.543</text:p>
          </table:table-cell>
          <table:table-cell table:formula="of:=SUM([.E90]*[.J90])" office:value-type="float" office:value="304.758259344" calcext:value-type="float">
            <text:p>304.758</text:p>
          </table:table-cell>
          <table:table-cell table:formula="of:=SUM([.B90]*[.B90]*[.C90]*0.7854)" office:value-type="float" office:value="38.094782418" calcext:value-type="float">
            <text:p>38.095</text:p>
          </table:table-cell>
          <table:table-cell table:formula="of:=SUM([.B90]*25.4)" office:value-type="float" office:value="93.98" calcext:value-type="float">
            <text:p>93.980</text:p>
          </table:table-cell>
          <table:table-cell table:formula="of:=SUM([.C90]*25.4)" office:value-type="float" office:value="89.9922" calcext:value-type="float">
            <text:p>89.992</text:p>
          </table:table-cell>
          <table:table-cell table:formula="of:=SUM([.D90]*16.3871)" office:value-type="float" office:value="4994.10407169606" calcext:value-type="float">
            <text:p>4,994.104</text:p>
          </table:table-cell>
          <table:table-cell table:formula="of:=SUM([.E90]*16.3871)" office:value-type="float" office:value="624.263008962008" calcext:value-type="float">
            <text:p>624.263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5.0L Coyote</text:p>
          </table:table-cell>
          <table:table-cell table:style-name="ce4" office:value-type="float" office:value="3.629" calcext:value-type="float">
            <text:p>3.629</text:p>
          </table:table-cell>
          <table:table-cell table:style-name="ce4" office:value-type="float" office:value="3.647" calcext:value-type="float">
            <text:p>3.647</text:p>
          </table:table-cell>
          <table:table-cell table:formula="of:=SUM([.E91]*[.J91])" office:value-type="float" office:value="301.780089943886" calcext:value-type="float">
            <text:p>301.780</text:p>
          </table:table-cell>
          <table:table-cell table:formula="of:=SUM([.B91]*[.B91]*[.C91]*0.7854)" office:value-type="float" office:value="37.7225112429858" calcext:value-type="float">
            <text:p>37.723</text:p>
          </table:table-cell>
          <table:table-cell table:formula="of:=SUM([.B91]*25.4)" office:value-type="float" office:value="92.1766" calcext:value-type="float">
            <text:p>92.177</text:p>
          </table:table-cell>
          <table:table-cell table:formula="of:=SUM([.C91]*25.4)" office:value-type="float" office:value="92.6338" calcext:value-type="float">
            <text:p>92.634</text:p>
          </table:table-cell>
          <table:table-cell table:formula="of:=SUM([.D91]*16.3871)" office:value-type="float" office:value="4945.30051191946" calcext:value-type="float">
            <text:p>4,945.301</text:p>
          </table:table-cell>
          <table:table-cell table:formula="of:=SUM([.E91]*16.3871)" office:value-type="float" office:value="618.162563989933" calcext:value-type="float">
            <text:p>618.163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rd 5.0L Coyote V8</text:p>
          </table:table-cell>
          <table:table-cell office:value-type="float" office:value="4.13" calcext:value-type="float">
            <text:p>4.13</text:p>
          </table:table-cell>
          <table:table-cell office:value-type="float" office:value="3.7" calcext:value-type="float">
            <text:p>3.7</text:p>
          </table:table-cell>
          <table:table-cell table:formula="of:=SUM([.E92]*[.J92])" office:value-type="float" office:value="396.536082096" calcext:value-type="float">
            <text:p>396.536</text:p>
          </table:table-cell>
          <table:table-cell table:formula="of:=SUM([.B92]*[.B92]*[.C92]*0.7854)" office:value-type="float" office:value="49.567010262" calcext:value-type="float">
            <text:p>49.567</text:p>
          </table:table-cell>
          <table:table-cell table:formula="of:=SUM([.B92]*25.4)" office:value-type="float" office:value="104.902" calcext:value-type="float">
            <text:p>104.902</text:p>
          </table:table-cell>
          <table:table-cell table:formula="of:=SUM([.C92]*25.4)" office:value-type="float" office:value="93.98" calcext:value-type="float">
            <text:p>93.980</text:p>
          </table:table-cell>
          <table:table-cell table:formula="of:=SUM([.D92]*16.3871)" office:value-type="float" office:value="6498.07643091536" calcext:value-type="float">
            <text:p>6,498.076</text:p>
          </table:table-cell>
          <table:table-cell table:formula="of:=SUM([.E92]*16.3871)" office:value-type="float" office:value="812.25955386442" calcext:value-type="float">
            <text:p>812.26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5.4L</text:p>
          </table:table-cell>
          <table:table-cell table:style-name="ce4" office:value-type="float" office:value="3.552" calcext:value-type="float">
            <text:p>3.552</text:p>
          </table:table-cell>
          <table:table-cell table:style-name="ce4" office:value-type="float" office:value="4.165" calcext:value-type="float">
            <text:p>4.165</text:p>
          </table:table-cell>
          <table:table-cell table:formula="of:=SUM([.E93]*[.J93])" office:value-type="float" office:value="330.173188595712" calcext:value-type="float">
            <text:p>330.173</text:p>
          </table:table-cell>
          <table:table-cell table:formula="of:=SUM([.B93]*[.B93]*[.C93]*0.7854)" office:value-type="float" office:value="41.271648574464" calcext:value-type="float">
            <text:p>41.272</text:p>
          </table:table-cell>
          <table:table-cell table:formula="of:=SUM([.B93]*25.4)" office:value-type="float" office:value="90.2208" calcext:value-type="float">
            <text:p>90.221</text:p>
          </table:table-cell>
          <table:table-cell table:formula="of:=SUM([.C93]*25.4)" office:value-type="float" office:value="105.791" calcext:value-type="float">
            <text:p>105.791</text:p>
          </table:table-cell>
          <table:table-cell table:formula="of:=SUM([.D93]*16.3871)" office:value-type="float" office:value="5410.58105883679" calcext:value-type="float">
            <text:p>5,410.581</text:p>
          </table:table-cell>
          <table:table-cell table:formula="of:=SUM([.E93]*16.3871)" office:value-type="float" office:value="676.322632354599" calcext:value-type="float">
            <text:p>676.323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Ford 5.8L</text:p>
          </table:table-cell>
          <table:table-cell table:style-name="ce4" office:value-type="float" office:value="3.681" calcext:value-type="float">
            <text:p>3.681</text:p>
          </table:table-cell>
          <table:table-cell table:style-name="ce4" office:value-type="float" office:value="4.23" calcext:value-type="float">
            <text:p>4.230</text:p>
          </table:table-cell>
          <table:table-cell table:formula="of:=SUM([.E94]*[.J94])" office:value-type="float" office:value="360.124680673296" calcext:value-type="float">
            <text:p>360.125</text:p>
          </table:table-cell>
          <table:table-cell table:formula="of:=SUM([.B94]*[.B94]*[.C94]*0.7854)" office:value-type="float" office:value="45.015585084162" calcext:value-type="float">
            <text:p>45.016</text:p>
          </table:table-cell>
          <table:table-cell table:formula="of:=SUM([.B94]*25.4)" office:value-type="float" office:value="93.4974" calcext:value-type="float">
            <text:p>93.497</text:p>
          </table:table-cell>
          <table:table-cell table:formula="of:=SUM([.C94]*25.4)" office:value-type="float" office:value="107.442" calcext:value-type="float">
            <text:p>107.442</text:p>
          </table:table-cell>
          <table:table-cell table:formula="of:=SUM([.D94]*16.3871)" office:value-type="float" office:value="5901.39915466137" calcext:value-type="float">
            <text:p>5,901.399</text:p>
          </table:table-cell>
          <table:table-cell table:formula="of:=SUM([.E94]*16.3871)" office:value-type="float" office:value="737.674894332671" calcext:value-type="float">
            <text:p>737.67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rd 7.3L Godzilla V8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table:formula="of:=SUM([.E95]*[.J95])" office:value-type="float" office:value="453.9612" calcext:value-type="float">
            <text:p>453.961</text:p>
          </table:table-cell>
          <table:table-cell table:formula="of:=SUM([.B95]*[.B95]*[.C95]*0.7854)" office:value-type="float" office:value="56.74515" calcext:value-type="float">
            <text:p>56.745</text:p>
          </table:table-cell>
          <table:table-cell table:formula="of:=SUM([.B95]*25.4)" office:value-type="float" office:value="107.95" calcext:value-type="float">
            <text:p>107.950</text:p>
          </table:table-cell>
          <table:table-cell table:formula="of:=SUM([.C95]*25.4)" office:value-type="float" office:value="101.6" calcext:value-type="float">
            <text:p>101.600</text:p>
          </table:table-cell>
          <table:table-cell table:formula="of:=SUM([.D95]*16.3871)" office:value-type="float" office:value="7439.10758052" calcext:value-type="float">
            <text:p>7,439.108</text:p>
          </table:table-cell>
          <table:table-cell table:formula="of:=SUM([.E95]*16.3871)" office:value-type="float" office:value="929.888447565" calcext:value-type="float">
            <text:p>929.88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7.3L Powerstroke Diesel V8</text:p>
          </table:table-cell>
          <table:table-cell office:value-type="float" office:value="4.11" calcext:value-type="float">
            <text:p>4.11</text:p>
          </table:table-cell>
          <table:table-cell office:value-type="float" office:value="4.14" calcext:value-type="float">
            <text:p>4.14</text:p>
          </table:table-cell>
          <table:table-cell table:formula="of:=SUM([.E96]*[.J96])" office:value-type="float" office:value="439.4048728608" calcext:value-type="float">
            <text:p>439.405</text:p>
          </table:table-cell>
          <table:table-cell table:formula="of:=SUM([.B96]*[.B96]*[.C96]*0.7854)" office:value-type="float" office:value="54.9256091076" calcext:value-type="float">
            <text:p>54.926</text:p>
          </table:table-cell>
          <table:table-cell table:formula="of:=SUM([.B96]*25.4)" office:value-type="float" office:value="104.394" calcext:value-type="float">
            <text:p>104.394</text:p>
          </table:table-cell>
          <table:table-cell table:formula="of:=SUM([.C96]*25.4)" office:value-type="float" office:value="105.156" calcext:value-type="float">
            <text:p>105.156</text:p>
          </table:table-cell>
          <table:table-cell table:formula="of:=SUM([.D96]*16.3871)" office:value-type="float" office:value="7200.57159205722" calcext:value-type="float">
            <text:p>7,200.572</text:p>
          </table:table-cell>
          <table:table-cell table:formula="of:=SUM([.E96]*16.3871)" office:value-type="float" office:value="900.071449007152" calcext:value-type="float">
            <text:p>900.07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rd EcoBoost 2.3L I4</text:p>
          </table:table-cell>
          <table:table-cell office:value-type="float" office:value="3.44" calcext:value-type="float">
            <text:p>3.44</text:p>
          </table:table-cell>
          <table:table-cell office:value-type="float" office:value="3.27" calcext:value-type="float">
            <text:p>3.27</text:p>
          </table:table-cell>
          <table:table-cell table:formula="of:=SUM([.E97]*[.J97])" office:value-type="float" office:value="121.5669514752" calcext:value-type="float">
            <text:p>121.567</text:p>
          </table:table-cell>
          <table:table-cell table:formula="of:=SUM([.B97]*[.B97]*[.C97]*0.7854)" office:value-type="float" office:value="30.3917378688" calcext:value-type="float">
            <text:p>30.392</text:p>
          </table:table-cell>
          <table:table-cell table:formula="of:=SUM([.B97]*25.4)" office:value-type="float" office:value="87.376" calcext:value-type="float">
            <text:p>87.376</text:p>
          </table:table-cell>
          <table:table-cell table:formula="of:=SUM([.C97]*25.4)" office:value-type="float" office:value="83.058" calcext:value-type="float">
            <text:p>83.058</text:p>
          </table:table-cell>
          <table:table-cell table:formula="of:=SUM([.D97]*16.3871)" office:value-type="float" office:value="1992.12979051925" calcext:value-type="float">
            <text:p>1,992.130</text:p>
          </table:table-cell>
          <table:table-cell table:formula="of:=SUM([.E97]*16.3871)" office:value-type="float" office:value="498.032447629812" calcext:value-type="float">
            <text:p>498.0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ord EcoBoost 3.5L V6</text:p>
          </table:table-cell>
          <table:table-cell office:value-type="float" office:value="3.64" calcext:value-type="float">
            <text:p>3.64</text:p>
          </table:table-cell>
          <table:table-cell office:value-type="float" office:value="3.41" calcext:value-type="float">
            <text:p>3.41</text:p>
          </table:table-cell>
          <table:table-cell table:formula="of:=SUM([.E98]*[.J98])" office:value-type="float" office:value="212.9115852864" calcext:value-type="float">
            <text:p>212.912</text:p>
          </table:table-cell>
          <table:table-cell table:formula="of:=SUM([.B98]*[.B98]*[.C98]*0.7854)" office:value-type="float" office:value="35.4852642144" calcext:value-type="float">
            <text:p>35.485</text:p>
          </table:table-cell>
          <table:table-cell table:formula="of:=SUM([.B98]*25.4)" office:value-type="float" office:value="92.456" calcext:value-type="float">
            <text:p>92.456</text:p>
          </table:table-cell>
          <table:table-cell table:formula="of:=SUM([.C98]*25.4)" office:value-type="float" office:value="86.614" calcext:value-type="float">
            <text:p>86.614</text:p>
          </table:table-cell>
          <table:table-cell table:formula="of:=SUM([.D98]*16.3871)" office:value-type="float" office:value="3489.00343924677" calcext:value-type="float">
            <text:p>3,489.003</text:p>
          </table:table-cell>
          <table:table-cell table:formula="of:=SUM([.E98]*16.3871)" office:value-type="float" office:value="581.500573207794" calcext:value-type="float">
            <text:p>581.50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ord Power Stroke 6.7L Diesel V8</text:p>
          </table:table-cell>
          <table:table-cell office:value-type="float" office:value="4.21" calcext:value-type="float">
            <text:p>4.21</text:p>
          </table:table-cell>
          <table:table-cell office:value-type="float" office:value="4.25" calcext:value-type="float">
            <text:p>4.25</text:p>
          </table:table-cell>
          <table:table-cell table:formula="of:=SUM([.E99]*[.J99])" office:value-type="float" office:value="473.29727676" calcext:value-type="float">
            <text:p>473.297</text:p>
          </table:table-cell>
          <table:table-cell table:formula="of:=SUM([.B99]*[.B99]*[.C99]*0.7854)" office:value-type="float" office:value="59.162159595" calcext:value-type="float">
            <text:p>59.162</text:p>
          </table:table-cell>
          <table:table-cell table:formula="of:=SUM([.B99]*25.4)" office:value-type="float" office:value="106.934" calcext:value-type="float">
            <text:p>106.934</text:p>
          </table:table-cell>
          <table:table-cell table:formula="of:=SUM([.C99]*25.4)" office:value-type="float" office:value="107.95" calcext:value-type="float">
            <text:p>107.950</text:p>
          </table:table-cell>
          <table:table-cell table:formula="of:=SUM([.D99]*16.3871)" office:value-type="float" office:value="7755.9698039938" calcext:value-type="float">
            <text:p>7,755.970</text:p>
          </table:table-cell>
          <table:table-cell table:formula="of:=SUM([.E99]*16.3871)" office:value-type="float" office:value="969.496225499225" calcext:value-type="float">
            <text:p>969.49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rd V10 6.8L</text:p>
          </table:table-cell>
          <table:table-cell office:value-type="float" office:value="3.55" calcext:value-type="float">
            <text:p>3.55</text:p>
          </table:table-cell>
          <table:table-cell office:value-type="float" office:value="4.16" calcext:value-type="float">
            <text:p>4.16</text:p>
          </table:table-cell>
          <table:table-cell table:formula="of:=SUM([.E100]*[.J100])" office:value-type="float" office:value="411.7569456" calcext:value-type="float">
            <text:p>411.757</text:p>
          </table:table-cell>
          <table:table-cell table:formula="of:=SUM([.B100]*[.B100]*[.C100]*0.7854)" office:value-type="float" office:value="41.17569456" calcext:value-type="float">
            <text:p>41.176</text:p>
          </table:table-cell>
          <table:table-cell table:formula="of:=SUM([.B100]*25.4)" office:value-type="float" office:value="90.17" calcext:value-type="float">
            <text:p>90.170</text:p>
          </table:table-cell>
          <table:table-cell table:formula="of:=SUM([.C100]*25.4)" office:value-type="float" office:value="105.664" calcext:value-type="float">
            <text:p>105.664</text:p>
          </table:table-cell>
          <table:table-cell table:formula="of:=SUM([.D100]*16.3871)" office:value-type="float" office:value="6747.50224324176" calcext:value-type="float">
            <text:p>6,747.502</text:p>
          </table:table-cell>
          <table:table-cell table:formula="of:=SUM([.E100]*16.3871)" office:value-type="float" office:value="674.750224324176" calcext:value-type="float">
            <text:p>674.7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ord V8 4.6L SOHC</text:p>
          </table:table-cell>
          <table:table-cell office:value-type="float" office:value="3.55" calcext:value-type="float">
            <text:p>3.55</text:p>
          </table:table-cell>
          <table:table-cell office:value-type="float" office:value="3.54" calcext:value-type="float">
            <text:p>3.54</text:p>
          </table:table-cell>
          <table:table-cell table:formula="of:=SUM([.E101]*[.J101])" office:value-type="float" office:value="280.31145912" calcext:value-type="float">
            <text:p>280.311</text:p>
          </table:table-cell>
          <table:table-cell table:formula="of:=SUM([.B101]*[.B101]*[.C101]*0.7854)" office:value-type="float" office:value="35.03893239" calcext:value-type="float">
            <text:p>35.039</text:p>
          </table:table-cell>
          <table:table-cell table:formula="of:=SUM([.B101]*25.4)" office:value-type="float" office:value="90.17" calcext:value-type="float">
            <text:p>90.170</text:p>
          </table:table-cell>
          <table:table-cell table:formula="of:=SUM([.C101]*25.4)" office:value-type="float" office:value="89.916" calcext:value-type="float">
            <text:p>89.916</text:p>
          </table:table-cell>
          <table:table-cell table:formula="of:=SUM([.D101]*16.3871)" office:value-type="float" office:value="4593.49191174535" calcext:value-type="float">
            <text:p>4,593.492</text:p>
          </table:table-cell>
          <table:table-cell table:formula="of:=SUM([.E101]*16.3871)" office:value-type="float" office:value="574.186488968169" calcext:value-type="float">
            <text:p>574.18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reightliner DD13 (Semi Truck)</text:p>
          </table:table-cell>
          <table:table-cell office:value-type="float" office:value="5.2" calcext:value-type="float">
            <text:p>5.2</text:p>
          </table:table-cell>
          <table:table-cell office:value-type="float" office:value="6.15" calcext:value-type="float">
            <text:p>6.15</text:p>
          </table:table-cell>
          <table:table-cell table:formula="of:=SUM([.E102]*[.J102])" office:value-type="float" office:value="783.6532704" calcext:value-type="float">
            <text:p>783.653</text:p>
          </table:table-cell>
          <table:table-cell table:formula="of:=SUM([.B102]*[.B102]*[.C102]*0.7854)" office:value-type="float" office:value="130.6088784" calcext:value-type="float">
            <text:p>130.609</text:p>
          </table:table-cell>
          <table:table-cell table:formula="of:=SUM([.B102]*25.4)" office:value-type="float" office:value="132.08" calcext:value-type="float">
            <text:p>132.080</text:p>
          </table:table-cell>
          <table:table-cell table:formula="of:=SUM([.C102]*25.4)" office:value-type="float" office:value="156.21" calcext:value-type="float">
            <text:p>156.210</text:p>
          </table:table-cell>
          <table:table-cell table:formula="of:=SUM([.D102]*16.3871)" office:value-type="float" office:value="12841.8045073718" calcext:value-type="float">
            <text:p>12,841.805</text:p>
          </table:table-cell>
          <table:table-cell table:formula="of:=SUM([.E102]*16.3871)" office:value-type="float" office:value="2140.30075122864" calcext:value-type="float">
            <text:p>2,140.30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Default" office:value-type="string" calcext:value-type="string">
            <text:p>GM 262</text:p>
          </table:table-cell>
          <table:table-cell table:style-name="ce4" office:value-type="float" office:value="3.671" calcext:value-type="float">
            <text:p>3.671</text:p>
          </table:table-cell>
          <table:table-cell table:style-name="ce4" office:value-type="float" office:value="3.1" calcext:value-type="float">
            <text:p>3.100</text:p>
          </table:table-cell>
          <table:table-cell table:formula="of:=SUM([.E103]*[.J103])" office:value-type="float" office:value="262.48914409872" calcext:value-type="float">
            <text:p>262.489</text:p>
          </table:table-cell>
          <table:table-cell table:formula="of:=SUM([.B103]*[.B103]*[.C103]*0.7854)" office:value-type="float" office:value="32.81114301234" calcext:value-type="float">
            <text:p>32.811</text:p>
          </table:table-cell>
          <table:table-cell table:formula="of:=SUM([.B103]*25.4)" office:value-type="float" office:value="93.2434" calcext:value-type="float">
            <text:p>93.243</text:p>
          </table:table-cell>
          <table:table-cell table:formula="of:=SUM([.C103]*25.4)" office:value-type="float" office:value="78.74" calcext:value-type="float">
            <text:p>78.740</text:p>
          </table:table-cell>
          <table:table-cell table:formula="of:=SUM([.D103]*16.3871)" office:value-type="float" office:value="4301.43585326013" calcext:value-type="float">
            <text:p>4,301.436</text:p>
          </table:table-cell>
          <table:table-cell table:formula="of:=SUM([.E103]*16.3871)" office:value-type="float" office:value="537.679481657517" calcext:value-type="float">
            <text:p>537.679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265 (1955-56)</text:p>
          </table:table-cell>
          <table:table-cell table:style-name="ce4" office:value-type="float" office:value="3.75" calcext:value-type="float">
            <text:p>3.750</text:p>
          </table:table-cell>
          <table:table-cell table:style-name="ce4" office:value-type="float" office:value="3" calcext:value-type="float">
            <text:p>3.000</text:p>
          </table:table-cell>
          <table:table-cell table:formula="of:=SUM([.E104]*[.J104])" office:value-type="float" office:value="265.0725" calcext:value-type="float">
            <text:p>265.073</text:p>
          </table:table-cell>
          <table:table-cell table:formula="of:=SUM([.B104]*[.B104]*[.C104]*0.7854)" office:value-type="float" office:value="33.1340625" calcext:value-type="float">
            <text:p>33.134</text:p>
          </table:table-cell>
          <table:table-cell table:formula="of:=SUM([.B104]*25.4)" office:value-type="float" office:value="95.25" calcext:value-type="float">
            <text:p>95.250</text:p>
          </table:table-cell>
          <table:table-cell table:formula="of:=SUM([.C104]*25.4)" office:value-type="float" office:value="76.2" calcext:value-type="float">
            <text:p>76.200</text:p>
          </table:table-cell>
          <table:table-cell table:formula="of:=SUM([.D104]*16.3871)" office:value-type="float" office:value="4343.76956475" calcext:value-type="float">
            <text:p>4,343.770</text:p>
          </table:table-cell>
          <table:table-cell table:formula="of:=SUM([.E104]*16.3871)" office:value-type="float" office:value="542.97119559375" calcext:value-type="float">
            <text:p>542.971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265 (1994)</text:p>
          </table:table-cell>
          <table:table-cell table:style-name="ce4" office:value-type="float" office:value="3.736" calcext:value-type="float">
            <text:p>3.736</text:p>
          </table:table-cell>
          <table:table-cell table:style-name="ce4" office:value-type="float" office:value="3" calcext:value-type="float">
            <text:p>3.000</text:p>
          </table:table-cell>
          <table:table-cell table:formula="of:=SUM([.E105]*[.J105])" office:value-type="float" office:value="263.0969865216" calcext:value-type="float">
            <text:p>263.097</text:p>
          </table:table-cell>
          <table:table-cell table:formula="of:=SUM([.B105]*[.B105]*[.C105]*0.7854)" office:value-type="float" office:value="32.8871233152" calcext:value-type="float">
            <text:p>32.887</text:p>
          </table:table-cell>
          <table:table-cell table:formula="of:=SUM([.B105]*25.4)" office:value-type="float" office:value="94.8944" calcext:value-type="float">
            <text:p>94.894</text:p>
          </table:table-cell>
          <table:table-cell table:formula="of:=SUM([.C105]*25.4)" office:value-type="float" office:value="76.2" calcext:value-type="float">
            <text:p>76.200</text:p>
          </table:table-cell>
          <table:table-cell table:formula="of:=SUM([.D105]*16.3871)" office:value-type="float" office:value="4311.39662782811" calcext:value-type="float">
            <text:p>4,311.397</text:p>
          </table:table-cell>
          <table:table-cell table:formula="of:=SUM([.E105]*16.3871)" office:value-type="float" office:value="538.924578478514" calcext:value-type="float">
            <text:p>538.92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267</text:p>
          </table:table-cell>
          <table:table-cell table:style-name="ce4" office:value-type="float" office:value="3.5" calcext:value-type="float">
            <text:p>3.500</text:p>
          </table:table-cell>
          <table:table-cell table:style-name="ce4" office:value-type="float" office:value="3.48" calcext:value-type="float">
            <text:p>3.480</text:p>
          </table:table-cell>
          <table:table-cell table:formula="of:=SUM([.E106]*[.J106])" office:value-type="float" office:value="267.852816" calcext:value-type="float">
            <text:p>267.853</text:p>
          </table:table-cell>
          <table:table-cell table:formula="of:=SUM([.B106]*[.B106]*[.C106]*0.7854)" office:value-type="float" office:value="33.481602" calcext:value-type="float">
            <text:p>33.482</text:p>
          </table:table-cell>
          <table:table-cell table:formula="of:=SUM([.B106]*25.4)" office:value-type="float" office:value="88.9" calcext:value-type="float">
            <text:p>88.900</text:p>
          </table:table-cell>
          <table:table-cell table:formula="of:=SUM([.C106]*25.4)" office:value-type="float" office:value="88.392" calcext:value-type="float">
            <text:p>88.392</text:p>
          </table:table-cell>
          <table:table-cell table:formula="of:=SUM([.D106]*16.3871)" office:value-type="float" office:value="4389.3308810736" calcext:value-type="float">
            <text:p>4,389.331</text:p>
          </table:table-cell>
          <table:table-cell table:formula="of:=SUM([.E106]*16.3871)" office:value-type="float" office:value="548.6663601342" calcext:value-type="float">
            <text:p>548.666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283</text:p>
          </table:table-cell>
          <table:table-cell table:style-name="ce4" office:value-type="float" office:value="3.875" calcext:value-type="float">
            <text:p>3.875</text:p>
          </table:table-cell>
          <table:table-cell table:style-name="ce4" office:value-type="float" office:value="3" calcext:value-type="float">
            <text:p>3.000</text:p>
          </table:table-cell>
          <table:table-cell table:formula="of:=SUM([.E107]*[.J107])" office:value-type="float" office:value="283.038525" calcext:value-type="float">
            <text:p>283.039</text:p>
          </table:table-cell>
          <table:table-cell table:formula="of:=SUM([.B107]*[.B107]*[.C107]*0.7854)" office:value-type="float" office:value="35.379815625" calcext:value-type="float">
            <text:p>35.380</text:p>
          </table:table-cell>
          <table:table-cell table:formula="of:=SUM([.B107]*25.4)" office:value-type="float" office:value="98.425" calcext:value-type="float">
            <text:p>98.425</text:p>
          </table:table-cell>
          <table:table-cell table:formula="of:=SUM([.C107]*25.4)" office:value-type="float" office:value="76.2" calcext:value-type="float">
            <text:p>76.200</text:p>
          </table:table-cell>
          <table:table-cell table:formula="of:=SUM([.D107]*16.3871)" office:value-type="float" office:value="4638.1806130275" calcext:value-type="float">
            <text:p>4,638.181</text:p>
          </table:table-cell>
          <table:table-cell table:formula="of:=SUM([.E107]*16.3871)" office:value-type="float" office:value="579.772576628438" calcext:value-type="float">
            <text:p>579.773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293</text:p>
          </table:table-cell>
          <table:table-cell table:style-name="ce4" office:value-type="float" office:value="3.78" calcext:value-type="float">
            <text:p>3.780</text:p>
          </table:table-cell>
          <table:table-cell table:style-name="ce4" office:value-type="float" office:value="3.27" calcext:value-type="float">
            <text:p>3.270</text:p>
          </table:table-cell>
          <table:table-cell table:formula="of:=SUM([.E108]*[.J108])" office:value-type="float" office:value="293.5703808576" calcext:value-type="float">
            <text:p>293.570</text:p>
          </table:table-cell>
          <table:table-cell table:formula="of:=SUM([.B108]*[.B108]*[.C108]*0.7854)" office:value-type="float" office:value="36.6962976072" calcext:value-type="float">
            <text:p>36.696</text:p>
          </table:table-cell>
          <table:table-cell table:formula="of:=SUM([.B108]*25.4)" office:value-type="float" office:value="96.012" calcext:value-type="float">
            <text:p>96.012</text:p>
          </table:table-cell>
          <table:table-cell table:formula="of:=SUM([.C108]*25.4)" office:value-type="float" office:value="83.058" calcext:value-type="float">
            <text:p>83.058</text:p>
          </table:table-cell>
          <table:table-cell table:formula="of:=SUM([.D108]*16.3871)" office:value-type="float" office:value="4810.76718815158" calcext:value-type="float">
            <text:p>4,810.767</text:p>
          </table:table-cell>
          <table:table-cell table:formula="of:=SUM([.E108]*16.3871)" office:value-type="float" office:value="601.345898518947" calcext:value-type="float">
            <text:p>601.346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02</text:p>
          </table:table-cell>
          <table:table-cell table:style-name="ce4" office:value-type="float" office:value="4.001" calcext:value-type="float">
            <text:p>4.001</text:p>
          </table:table-cell>
          <table:table-cell table:style-name="ce4" office:value-type="float" office:value="3" calcext:value-type="float">
            <text:p>3.000</text:p>
          </table:table-cell>
          <table:table-cell table:formula="of:=SUM([.E109]*[.J109])" office:value-type="float" office:value="301.7444156496" calcext:value-type="float">
            <text:p>301.744</text:p>
          </table:table-cell>
          <table:table-cell table:formula="of:=SUM([.B109]*[.B109]*[.C109]*0.7854)" office:value-type="float" office:value="37.7180519562" calcext:value-type="float">
            <text:p>37.718</text:p>
          </table:table-cell>
          <table:table-cell table:formula="of:=SUM([.B109]*25.4)" office:value-type="float" office:value="101.6254" calcext:value-type="float">
            <text:p>101.625</text:p>
          </table:table-cell>
          <table:table-cell table:formula="of:=SUM([.C109]*25.4)" office:value-type="float" office:value="76.2" calcext:value-type="float">
            <text:p>76.200</text:p>
          </table:table-cell>
          <table:table-cell table:formula="of:=SUM([.D109]*16.3871)" office:value-type="float" office:value="4944.71591369156" calcext:value-type="float">
            <text:p>4,944.716</text:p>
          </table:table-cell>
          <table:table-cell table:formula="of:=SUM([.E109]*16.3871)" office:value-type="float" office:value="618.089489211445" calcext:value-type="float">
            <text:p>618.089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05</text:p>
          </table:table-cell>
          <table:table-cell table:style-name="ce4" office:value-type="float" office:value="3.736" calcext:value-type="float">
            <text:p>3.736</text:p>
          </table:table-cell>
          <table:table-cell table:style-name="ce4" office:value-type="float" office:value="3.48" calcext:value-type="float">
            <text:p>3.480</text:p>
          </table:table-cell>
          <table:table-cell table:formula="of:=SUM([.E110]*[.J110])" office:value-type="float" office:value="305.192504365056" calcext:value-type="float">
            <text:p>305.193</text:p>
          </table:table-cell>
          <table:table-cell table:formula="of:=SUM([.B110]*[.B110]*[.C110]*0.7854)" office:value-type="float" office:value="38.149063045632" calcext:value-type="float">
            <text:p>38.149</text:p>
          </table:table-cell>
          <table:table-cell table:formula="of:=SUM([.B110]*25.4)" office:value-type="float" office:value="94.8944" calcext:value-type="float">
            <text:p>94.894</text:p>
          </table:table-cell>
          <table:table-cell table:formula="of:=SUM([.C110]*25.4)" office:value-type="float" office:value="88.392" calcext:value-type="float">
            <text:p>88.392</text:p>
          </table:table-cell>
          <table:table-cell table:formula="of:=SUM([.D110]*16.3871)" office:value-type="float" office:value="5001.22008828061" calcext:value-type="float">
            <text:p>5,001.220</text:p>
          </table:table-cell>
          <table:table-cell table:formula="of:=SUM([.E110]*16.3871)" office:value-type="float" office:value="625.152511035076" calcext:value-type="float">
            <text:p>625.153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07</text:p>
          </table:table-cell>
          <table:table-cell table:style-name="ce4" office:value-type="float" office:value="3.875" calcext:value-type="float">
            <text:p>3.875</text:p>
          </table:table-cell>
          <table:table-cell table:style-name="ce4" office:value-type="float" office:value="3.25" calcext:value-type="float">
            <text:p>3.250</text:p>
          </table:table-cell>
          <table:table-cell table:formula="of:=SUM([.E111]*[.J111])" office:value-type="float" office:value="306.62506875" calcext:value-type="float">
            <text:p>306.625</text:p>
          </table:table-cell>
          <table:table-cell table:formula="of:=SUM([.B111]*[.B111]*[.C111]*0.7854)" office:value-type="float" office:value="38.32813359375" calcext:value-type="float">
            <text:p>38.328</text:p>
          </table:table-cell>
          <table:table-cell table:formula="of:=SUM([.B111]*25.4)" office:value-type="float" office:value="98.425" calcext:value-type="float">
            <text:p>98.425</text:p>
          </table:table-cell>
          <table:table-cell table:formula="of:=SUM([.C111]*25.4)" office:value-type="float" office:value="82.55" calcext:value-type="float">
            <text:p>82.550</text:p>
          </table:table-cell>
          <table:table-cell table:formula="of:=SUM([.D111]*16.3871)" office:value-type="float" office:value="5024.69566411313" calcext:value-type="float">
            <text:p>5,024.696</text:p>
          </table:table-cell>
          <table:table-cell table:formula="of:=SUM([.E111]*16.3871)" office:value-type="float" office:value="628.086958014141" calcext:value-type="float">
            <text:p>628.08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25</text:p>
          </table:table-cell>
          <table:table-cell table:style-name="ce4" office:value-type="float" office:value="3.78" calcext:value-type="float">
            <text:p>3.780</text:p>
          </table:table-cell>
          <table:table-cell table:style-name="ce4" office:value-type="float" office:value="3.62" calcext:value-type="float">
            <text:p>3.620</text:p>
          </table:table-cell>
          <table:table-cell table:formula="of:=SUM([.E112]*[.J112])" office:value-type="float" office:value="324.9922870656" calcext:value-type="float">
            <text:p>324.992</text:p>
          </table:table-cell>
          <table:table-cell table:formula="of:=SUM([.B112]*[.B112]*[.C112]*0.7854)" office:value-type="float" office:value="40.6240358832" calcext:value-type="float">
            <text:p>40.624</text:p>
          </table:table-cell>
          <table:table-cell table:formula="of:=SUM([.B112]*25.4)" office:value-type="float" office:value="96.012" calcext:value-type="float">
            <text:p>96.012</text:p>
          </table:table-cell>
          <table:table-cell table:formula="of:=SUM([.C112]*25.4)" office:value-type="float" office:value="91.948" calcext:value-type="float">
            <text:p>91.948</text:p>
          </table:table-cell>
          <table:table-cell table:formula="of:=SUM([.D112]*16.3871)" office:value-type="float" office:value="5325.68110737269" calcext:value-type="float">
            <text:p>5,325.681</text:p>
          </table:table-cell>
          <table:table-cell table:formula="of:=SUM([.E112]*16.3871)" office:value-type="float" office:value="665.710138421587" calcext:value-type="float">
            <text:p>665.710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27</text:p>
          </table:table-cell>
          <table:table-cell table:style-name="ce4" office:value-type="float" office:value="4.001" calcext:value-type="float">
            <text:p>4.001</text:p>
          </table:table-cell>
          <table:table-cell table:style-name="ce4" office:value-type="float" office:value="3.25" calcext:value-type="float">
            <text:p>3.250</text:p>
          </table:table-cell>
          <table:table-cell table:formula="of:=SUM([.E113]*[.J113])" office:value-type="float" office:value="326.8897836204" calcext:value-type="float">
            <text:p>326.890</text:p>
          </table:table-cell>
          <table:table-cell table:formula="of:=SUM([.B113]*[.B113]*[.C113]*0.7854)" office:value-type="float" office:value="40.86122295255" calcext:value-type="float">
            <text:p>40.861</text:p>
          </table:table-cell>
          <table:table-cell table:formula="of:=SUM([.B113]*25.4)" office:value-type="float" office:value="101.6254" calcext:value-type="float">
            <text:p>101.625</text:p>
          </table:table-cell>
          <table:table-cell table:formula="of:=SUM([.C113]*25.4)" office:value-type="float" office:value="82.55" calcext:value-type="float">
            <text:p>82.550</text:p>
          </table:table-cell>
          <table:table-cell table:formula="of:=SUM([.D113]*16.3871)" office:value-type="float" office:value="5356.77557316586" calcext:value-type="float">
            <text:p>5,356.776</text:p>
          </table:table-cell>
          <table:table-cell table:formula="of:=SUM([.E113]*16.3871)" office:value-type="float" office:value="669.596946645732" calcext:value-type="float">
            <text:p>669.59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50</text:p>
          </table:table-cell>
          <table:table-cell table:style-name="ce4" office:value-type="float" office:value="4.001" calcext:value-type="float">
            <text:p>4.001</text:p>
          </table:table-cell>
          <table:table-cell table:style-name="ce4" office:value-type="float" office:value="3.48" calcext:value-type="float">
            <text:p>3.480</text:p>
          </table:table-cell>
          <table:table-cell table:formula="of:=SUM([.E114]*[.J114])" office:value-type="float" office:value="350.023522153536" calcext:value-type="float">
            <text:p>350.024</text:p>
          </table:table-cell>
          <table:table-cell table:formula="of:=SUM([.B114]*[.B114]*[.C114]*0.7854)" office:value-type="float" office:value="43.752940269192" calcext:value-type="float">
            <text:p>43.753</text:p>
          </table:table-cell>
          <table:table-cell table:formula="of:=SUM([.B114]*25.4)" office:value-type="float" office:value="101.6254" calcext:value-type="float">
            <text:p>101.625</text:p>
          </table:table-cell>
          <table:table-cell table:formula="of:=SUM([.C114]*25.4)" office:value-type="float" office:value="88.392" calcext:value-type="float">
            <text:p>88.392</text:p>
          </table:table-cell>
          <table:table-cell table:formula="of:=SUM([.D114]*16.3871)" office:value-type="float" office:value="5735.87045988221" calcext:value-type="float">
            <text:p>5,735.870</text:p>
          </table:table-cell>
          <table:table-cell table:formula="of:=SUM([.E114]*16.3871)" office:value-type="float" office:value="716.983807485276" calcext:value-type="float">
            <text:p>716.98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64</text:p>
          </table:table-cell>
          <table:table-cell table:style-name="ce4" office:value-type="float" office:value="4" calcext:value-type="float">
            <text:p>4.000</text:p>
          </table:table-cell>
          <table:table-cell table:style-name="ce4" office:value-type="float" office:value="3.62" calcext:value-type="float">
            <text:p>3.620</text:p>
          </table:table-cell>
          <table:table-cell table:formula="of:=SUM([.E115]*[.J115])" office:value-type="float" office:value="363.922944" calcext:value-type="float">
            <text:p>363.923</text:p>
          </table:table-cell>
          <table:table-cell table:formula="of:=SUM([.B115]*[.B115]*[.C115]*0.7854)" office:value-type="float" office:value="45.490368" calcext:value-type="float">
            <text:p>45.490</text:p>
          </table:table-cell>
          <table:table-cell table:formula="of:=SUM([.B115]*25.4)" office:value-type="float" office:value="101.6" calcext:value-type="float">
            <text:p>101.600</text:p>
          </table:table-cell>
          <table:table-cell table:formula="of:=SUM([.C115]*25.4)" office:value-type="float" office:value="91.948" calcext:value-type="float">
            <text:p>91.948</text:p>
          </table:table-cell>
          <table:table-cell table:formula="of:=SUM([.D115]*16.3871)" office:value-type="float" office:value="5963.6416756224" calcext:value-type="float">
            <text:p>5,963.642</text:p>
          </table:table-cell>
          <table:table-cell table:formula="of:=SUM([.E115]*16.3871)" office:value-type="float" office:value="745.4552094528" calcext:value-type="float">
            <text:p>745.455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77</text:p>
          </table:table-cell>
          <table:table-cell table:style-name="ce4" office:value-type="float" office:value="4.155" calcext:value-type="float">
            <text:p>4.155</text:p>
          </table:table-cell>
          <table:table-cell table:style-name="ce4" office:value-type="float" office:value="3.4" calcext:value-type="float">
            <text:p>3.400</text:p>
          </table:table-cell>
          <table:table-cell table:formula="of:=SUM([.E116]*[.J116])" office:value-type="float" office:value="368.809294392" calcext:value-type="float">
            <text:p>368.809</text:p>
          </table:table-cell>
          <table:table-cell table:formula="of:=SUM([.B116]*[.B116]*[.C116]*0.7854)" office:value-type="float" office:value="46.101161799" calcext:value-type="float">
            <text:p>46.101</text:p>
          </table:table-cell>
          <table:table-cell table:formula="of:=SUM([.B116]*25.4)" office:value-type="float" office:value="105.537" calcext:value-type="float">
            <text:p>105.537</text:p>
          </table:table-cell>
          <table:table-cell table:formula="of:=SUM([.C116]*25.4)" office:value-type="float" office:value="86.36" calcext:value-type="float">
            <text:p>86.360</text:p>
          </table:table-cell>
          <table:table-cell table:formula="of:=SUM([.D116]*16.3871)" office:value-type="float" office:value="6043.71478813115" calcext:value-type="float">
            <text:p>6,043.715</text:p>
          </table:table-cell>
          <table:table-cell table:formula="of:=SUM([.E116]*16.3871)" office:value-type="float" office:value="755.464348516393" calcext:value-type="float">
            <text:p>755.46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383</text:p>
          </table:table-cell>
          <table:table-cell table:style-name="ce4" office:value-type="float" office:value="4.03" calcext:value-type="float">
            <text:p>4.030</text:p>
          </table:table-cell>
          <table:table-cell table:style-name="ce4" office:value-type="float" office:value="3.75" calcext:value-type="float">
            <text:p>3.750</text:p>
          </table:table-cell>
          <table:table-cell table:formula="of:=SUM([.E117]*[.J117])" office:value-type="float" office:value="382.6680858" calcext:value-type="float">
            <text:p>382.668</text:p>
          </table:table-cell>
          <table:table-cell table:formula="of:=SUM([.B117]*[.B117]*[.C117]*0.7854)" office:value-type="float" office:value="47.833510725" calcext:value-type="float">
            <text:p>47.834</text:p>
          </table:table-cell>
          <table:table-cell table:formula="of:=SUM([.B117]*25.4)" office:value-type="float" office:value="102.362" calcext:value-type="float">
            <text:p>102.362</text:p>
          </table:table-cell>
          <table:table-cell table:formula="of:=SUM([.C117]*25.4)" office:value-type="float" office:value="95.25" calcext:value-type="float">
            <text:p>95.250</text:p>
          </table:table-cell>
          <table:table-cell table:formula="of:=SUM([.D117]*16.3871)" office:value-type="float" office:value="6270.82018881318" calcext:value-type="float">
            <text:p>6,270.820</text:p>
          </table:table-cell>
          <table:table-cell table:formula="of:=SUM([.E117]*16.3871)" office:value-type="float" office:value="783.852523601648" calcext:value-type="float">
            <text:p>783.853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4">
          <table:table-cell table:style-name="Default" office:value-type="string" calcext:value-type="string">
            <text:p>GM 400</text:p>
          </table:table-cell>
          <table:table-cell table:style-name="ce4" office:value-type="float" office:value="4.125" calcext:value-type="float">
            <text:p>4.125</text:p>
          </table:table-cell>
          <table:table-cell table:style-name="ce4" office:value-type="float" office:value="3.75" calcext:value-type="float">
            <text:p>3.750</text:p>
          </table:table-cell>
          <table:table-cell table:formula="of:=SUM([.E118]*[.J118])" office:value-type="float" office:value="400.92215625" calcext:value-type="float">
            <text:p>400.922</text:p>
          </table:table-cell>
          <table:table-cell table:formula="of:=SUM([.B118]*[.B118]*[.C118]*0.7854)" office:value-type="float" office:value="50.11526953125" calcext:value-type="float">
            <text:p>50.115</text:p>
          </table:table-cell>
          <table:table-cell table:formula="of:=SUM([.B118]*25.4)" office:value-type="float" office:value="104.775" calcext:value-type="float">
            <text:p>104.775</text:p>
          </table:table-cell>
          <table:table-cell table:formula="of:=SUM([.C118]*25.4)" office:value-type="float" office:value="95.25" calcext:value-type="float">
            <text:p>95.250</text:p>
          </table:table-cell>
          <table:table-cell table:formula="of:=SUM([.D118]*16.3871)" office:value-type="float" office:value="6569.95146668438" calcext:value-type="float">
            <text:p>6,569.951</text:p>
          </table:table-cell>
          <table:table-cell table:formula="of:=SUM([.E118]*16.3871)" office:value-type="float" office:value="821.243933335547" calcext:value-type="float">
            <text:p>821.24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Harley-Davidson Revolution 1.25L V-Twin</text:p>
          </table:table-cell>
          <table:table-cell office:value-type="float" office:value="3.5" calcext:value-type="float">
            <text:p>3.5</text:p>
          </table:table-cell>
          <table:table-cell office:value-type="float" office:value="4.25" calcext:value-type="float">
            <text:p>4.25</text:p>
          </table:table-cell>
          <table:table-cell table:formula="of:=SUM([.E119]*[.J119])" office:value-type="float" office:value="81.779775" calcext:value-type="float">
            <text:p>81.780</text:p>
          </table:table-cell>
          <table:table-cell table:formula="of:=SUM([.B119]*[.B119]*[.C119]*0.7854)" office:value-type="float" office:value="40.8898875" calcext:value-type="float">
            <text:p>40.890</text:p>
          </table:table-cell>
          <table:table-cell table:formula="of:=SUM([.B119]*25.4)" office:value-type="float" office:value="88.9" calcext:value-type="float">
            <text:p>88.900</text:p>
          </table:table-cell>
          <table:table-cell table:formula="of:=SUM([.C119]*25.4)" office:value-type="float" office:value="107.95" calcext:value-type="float">
            <text:p>107.950</text:p>
          </table:table-cell>
          <table:table-cell table:formula="of:=SUM([.D119]*16.3871)" office:value-type="float" office:value="1340.1333509025" calcext:value-type="float">
            <text:p>1,340.133</text:p>
          </table:table-cell>
          <table:table-cell table:formula="of:=SUM([.E119]*16.3871)" office:value-type="float" office:value="670.06667545125" calcext:value-type="float">
            <text:p>670.06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rley-Davidson Twin Cam 88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table:formula="of:=SUM([.E120]*[.J120])" office:value-type="float" office:value="88.3575" calcext:value-type="float">
            <text:p>88.358</text:p>
          </table:table-cell>
          <table:table-cell table:formula="of:=SUM([.B120]*[.B120]*[.C120]*0.7854)" office:value-type="float" office:value="44.17875" calcext:value-type="float">
            <text:p>44.179</text:p>
          </table:table-cell>
          <table:table-cell table:formula="of:=SUM([.B120]*25.4)" office:value-type="float" office:value="95.25" calcext:value-type="float">
            <text:p>95.250</text:p>
          </table:table-cell>
          <table:table-cell table:formula="of:=SUM([.C120]*25.4)" office:value-type="float" office:value="101.6" calcext:value-type="float">
            <text:p>101.600</text:p>
          </table:table-cell>
          <table:table-cell table:formula="of:=SUM([.D120]*16.3871)" office:value-type="float" office:value="1447.92318825" calcext:value-type="float">
            <text:p>1,447.923</text:p>
          </table:table-cell>
          <table:table-cell table:formula="of:=SUM([.E120]*16.3871)" office:value-type="float" office:value="723.961594125" calcext:value-type="float">
            <text:p>723.9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onda 2.0L K20A Inline-4</text:p>
          </table:table-cell>
          <table:table-cell office:value-type="float" office:value="3.46" calcext:value-type="float">
            <text:p>3.46</text:p>
          </table:table-cell>
          <table:table-cell office:value-type="float" office:value="3.39" calcext:value-type="float">
            <text:p>3.39</text:p>
          </table:table-cell>
          <table:table-cell table:formula="of:=SUM([.E121]*[.J121])" office:value-type="float" office:value="127.4978273184" calcext:value-type="float">
            <text:p>127.498</text:p>
          </table:table-cell>
          <table:table-cell table:formula="of:=SUM([.B121]*[.B121]*[.C121]*0.7854)" office:value-type="float" office:value="31.8744568296" calcext:value-type="float">
            <text:p>31.874</text:p>
          </table:table-cell>
          <table:table-cell table:formula="of:=SUM([.B121]*25.4)" office:value-type="float" office:value="87.884" calcext:value-type="float">
            <text:p>87.884</text:p>
          </table:table-cell>
          <table:table-cell table:formula="of:=SUM([.C121]*25.4)" office:value-type="float" office:value="86.106" calcext:value-type="float">
            <text:p>86.106</text:p>
          </table:table-cell>
          <table:table-cell table:formula="of:=SUM([.D121]*16.3871)" office:value-type="float" office:value="2089.31964604935" calcext:value-type="float">
            <text:p>2,089.320</text:p>
          </table:table-cell>
          <table:table-cell table:formula="of:=SUM([.E121]*16.3871)" office:value-type="float" office:value="522.329911512338" calcext:value-type="float">
            <text:p>522.33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nda CB750 Motorcycle Engine</text:p>
          </table:table-cell>
          <table:table-cell office:value-type="float" office:value="2.6" calcext:value-type="float">
            <text:p>2.6</text:p>
          </table:table-cell>
          <table:table-cell office:value-type="float" office:value="2.08" calcext:value-type="float">
            <text:p>2.08</text:p>
          </table:table-cell>
          <table:table-cell table:formula="of:=SUM([.E122]*[.J122])" office:value-type="float" office:value="44.17340928" calcext:value-type="float">
            <text:p>44.173</text:p>
          </table:table-cell>
          <table:table-cell table:formula="of:=SUM([.B122]*[.B122]*[.C122]*0.7854)" office:value-type="float" office:value="11.04335232" calcext:value-type="float">
            <text:p>11.043</text:p>
          </table:table-cell>
          <table:table-cell table:formula="of:=SUM([.B122]*25.4)" office:value-type="float" office:value="66.04" calcext:value-type="float">
            <text:p>66.040</text:p>
          </table:table-cell>
          <table:table-cell table:formula="of:=SUM([.C122]*25.4)" office:value-type="float" office:value="52.832" calcext:value-type="float">
            <text:p>52.832</text:p>
          </table:table-cell>
          <table:table-cell table:formula="of:=SUM([.D122]*16.3871)" office:value-type="float" office:value="723.874075212288" calcext:value-type="float">
            <text:p>723.874</text:p>
          </table:table-cell>
          <table:table-cell table:formula="of:=SUM([.E122]*16.3871)" office:value-type="float" office:value="180.968518803072" calcext:value-type="float">
            <text:p>180.96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nda CBR1000RR Motorcycle Engine</text:p>
          </table:table-cell>
          <table:table-cell office:value-type="float" office:value="3.11" calcext:value-type="float">
            <text:p>3.11</text:p>
          </table:table-cell>
          <table:table-cell office:value-type="float" office:value="2.15" calcext:value-type="float">
            <text:p>2.15</text:p>
          </table:table-cell>
          <table:table-cell table:formula="of:=SUM([.E123]*[.J123])" office:value-type="float" office:value="65.329619124" calcext:value-type="float">
            <text:p>65.330</text:p>
          </table:table-cell>
          <table:table-cell table:formula="of:=SUM([.B123]*[.B123]*[.C123]*0.7854)" office:value-type="float" office:value="16.332404781" calcext:value-type="float">
            <text:p>16.332</text:p>
          </table:table-cell>
          <table:table-cell table:formula="of:=SUM([.B123]*25.4)" office:value-type="float" office:value="78.994" calcext:value-type="float">
            <text:p>78.994</text:p>
          </table:table-cell>
          <table:table-cell table:formula="of:=SUM([.C123]*25.4)" office:value-type="float" office:value="54.61" calcext:value-type="float">
            <text:p>54.610</text:p>
          </table:table-cell>
          <table:table-cell table:formula="of:=SUM([.D123]*16.3871)" office:value-type="float" office:value="1070.5630015469" calcext:value-type="float">
            <text:p>1,070.563</text:p>
          </table:table-cell>
          <table:table-cell table:formula="of:=SUM([.E123]*16.3871)" office:value-type="float" office:value="267.640750386725" calcext:value-type="float">
            <text:p>267.64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nda CRF450R 450cc Motorcycle Engine</text:p>
          </table:table-cell>
          <table:table-cell office:value-type="float" office:value="2.88" calcext:value-type="float">
            <text:p>2.88</text:p>
          </table:table-cell>
          <table:table-cell office:value-type="float" office:value="2.3" calcext:value-type="float">
            <text:p>2.3</text:p>
          </table:table-cell>
          <table:table-cell table:formula="of:=SUM([.E124]*[.J124])" office:value-type="float" office:value="14.983170048" calcext:value-type="float">
            <text:p>14.983</text:p>
          </table:table-cell>
          <table:table-cell table:formula="of:=SUM([.B124]*[.B124]*[.C124]*0.7854)" office:value-type="float" office:value="14.983170048" calcext:value-type="float">
            <text:p>14.983</text:p>
          </table:table-cell>
          <table:table-cell table:formula="of:=SUM([.B124]*25.4)" office:value-type="float" office:value="73.152" calcext:value-type="float">
            <text:p>73.152</text:p>
          </table:table-cell>
          <table:table-cell table:formula="of:=SUM([.C124]*25.4)" office:value-type="float" office:value="58.42" calcext:value-type="float">
            <text:p>58.420</text:p>
          </table:table-cell>
          <table:table-cell table:formula="of:=SUM([.D124]*16.3871)" office:value-type="float" office:value="245.530705893581" calcext:value-type="float">
            <text:p>245.531</text:p>
          </table:table-cell>
          <table:table-cell table:formula="of:=SUM([.E124]*16.3871)" office:value-type="float" office:value="245.530705893581" calcext:value-type="float">
            <text:p>245.5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nda Grom 125cc Motorcycle Engine</text:p>
          </table:table-cell>
          <table:table-cell office:value-type="float" office:value="2.06" calcext:value-type="float">
            <text:p>2.06</text:p>
          </table:table-cell>
          <table:table-cell office:value-type="float" office:value="2.28" calcext:value-type="float">
            <text:p>2.28</text:p>
          </table:table-cell>
          <table:table-cell table:formula="of:=SUM([.E125]*[.J125])" office:value-type="float" office:value="7.5990654432" calcext:value-type="float">
            <text:p>7.599</text:p>
          </table:table-cell>
          <table:table-cell table:formula="of:=SUM([.B125]*[.B125]*[.C125]*0.7854)" office:value-type="float" office:value="7.5990654432" calcext:value-type="float">
            <text:p>7.599</text:p>
          </table:table-cell>
          <table:table-cell table:formula="of:=SUM([.B125]*25.4)" office:value-type="float" office:value="52.324" calcext:value-type="float">
            <text:p>52.324</text:p>
          </table:table-cell>
          <table:table-cell table:formula="of:=SUM([.C125]*25.4)" office:value-type="float" office:value="57.912" calcext:value-type="float">
            <text:p>57.912</text:p>
          </table:table-cell>
          <table:table-cell table:formula="of:=SUM([.D125]*16.3871)" office:value-type="float" office:value="124.526645324263" calcext:value-type="float">
            <text:p>124.527</text:p>
          </table:table-cell>
          <table:table-cell table:formula="of:=SUM([.E125]*16.3871)" office:value-type="float" office:value="124.526645324263" calcext:value-type="float">
            <text:p>124.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nda K20 2.0L I4</text:p>
          </table:table-cell>
          <table:table-cell table:number-columns-repeated="2" office:value-type="float" office:value="3.39" calcext:value-type="float">
            <text:p>3.39</text:p>
          </table:table-cell>
          <table:table-cell table:formula="of:=SUM([.E126]*[.J126])" office:value-type="float" office:value="122.3911408104" calcext:value-type="float">
            <text:p>122.391</text:p>
          </table:table-cell>
          <table:table-cell table:formula="of:=SUM([.B126]*[.B126]*[.C126]*0.7854)" office:value-type="float" office:value="30.5977852026" calcext:value-type="float">
            <text:p>30.598</text:p>
          </table:table-cell>
          <table:table-cell table:formula="of:=SUM([.B126]*25.4)" office:value-type="float" office:value="86.106" calcext:value-type="float">
            <text:p>86.106</text:p>
          </table:table-cell>
          <table:table-cell table:formula="of:=SUM([.C126]*25.4)" office:value-type="float" office:value="86.106" calcext:value-type="float">
            <text:p>86.106</text:p>
          </table:table-cell>
          <table:table-cell table:formula="of:=SUM([.D126]*16.3871)" office:value-type="float" office:value="2005.63586357411" calcext:value-type="float">
            <text:p>2,005.636</text:p>
          </table:table-cell>
          <table:table-cell table:formula="of:=SUM([.E126]*16.3871)" office:value-type="float" office:value="501.408965893527" calcext:value-type="float">
            <text:p>501.4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onda K24A 2.4L I4</text:p>
          </table:table-cell>
          <table:table-cell office:value-type="float" office:value="3.44" calcext:value-type="float">
            <text:p>3.44</text:p>
          </table:table-cell>
          <table:table-cell office:value-type="float" office:value="3.58" calcext:value-type="float">
            <text:p>3.58</text:p>
          </table:table-cell>
          <table:table-cell table:formula="of:=SUM([.E127]*[.J127])" office:value-type="float" office:value="133.0916471808" calcext:value-type="float">
            <text:p>133.092</text:p>
          </table:table-cell>
          <table:table-cell table:formula="of:=SUM([.B127]*[.B127]*[.C127]*0.7854)" office:value-type="float" office:value="33.2729117952" calcext:value-type="float">
            <text:p>33.273</text:p>
          </table:table-cell>
          <table:table-cell table:formula="of:=SUM([.B127]*25.4)" office:value-type="float" office:value="87.376" calcext:value-type="float">
            <text:p>87.376</text:p>
          </table:table-cell>
          <table:table-cell table:formula="of:=SUM([.C127]*25.4)" office:value-type="float" office:value="90.932" calcext:value-type="float">
            <text:p>90.932</text:p>
          </table:table-cell>
          <table:table-cell table:formula="of:=SUM([.D127]*16.3871)" office:value-type="float" office:value="2180.98613151649" calcext:value-type="float">
            <text:p>2,180.986</text:p>
          </table:table-cell>
          <table:table-cell table:formula="of:=SUM([.E127]*16.3871)" office:value-type="float" office:value="545.246532879122" calcext:value-type="float">
            <text:p>545.24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nda NSX 3.5L V6 Hybrid</text:p>
          </table:table-cell>
          <table:table-cell office:value-type="float" office:value="3.44" calcext:value-type="float">
            <text:p>3.44</text:p>
          </table:table-cell>
          <table:table-cell office:value-type="float" office:value="3.7" calcext:value-type="float">
            <text:p>3.7</text:p>
          </table:table-cell>
          <table:table-cell table:formula="of:=SUM([.E128]*[.J128])" office:value-type="float" office:value="206.329229568" calcext:value-type="float">
            <text:p>206.329</text:p>
          </table:table-cell>
          <table:table-cell table:formula="of:=SUM([.B128]*[.B128]*[.C128]*0.7854)" office:value-type="float" office:value="34.388204928" calcext:value-type="float">
            <text:p>34.388</text:p>
          </table:table-cell>
          <table:table-cell table:formula="of:=SUM([.B128]*25.4)" office:value-type="float" office:value="87.376" calcext:value-type="float">
            <text:p>87.376</text:p>
          </table:table-cell>
          <table:table-cell table:formula="of:=SUM([.C128]*25.4)" office:value-type="float" office:value="93.98" calcext:value-type="float">
            <text:p>93.980</text:p>
          </table:table-cell>
          <table:table-cell table:formula="of:=SUM([.D128]*16.3871)" office:value-type="float" office:value="3381.13771785377" calcext:value-type="float">
            <text:p>3,381.138</text:p>
          </table:table-cell>
          <table:table-cell table:formula="of:=SUM([.E128]*16.3871)" office:value-type="float" office:value="563.522952975629" calcext:value-type="float">
            <text:p>563.52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Hyundai R2.0 2.0L Diesel I4</text:p>
          </table:table-cell>
          <table:table-cell office:value-type="float" office:value="3.39" calcext:value-type="float">
            <text:p>3.39</text:p>
          </table:table-cell>
          <table:table-cell office:value-type="float" office:value="3.7" calcext:value-type="float">
            <text:p>3.7</text:p>
          </table:table-cell>
          <table:table-cell table:formula="of:=SUM([.E129]*[.J129])" office:value-type="float" office:value="133.583251032" calcext:value-type="float">
            <text:p>133.583</text:p>
          </table:table-cell>
          <table:table-cell table:formula="of:=SUM([.B129]*[.B129]*[.C129]*0.7854)" office:value-type="float" office:value="33.395812758" calcext:value-type="float">
            <text:p>33.396</text:p>
          </table:table-cell>
          <table:table-cell table:formula="of:=SUM([.B129]*25.4)" office:value-type="float" office:value="86.106" calcext:value-type="float">
            <text:p>86.106</text:p>
          </table:table-cell>
          <table:table-cell table:formula="of:=SUM([.C129]*25.4)" office:value-type="float" office:value="93.98" calcext:value-type="float">
            <text:p>93.980</text:p>
          </table:table-cell>
          <table:table-cell table:formula="of:=SUM([.D129]*16.3871)" office:value-type="float" office:value="2189.04209298649" calcext:value-type="float">
            <text:p>2,189.042</text:p>
          </table:table-cell>
          <table:table-cell table:formula="of:=SUM([.E129]*16.3871)" office:value-type="float" office:value="547.260523246622" calcext:value-type="float">
            <text:p>547.26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yundai Theta II 2.4L I4</text:p>
          </table:table-cell>
          <table:table-cell office:value-type="float" office:value="3.48" calcext:value-type="float">
            <text:p>3.48</text:p>
          </table:table-cell>
          <table:table-cell office:value-type="float" office:value="3.39" calcext:value-type="float">
            <text:p>3.39</text:p>
          </table:table-cell>
          <table:table-cell table:formula="of:=SUM([.E130]*[.J130])" office:value-type="float" office:value="128.9760506496" calcext:value-type="float">
            <text:p>128.976</text:p>
          </table:table-cell>
          <table:table-cell table:formula="of:=SUM([.B130]*[.B130]*[.C130]*0.7854)" office:value-type="float" office:value="32.2440126624" calcext:value-type="float">
            <text:p>32.244</text:p>
          </table:table-cell>
          <table:table-cell table:formula="of:=SUM([.B130]*25.4)" office:value-type="float" office:value="88.392" calcext:value-type="float">
            <text:p>88.392</text:p>
          </table:table-cell>
          <table:table-cell table:formula="of:=SUM([.C130]*25.4)" office:value-type="float" office:value="86.106" calcext:value-type="float">
            <text:p>86.106</text:p>
          </table:table-cell>
          <table:table-cell table:formula="of:=SUM([.D130]*16.3871)" office:value-type="float" office:value="2113.54343960006" calcext:value-type="float">
            <text:p>2,113.543</text:p>
          </table:table-cell>
          <table:table-cell table:formula="of:=SUM([.E130]*16.3871)" office:value-type="float" office:value="528.385859900015" calcext:value-type="float">
            <text:p>528.38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aguar 3.0L V6 Supercharged</text:p>
          </table:table-cell>
          <table:table-cell office:value-type="float" office:value="3.39" calcext:value-type="float">
            <text:p>3.39</text:p>
          </table:table-cell>
          <table:table-cell office:value-type="float" office:value="3.31" calcext:value-type="float">
            <text:p>3.31</text:p>
          </table:table-cell>
          <table:table-cell table:formula="of:=SUM([.E131]*[.J131])" office:value-type="float" office:value="179.2542814524" calcext:value-type="float">
            <text:p>179.254</text:p>
          </table:table-cell>
          <table:table-cell table:formula="of:=SUM([.B131]*[.B131]*[.C131]*0.7854)" office:value-type="float" office:value="29.8757135754" calcext:value-type="float">
            <text:p>29.876</text:p>
          </table:table-cell>
          <table:table-cell table:formula="of:=SUM([.B131]*25.4)" office:value-type="float" office:value="86.106" calcext:value-type="float">
            <text:p>86.106</text:p>
          </table:table-cell>
          <table:table-cell table:formula="of:=SUM([.C131]*25.4)" office:value-type="float" office:value="84.074" calcext:value-type="float">
            <text:p>84.074</text:p>
          </table:table-cell>
          <table:table-cell table:formula="of:=SUM([.D131]*16.3871)" office:value-type="float" office:value="2937.45783558862" calcext:value-type="float">
            <text:p>2,937.458</text:p>
          </table:table-cell>
          <table:table-cell table:formula="of:=SUM([.E131]*16.3871)" office:value-type="float" office:value="489.576305931437" calcext:value-type="float">
            <text:p>489.57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aguar AJ133 5.0L V8</text:p>
          </table:table-cell>
          <table:table-cell office:value-type="float" office:value="3.46" calcext:value-type="float">
            <text:p>3.46</text:p>
          </table:table-cell>
          <table:table-cell office:value-type="float" office:value="3.27" calcext:value-type="float">
            <text:p>3.27</text:p>
          </table:table-cell>
          <table:table-cell table:formula="of:=SUM([.E132]*[.J132])" office:value-type="float" office:value="245.9692597824" calcext:value-type="float">
            <text:p>245.969</text:p>
          </table:table-cell>
          <table:table-cell table:formula="of:=SUM([.B132]*[.B132]*[.C132]*0.7854)" office:value-type="float" office:value="30.7461574728" calcext:value-type="float">
            <text:p>30.746</text:p>
          </table:table-cell>
          <table:table-cell table:formula="of:=SUM([.B132]*25.4)" office:value-type="float" office:value="87.884" calcext:value-type="float">
            <text:p>87.884</text:p>
          </table:table-cell>
          <table:table-cell table:formula="of:=SUM([.C132]*25.4)" office:value-type="float" office:value="83.058" calcext:value-type="float">
            <text:p>83.058</text:p>
          </table:table-cell>
          <table:table-cell table:formula="of:=SUM([.D132]*16.3871)" office:value-type="float" office:value="4030.72285698017" calcext:value-type="float">
            <text:p>4,030.723</text:p>
          </table:table-cell>
          <table:table-cell table:formula="of:=SUM([.E132]*16.3871)" office:value-type="float" office:value="503.840357122521" calcext:value-type="float">
            <text:p>503.84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eep 3.6L Pentastar V6</text:p>
          </table:table-cell>
          <table:table-cell office:value-type="float" office:value="3.72" calcext:value-type="float">
            <text:p>3.72</text:p>
          </table:table-cell>
          <table:table-cell office:value-type="float" office:value="3.19" calcext:value-type="float">
            <text:p>3.19</text:p>
          </table:table-cell>
          <table:table-cell table:formula="of:=SUM([.E133]*[.J133])" office:value-type="float" office:value="208.0265229504" calcext:value-type="float">
            <text:p>208.027</text:p>
          </table:table-cell>
          <table:table-cell table:formula="of:=SUM([.B133]*[.B133]*[.C133]*0.7854)" office:value-type="float" office:value="34.6710871584" calcext:value-type="float">
            <text:p>34.671</text:p>
          </table:table-cell>
          <table:table-cell table:formula="of:=SUM([.B133]*25.4)" office:value-type="float" office:value="94.488" calcext:value-type="float">
            <text:p>94.488</text:p>
          </table:table-cell>
          <table:table-cell table:formula="of:=SUM([.C133]*25.4)" office:value-type="float" office:value="81.026" calcext:value-type="float">
            <text:p>81.026</text:p>
          </table:table-cell>
          <table:table-cell table:formula="of:=SUM([.D133]*16.3871)" office:value-type="float" office:value="3408.9514342405" calcext:value-type="float">
            <text:p>3,408.951</text:p>
          </table:table-cell>
          <table:table-cell table:formula="of:=SUM([.E133]*16.3871)" office:value-type="float" office:value="568.158572373417" calcext:value-type="float">
            <text:p>568.15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ia 2.0L Turbo I4</text:p>
          </table:table-cell>
          <table:table-cell office:value-type="float" office:value="3.48" calcext:value-type="float">
            <text:p>3.48</text:p>
          </table:table-cell>
          <table:table-cell office:value-type="float" office:value="3.39" calcext:value-type="float">
            <text:p>3.39</text:p>
          </table:table-cell>
          <table:table-cell table:formula="of:=SUM([.E134]*[.J134])" office:value-type="float" office:value="128.9760506496" calcext:value-type="float">
            <text:p>128.976</text:p>
          </table:table-cell>
          <table:table-cell table:formula="of:=SUM([.B134]*[.B134]*[.C134]*0.7854)" office:value-type="float" office:value="32.2440126624" calcext:value-type="float">
            <text:p>32.244</text:p>
          </table:table-cell>
          <table:table-cell table:formula="of:=SUM([.B134]*25.4)" office:value-type="float" office:value="88.392" calcext:value-type="float">
            <text:p>88.392</text:p>
          </table:table-cell>
          <table:table-cell table:formula="of:=SUM([.C134]*25.4)" office:value-type="float" office:value="86.106" calcext:value-type="float">
            <text:p>86.106</text:p>
          </table:table-cell>
          <table:table-cell table:formula="of:=SUM([.D134]*16.3871)" office:value-type="float" office:value="2113.54343960006" calcext:value-type="float">
            <text:p>2,113.543</text:p>
          </table:table-cell>
          <table:table-cell table:formula="of:=SUM([.E134]*16.3871)" office:value-type="float" office:value="528.385859900015" calcext:value-type="float">
            <text:p>528.3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oenigsegg Agera 5.0L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35]*[.J135])" office:value-type="float" office:value="235.8086907792" calcext:value-type="float">
            <text:p>235.809</text:p>
          </table:table-cell>
          <table:table-cell table:formula="of:=SUM([.B135]*[.B135]*[.C135]*0.7854)" office:value-type="float" office:value="29.4760863474" calcext:value-type="float">
            <text:p>29.476</text:p>
          </table:table-cell>
          <table:table-cell table:formula="of:=SUM([.B135]*25.4)" office:value-type="float" office:value="87.122" calcext:value-type="float">
            <text:p>87.122</text:p>
          </table:table-cell>
          <table:table-cell table:formula="of:=SUM([.C135]*25.4)" office:value-type="float" office:value="81.026" calcext:value-type="float">
            <text:p>81.026</text:p>
          </table:table-cell>
          <table:table-cell table:formula="of:=SUM([.D135]*16.3871)" office:value-type="float" office:value="3864.22059666783" calcext:value-type="float">
            <text:p>3,864.221</text:p>
          </table:table-cell>
          <table:table-cell table:formula="of:=SUM([.E135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oenigsegg Agera RS 5.0L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36]*[.J136])" office:value-type="float" office:value="235.8086907792" calcext:value-type="float">
            <text:p>235.809</text:p>
          </table:table-cell>
          <table:table-cell table:formula="of:=SUM([.B136]*[.B136]*[.C136]*0.7854)" office:value-type="float" office:value="29.4760863474" calcext:value-type="float">
            <text:p>29.476</text:p>
          </table:table-cell>
          <table:table-cell table:formula="of:=SUM([.B136]*25.4)" office:value-type="float" office:value="87.122" calcext:value-type="float">
            <text:p>87.122</text:p>
          </table:table-cell>
          <table:table-cell table:formula="of:=SUM([.C136]*25.4)" office:value-type="float" office:value="81.026" calcext:value-type="float">
            <text:p>81.026</text:p>
          </table:table-cell>
          <table:table-cell table:formula="of:=SUM([.D136]*16.3871)" office:value-type="float" office:value="3864.22059666783" calcext:value-type="float">
            <text:p>3,864.221</text:p>
          </table:table-cell>
          <table:table-cell table:formula="of:=SUM([.E136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oenigsegg Agera RS 5.0L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37]*[.J137])" office:value-type="float" office:value="235.8086907792" calcext:value-type="float">
            <text:p>235.809</text:p>
          </table:table-cell>
          <table:table-cell table:formula="of:=SUM([.B137]*[.B137]*[.C137]*0.7854)" office:value-type="float" office:value="29.4760863474" calcext:value-type="float">
            <text:p>29.476</text:p>
          </table:table-cell>
          <table:table-cell table:formula="of:=SUM([.B137]*25.4)" office:value-type="float" office:value="87.122" calcext:value-type="float">
            <text:p>87.122</text:p>
          </table:table-cell>
          <table:table-cell table:formula="of:=SUM([.C137]*25.4)" office:value-type="float" office:value="81.026" calcext:value-type="float">
            <text:p>81.026</text:p>
          </table:table-cell>
          <table:table-cell table:formula="of:=SUM([.D137]*16.3871)" office:value-type="float" office:value="3864.22059666783" calcext:value-type="float">
            <text:p>3,864.221</text:p>
          </table:table-cell>
          <table:table-cell table:formula="of:=SUM([.E137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oenigsegg CC8S 4.7L V8</text:p>
          </table:table-cell>
          <table:table-cell office:value-type="float" office:value="3.31" calcext:value-type="float">
            <text:p>3.31</text:p>
          </table:table-cell>
          <table:table-cell office:value-type="float" office:value="3.15" calcext:value-type="float">
            <text:p>3.15</text:p>
          </table:table-cell>
          <table:table-cell table:formula="of:=SUM([.E138]*[.J138])" office:value-type="float" office:value="216.844007688" calcext:value-type="float">
            <text:p>216.844</text:p>
          </table:table-cell>
          <table:table-cell table:formula="of:=SUM([.B138]*[.B138]*[.C138]*0.7854)" office:value-type="float" office:value="27.105500961" calcext:value-type="float">
            <text:p>27.106</text:p>
          </table:table-cell>
          <table:table-cell table:formula="of:=SUM([.B138]*25.4)" office:value-type="float" office:value="84.074" calcext:value-type="float">
            <text:p>84.074</text:p>
          </table:table-cell>
          <table:table-cell table:formula="of:=SUM([.C138]*25.4)" office:value-type="float" office:value="80.01" calcext:value-type="float">
            <text:p>80.010</text:p>
          </table:table-cell>
          <table:table-cell table:formula="of:=SUM([.D138]*16.3871)" office:value-type="float" office:value="3553.44443838403" calcext:value-type="float">
            <text:p>3,553.444</text:p>
          </table:table-cell>
          <table:table-cell table:formula="of:=SUM([.E138]*16.3871)" office:value-type="float" office:value="444.180554798003" calcext:value-type="float">
            <text:p>444.18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oenigsegg CCGT 4.7L V8</text:p>
          </table:table-cell>
          <table:table-cell office:value-type="float" office:value="3.31" calcext:value-type="float">
            <text:p>3.31</text:p>
          </table:table-cell>
          <table:table-cell office:value-type="float" office:value="3.15" calcext:value-type="float">
            <text:p>3.15</text:p>
          </table:table-cell>
          <table:table-cell table:formula="of:=SUM([.E139]*[.J139])" office:value-type="float" office:value="216.844007688" calcext:value-type="float">
            <text:p>216.844</text:p>
          </table:table-cell>
          <table:table-cell table:formula="of:=SUM([.B139]*[.B139]*[.C139]*0.7854)" office:value-type="float" office:value="27.105500961" calcext:value-type="float">
            <text:p>27.106</text:p>
          </table:table-cell>
          <table:table-cell table:formula="of:=SUM([.B139]*25.4)" office:value-type="float" office:value="84.074" calcext:value-type="float">
            <text:p>84.074</text:p>
          </table:table-cell>
          <table:table-cell table:formula="of:=SUM([.C139]*25.4)" office:value-type="float" office:value="80.01" calcext:value-type="float">
            <text:p>80.010</text:p>
          </table:table-cell>
          <table:table-cell table:formula="of:=SUM([.D139]*16.3871)" office:value-type="float" office:value="3553.44443838403" calcext:value-type="float">
            <text:p>3,553.444</text:p>
          </table:table-cell>
          <table:table-cell table:formula="of:=SUM([.E139]*16.3871)" office:value-type="float" office:value="444.180554798003" calcext:value-type="float">
            <text:p>444.18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oenigsegg CCX 4.7L V8</text:p>
          </table:table-cell>
          <table:table-cell office:value-type="float" office:value="3.31" calcext:value-type="float">
            <text:p>3.31</text:p>
          </table:table-cell>
          <table:table-cell office:value-type="float" office:value="3.15" calcext:value-type="float">
            <text:p>3.15</text:p>
          </table:table-cell>
          <table:table-cell table:formula="of:=SUM([.E140]*[.J140])" office:value-type="float" office:value="216.844007688" calcext:value-type="float">
            <text:p>216.844</text:p>
          </table:table-cell>
          <table:table-cell table:formula="of:=SUM([.B140]*[.B140]*[.C140]*0.7854)" office:value-type="float" office:value="27.105500961" calcext:value-type="float">
            <text:p>27.106</text:p>
          </table:table-cell>
          <table:table-cell table:formula="of:=SUM([.B140]*25.4)" office:value-type="float" office:value="84.074" calcext:value-type="float">
            <text:p>84.074</text:p>
          </table:table-cell>
          <table:table-cell table:formula="of:=SUM([.C140]*25.4)" office:value-type="float" office:value="80.01" calcext:value-type="float">
            <text:p>80.010</text:p>
          </table:table-cell>
          <table:table-cell table:formula="of:=SUM([.D140]*16.3871)" office:value-type="float" office:value="3553.44443838403" calcext:value-type="float">
            <text:p>3,553.444</text:p>
          </table:table-cell>
          <table:table-cell table:formula="of:=SUM([.E140]*16.3871)" office:value-type="float" office:value="444.180554798003" calcext:value-type="float">
            <text:p>444.18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oenigsegg Gemera 2.0L 3-Cylinder (Hybrid)</text:p>
          </table:table-cell>
          <table:table-cell office:value-type="float" office:value="3.15" calcext:value-type="float">
            <text:p>3.15</text:p>
          </table:table-cell>
          <table:table-cell office:value-type="float" office:value="3.23" calcext:value-type="float">
            <text:p>3.23</text:p>
          </table:table-cell>
          <table:table-cell table:formula="of:=SUM([.E141]*[.J141])" office:value-type="float" office:value="75.515444235" calcext:value-type="float">
            <text:p>75.515</text:p>
          </table:table-cell>
          <table:table-cell table:formula="of:=SUM([.B141]*[.B141]*[.C141]*0.7854)" office:value-type="float" office:value="25.171814745" calcext:value-type="float">
            <text:p>25.172</text:p>
          </table:table-cell>
          <table:table-cell table:formula="of:=SUM([.B141]*25.4)" office:value-type="float" office:value="80.01" calcext:value-type="float">
            <text:p>80.010</text:p>
          </table:table-cell>
          <table:table-cell table:formula="of:=SUM([.C141]*25.4)" office:value-type="float" office:value="82.042" calcext:value-type="float">
            <text:p>82.042</text:p>
          </table:table-cell>
          <table:table-cell table:formula="of:=SUM([.D141]*16.3871)" office:value-type="float" office:value="1237.47913622337" calcext:value-type="float">
            <text:p>1,237.479</text:p>
          </table:table-cell>
          <table:table-cell table:formula="of:=SUM([.E141]*16.3871)" office:value-type="float" office:value="412.49304540779" calcext:value-type="float">
            <text:p>412.49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Koenigsegg Jesko 5.0L Twin-Turbo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42]*[.J142])" office:value-type="float" office:value="235.8086907792" calcext:value-type="float">
            <text:p>235.809</text:p>
          </table:table-cell>
          <table:table-cell table:formula="of:=SUM([.B142]*[.B142]*[.C142]*0.7854)" office:value-type="float" office:value="29.4760863474" calcext:value-type="float">
            <text:p>29.476</text:p>
          </table:table-cell>
          <table:table-cell table:formula="of:=SUM([.B142]*25.4)" office:value-type="float" office:value="87.122" calcext:value-type="float">
            <text:p>87.122</text:p>
          </table:table-cell>
          <table:table-cell table:formula="of:=SUM([.C142]*25.4)" office:value-type="float" office:value="81.026" calcext:value-type="float">
            <text:p>81.026</text:p>
          </table:table-cell>
          <table:table-cell table:formula="of:=SUM([.D142]*16.3871)" office:value-type="float" office:value="3864.22059666783" calcext:value-type="float">
            <text:p>3,864.221</text:p>
          </table:table-cell>
          <table:table-cell table:formula="of:=SUM([.E142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oenigsegg Jesko 5.0L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43]*[.J143])" office:value-type="float" office:value="235.8086907792" calcext:value-type="float">
            <text:p>235.809</text:p>
          </table:table-cell>
          <table:table-cell table:formula="of:=SUM([.B143]*[.B143]*[.C143]*0.7854)" office:value-type="float" office:value="29.4760863474" calcext:value-type="float">
            <text:p>29.476</text:p>
          </table:table-cell>
          <table:table-cell table:formula="of:=SUM([.B143]*25.4)" office:value-type="float" office:value="87.122" calcext:value-type="float">
            <text:p>87.122</text:p>
          </table:table-cell>
          <table:table-cell table:formula="of:=SUM([.C143]*25.4)" office:value-type="float" office:value="81.026" calcext:value-type="float">
            <text:p>81.026</text:p>
          </table:table-cell>
          <table:table-cell table:formula="of:=SUM([.D143]*16.3871)" office:value-type="float" office:value="3864.22059666783" calcext:value-type="float">
            <text:p>3,864.221</text:p>
          </table:table-cell>
          <table:table-cell table:formula="of:=SUM([.E143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oenigsegg Jesko Absolut 5.0L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44]*[.J144])" office:value-type="float" office:value="235.8086907792" calcext:value-type="float">
            <text:p>235.809</text:p>
          </table:table-cell>
          <table:table-cell table:formula="of:=SUM([.B144]*[.B144]*[.C144]*0.7854)" office:value-type="float" office:value="29.4760863474" calcext:value-type="float">
            <text:p>29.476</text:p>
          </table:table-cell>
          <table:table-cell table:formula="of:=SUM([.B144]*25.4)" office:value-type="float" office:value="87.122" calcext:value-type="float">
            <text:p>87.122</text:p>
          </table:table-cell>
          <table:table-cell table:formula="of:=SUM([.C144]*25.4)" office:value-type="float" office:value="81.026" calcext:value-type="float">
            <text:p>81.026</text:p>
          </table:table-cell>
          <table:table-cell table:formula="of:=SUM([.D144]*16.3871)" office:value-type="float" office:value="3864.22059666783" calcext:value-type="float">
            <text:p>3,864.221</text:p>
          </table:table-cell>
          <table:table-cell table:formula="of:=SUM([.E144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oenigsegg One:1 5.0L Twin-Turbo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45]*[.J145])" office:value-type="float" office:value="235.8086907792" calcext:value-type="float">
            <text:p>235.809</text:p>
          </table:table-cell>
          <table:table-cell table:formula="of:=SUM([.B145]*[.B145]*[.C145]*0.7854)" office:value-type="float" office:value="29.4760863474" calcext:value-type="float">
            <text:p>29.476</text:p>
          </table:table-cell>
          <table:table-cell table:formula="of:=SUM([.B145]*25.4)" office:value-type="float" office:value="87.122" calcext:value-type="float">
            <text:p>87.122</text:p>
          </table:table-cell>
          <table:table-cell table:formula="of:=SUM([.C145]*25.4)" office:value-type="float" office:value="81.026" calcext:value-type="float">
            <text:p>81.026</text:p>
          </table:table-cell>
          <table:table-cell table:formula="of:=SUM([.D145]*16.3871)" office:value-type="float" office:value="3864.22059666783" calcext:value-type="float">
            <text:p>3,864.221</text:p>
          </table:table-cell>
          <table:table-cell table:formula="of:=SUM([.E145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oenigsegg Regera 5.0L Twin-Turbo V8</text:p>
          </table:table-cell>
          <table:table-cell office:value-type="float" office:value="3.43" calcext:value-type="float">
            <text:p>3.43</text:p>
          </table:table-cell>
          <table:table-cell office:value-type="float" office:value="3.19" calcext:value-type="float">
            <text:p>3.19</text:p>
          </table:table-cell>
          <table:table-cell table:formula="of:=SUM([.E146]*[.J146])" office:value-type="float" office:value="235.8086907792" calcext:value-type="float">
            <text:p>235.809</text:p>
          </table:table-cell>
          <table:table-cell table:formula="of:=SUM([.B146]*[.B146]*[.C146]*0.7854)" office:value-type="float" office:value="29.4760863474" calcext:value-type="float">
            <text:p>29.476</text:p>
          </table:table-cell>
          <table:table-cell table:formula="of:=SUM([.B146]*25.4)" office:value-type="float" office:value="87.122" calcext:value-type="float">
            <text:p>87.122</text:p>
          </table:table-cell>
          <table:table-cell table:formula="of:=SUM([.C146]*25.4)" office:value-type="float" office:value="81.026" calcext:value-type="float">
            <text:p>81.026</text:p>
          </table:table-cell>
          <table:table-cell table:formula="of:=SUM([.D146]*16.3871)" office:value-type="float" office:value="3864.22059666783" calcext:value-type="float">
            <text:p>3,864.221</text:p>
          </table:table-cell>
          <table:table-cell table:formula="of:=SUM([.E146]*16.3871)" office:value-type="float" office:value="483.027574583479" calcext:value-type="float">
            <text:p>483.0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TM 450 SX-F Motorcycle Engine</text:p>
          </table:table-cell>
          <table:table-cell office:value-type="float" office:value="3.43" calcext:value-type="float">
            <text:p>3.43</text:p>
          </table:table-cell>
          <table:table-cell office:value-type="float" office:value="2.21" calcext:value-type="float">
            <text:p>2.21</text:p>
          </table:table-cell>
          <table:table-cell table:formula="of:=SUM([.E147]*[.J147])" office:value-type="float" office:value="20.4207369366" calcext:value-type="float">
            <text:p>20.421</text:p>
          </table:table-cell>
          <table:table-cell table:formula="of:=SUM([.B147]*[.B147]*[.C147]*0.7854)" office:value-type="float" office:value="20.4207369366" calcext:value-type="float">
            <text:p>20.421</text:p>
          </table:table-cell>
          <table:table-cell table:formula="of:=SUM([.B147]*25.4)" office:value-type="float" office:value="87.122" calcext:value-type="float">
            <text:p>87.122</text:p>
          </table:table-cell>
          <table:table-cell table:formula="of:=SUM([.C147]*25.4)" office:value-type="float" office:value="56.134" calcext:value-type="float">
            <text:p>56.134</text:p>
          </table:table-cell>
          <table:table-cell table:formula="of:=SUM([.D147]*16.3871)" office:value-type="float" office:value="334.636658253758" calcext:value-type="float">
            <text:p>334.637</text:p>
          </table:table-cell>
          <table:table-cell table:formula="of:=SUM([.E147]*16.3871)" office:value-type="float" office:value="334.636658253758" calcext:value-type="float">
            <text:p>334.63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mborghini Aventador 6.5L V12</text:p>
          </table:table-cell>
          <table:table-cell office:value-type="float" office:value="3.88" calcext:value-type="float">
            <text:p>3.88</text:p>
          </table:table-cell>
          <table:table-cell office:value-type="float" office:value="3.56" calcext:value-type="float">
            <text:p>3.56</text:p>
          </table:table-cell>
          <table:table-cell table:formula="of:=SUM([.E148]*[.J148])" office:value-type="float" office:value="505.1095644672" calcext:value-type="float">
            <text:p>505.110</text:p>
          </table:table-cell>
          <table:table-cell table:formula="of:=SUM([.B148]*[.B148]*[.C148]*0.7854)" office:value-type="float" office:value="42.0924637056" calcext:value-type="float">
            <text:p>42.092</text:p>
          </table:table-cell>
          <table:table-cell table:formula="of:=SUM([.B148]*25.4)" office:value-type="float" office:value="98.552" calcext:value-type="float">
            <text:p>98.552</text:p>
          </table:table-cell>
          <table:table-cell table:formula="of:=SUM([.C148]*25.4)" office:value-type="float" office:value="90.424" calcext:value-type="float">
            <text:p>90.424</text:p>
          </table:table-cell>
          <table:table-cell table:formula="of:=SUM([.D148]*16.3871)" office:value-type="float" office:value="8277.28094388045" calcext:value-type="float">
            <text:p>8,277.281</text:p>
          </table:table-cell>
          <table:table-cell table:formula="of:=SUM([.E148]*16.3871)" office:value-type="float" office:value="689.773411990038" calcext:value-type="float">
            <text:p>689.77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Lamborghini Centenario 6.5L V12</text:p>
          </table:table-cell>
          <table:table-cell office:value-type="float" office:value="3.88" calcext:value-type="float">
            <text:p>3.88</text:p>
          </table:table-cell>
          <table:table-cell office:value-type="float" office:value="3.56" calcext:value-type="float">
            <text:p>3.56</text:p>
          </table:table-cell>
          <table:table-cell table:formula="of:=SUM([.E149]*[.J149])" office:value-type="float" office:value="505.1095644672" calcext:value-type="float">
            <text:p>505.110</text:p>
          </table:table-cell>
          <table:table-cell table:formula="of:=SUM([.B149]*[.B149]*[.C149]*0.7854)" office:value-type="float" office:value="42.0924637056" calcext:value-type="float">
            <text:p>42.092</text:p>
          </table:table-cell>
          <table:table-cell table:formula="of:=SUM([.B149]*25.4)" office:value-type="float" office:value="98.552" calcext:value-type="float">
            <text:p>98.552</text:p>
          </table:table-cell>
          <table:table-cell table:formula="of:=SUM([.C149]*25.4)" office:value-type="float" office:value="90.424" calcext:value-type="float">
            <text:p>90.424</text:p>
          </table:table-cell>
          <table:table-cell table:formula="of:=SUM([.D149]*16.3871)" office:value-type="float" office:value="8277.28094388045" calcext:value-type="float">
            <text:p>8,277.281</text:p>
          </table:table-cell>
          <table:table-cell table:formula="of:=SUM([.E149]*16.3871)" office:value-type="float" office:value="689.773411990038" calcext:value-type="float">
            <text:p>689.77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Lamborghini Gallardo 5.2L V10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formula="of:=SUM([.E150]*[.J150])" office:value-type="float" office:value="324.232755" calcext:value-type="float">
            <text:p>324.233</text:p>
          </table:table-cell>
          <table:table-cell table:formula="of:=SUM([.B150]*[.B150]*[.C150]*0.7854)" office:value-type="float" office:value="32.4232755" calcext:value-type="float">
            <text:p>32.423</text:p>
          </table:table-cell>
          <table:table-cell table:formula="of:=SUM([.B150]*25.4)" office:value-type="float" office:value="88.9" calcext:value-type="float">
            <text:p>88.900</text:p>
          </table:table-cell>
          <table:table-cell table:formula="of:=SUM([.C150]*25.4)" office:value-type="float" office:value="85.598" calcext:value-type="float">
            <text:p>85.598</text:p>
          </table:table-cell>
          <table:table-cell table:formula="of:=SUM([.D150]*16.3871)" office:value-type="float" office:value="5313.2345794605" calcext:value-type="float">
            <text:p>5,313.235</text:p>
          </table:table-cell>
          <table:table-cell table:formula="of:=SUM([.E150]*16.3871)" office:value-type="float" office:value="531.32345794605" calcext:value-type="float">
            <text:p>531.32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amborghini L539 5.2L V10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formula="of:=SUM([.E151]*[.J151])" office:value-type="float" office:value="324.232755" calcext:value-type="float">
            <text:p>324.233</text:p>
          </table:table-cell>
          <table:table-cell table:formula="of:=SUM([.B151]*[.B151]*[.C151]*0.7854)" office:value-type="float" office:value="32.4232755" calcext:value-type="float">
            <text:p>32.423</text:p>
          </table:table-cell>
          <table:table-cell table:formula="of:=SUM([.B151]*25.4)" office:value-type="float" office:value="88.9" calcext:value-type="float">
            <text:p>88.900</text:p>
          </table:table-cell>
          <table:table-cell table:formula="of:=SUM([.C151]*25.4)" office:value-type="float" office:value="85.598" calcext:value-type="float">
            <text:p>85.598</text:p>
          </table:table-cell>
          <table:table-cell table:formula="of:=SUM([.D151]*16.3871)" office:value-type="float" office:value="5313.2345794605" calcext:value-type="float">
            <text:p>5,313.235</text:p>
          </table:table-cell>
          <table:table-cell table:formula="of:=SUM([.E151]*16.3871)" office:value-type="float" office:value="531.32345794605" calcext:value-type="float">
            <text:p>531.32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amborghini Murciélago 6.2L V12</text:p>
          </table:table-cell>
          <table:table-cell office:value-type="float" office:value="3.7" calcext:value-type="float">
            <text:p>3.7</text:p>
          </table:table-cell>
          <table:table-cell office:value-type="float" office:value="3.37" calcext:value-type="float">
            <text:p>3.37</text:p>
          </table:table-cell>
          <table:table-cell table:formula="of:=SUM([.E152]*[.J152])" office:value-type="float" office:value="434.81597544" calcext:value-type="float">
            <text:p>434.816</text:p>
          </table:table-cell>
          <table:table-cell table:formula="of:=SUM([.B152]*[.B152]*[.C152]*0.7854)" office:value-type="float" office:value="36.23466462" calcext:value-type="float">
            <text:p>36.235</text:p>
          </table:table-cell>
          <table:table-cell table:formula="of:=SUM([.B152]*25.4)" office:value-type="float" office:value="93.98" calcext:value-type="float">
            <text:p>93.980</text:p>
          </table:table-cell>
          <table:table-cell table:formula="of:=SUM([.C152]*25.4)" office:value-type="float" office:value="85.598" calcext:value-type="float">
            <text:p>85.598</text:p>
          </table:table-cell>
          <table:table-cell table:formula="of:=SUM([.D152]*16.3871)" office:value-type="float" office:value="7125.37287113283" calcext:value-type="float">
            <text:p>7,125.373</text:p>
          </table:table-cell>
          <table:table-cell table:formula="of:=SUM([.E152]*16.3871)" office:value-type="float" office:value="593.781072594402" calcext:value-type="float">
            <text:p>593.78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amborghini V12 6.5L</text:p>
          </table:table-cell>
          <table:table-cell office:value-type="float" office:value="3.74" calcext:value-type="float">
            <text:p>3.74</text:p>
          </table:table-cell>
          <table:table-cell office:value-type="float" office:value="3" calcext:value-type="float">
            <text:p>3</text:p>
          </table:table-cell>
          <table:table-cell table:formula="of:=SUM([.E153]*[.J153])" office:value-type="float" office:value="395.49099744" calcext:value-type="float">
            <text:p>395.491</text:p>
          </table:table-cell>
          <table:table-cell table:formula="of:=SUM([.B153]*[.B153]*[.C153]*0.7854)" office:value-type="float" office:value="32.95758312" calcext:value-type="float">
            <text:p>32.958</text:p>
          </table:table-cell>
          <table:table-cell table:formula="of:=SUM([.B153]*25.4)" office:value-type="float" office:value="94.996" calcext:value-type="float">
            <text:p>94.996</text:p>
          </table:table-cell>
          <table:table-cell table:formula="of:=SUM([.C153]*25.4)" office:value-type="float" office:value="76.2" calcext:value-type="float">
            <text:p>76.200</text:p>
          </table:table-cell>
          <table:table-cell table:formula="of:=SUM([.D153]*16.3871)" office:value-type="float" office:value="6480.95052414903" calcext:value-type="float">
            <text:p>6,480.951</text:p>
          </table:table-cell>
          <table:table-cell table:formula="of:=SUM([.E153]*16.3871)" office:value-type="float" office:value="540.079210345752" calcext:value-type="float">
            <text:p>540.07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and Rover 3.0L V6 Diesel</text:p>
          </table:table-cell>
          <table:table-cell office:value-type="float" office:value="3.42" calcext:value-type="float">
            <text:p>3.42</text:p>
          </table:table-cell>
          <table:table-cell office:value-type="float" office:value="3.7" calcext:value-type="float">
            <text:p>3.7</text:p>
          </table:table-cell>
          <table:table-cell table:formula="of:=SUM([.E154]*[.J154])" office:value-type="float" office:value="203.937026832" calcext:value-type="float">
            <text:p>203.937</text:p>
          </table:table-cell>
          <table:table-cell table:formula="of:=SUM([.B154]*[.B154]*[.C154]*0.7854)" office:value-type="float" office:value="33.989504472" calcext:value-type="float">
            <text:p>33.990</text:p>
          </table:table-cell>
          <table:table-cell table:formula="of:=SUM([.B154]*25.4)" office:value-type="float" office:value="86.868" calcext:value-type="float">
            <text:p>86.868</text:p>
          </table:table-cell>
          <table:table-cell table:formula="of:=SUM([.C154]*25.4)" office:value-type="float" office:value="93.98" calcext:value-type="float">
            <text:p>93.980</text:p>
          </table:table-cell>
          <table:table-cell table:formula="of:=SUM([.D154]*16.3871)" office:value-type="float" office:value="3341.93645239867" calcext:value-type="float">
            <text:p>3,341.936</text:p>
          </table:table-cell>
          <table:table-cell table:formula="of:=SUM([.E154]*16.3871)" office:value-type="float" office:value="556.989408733111" calcext:value-type="float">
            <text:p>556.98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Land Rover TDV6 2.7L Diesel I6</text:p>
          </table:table-cell>
          <table:table-cell office:value-type="float" office:value="3.54" calcext:value-type="float">
            <text:p>3.54</text:p>
          </table:table-cell>
          <table:table-cell office:value-type="float" office:value="3.7" calcext:value-type="float">
            <text:p>3.7</text:p>
          </table:table-cell>
          <table:table-cell table:formula="of:=SUM([.E155]*[.J155])" office:value-type="float" office:value="218.499473808" calcext:value-type="float">
            <text:p>218.499</text:p>
          </table:table-cell>
          <table:table-cell table:formula="of:=SUM([.B155]*[.B155]*[.C155]*0.7854)" office:value-type="float" office:value="36.416578968" calcext:value-type="float">
            <text:p>36.417</text:p>
          </table:table-cell>
          <table:table-cell table:formula="of:=SUM([.B155]*25.4)" office:value-type="float" office:value="89.916" calcext:value-type="float">
            <text:p>89.916</text:p>
          </table:table-cell>
          <table:table-cell table:formula="of:=SUM([.C155]*25.4)" office:value-type="float" office:value="93.98" calcext:value-type="float">
            <text:p>93.980</text:p>
          </table:table-cell>
          <table:table-cell table:formula="of:=SUM([.D155]*16.3871)" office:value-type="float" office:value="3580.57272723908" calcext:value-type="float">
            <text:p>3,580.573</text:p>
          </table:table-cell>
          <table:table-cell table:formula="of:=SUM([.E155]*16.3871)" office:value-type="float" office:value="596.762121206513" calcext:value-type="float">
            <text:p>596.76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exus 5.0L V8 (LFA)</text:p>
          </table:table-cell>
          <table:table-cell office:value-type="float" office:value="3.7" calcext:value-type="float">
            <text:p>3.7</text:p>
          </table:table-cell>
          <table:table-cell office:value-type="float" office:value="3.51" calcext:value-type="float">
            <text:p>3.51</text:p>
          </table:table-cell>
          <table:table-cell table:formula="of:=SUM([.E156]*[.J156])" office:value-type="float" office:value="301.91969808" calcext:value-type="float">
            <text:p>301.920</text:p>
          </table:table-cell>
          <table:table-cell table:formula="of:=SUM([.B156]*[.B156]*[.C156]*0.7854)" office:value-type="float" office:value="37.73996226" calcext:value-type="float">
            <text:p>37.740</text:p>
          </table:table-cell>
          <table:table-cell table:formula="of:=SUM([.B156]*25.4)" office:value-type="float" office:value="93.98" calcext:value-type="float">
            <text:p>93.980</text:p>
          </table:table-cell>
          <table:table-cell table:formula="of:=SUM([.C156]*25.4)" office:value-type="float" office:value="89.154" calcext:value-type="float">
            <text:p>89.154</text:p>
          </table:table-cell>
          <table:table-cell table:formula="of:=SUM([.D156]*16.3871)" office:value-type="float" office:value="4947.58828440677" calcext:value-type="float">
            <text:p>4,947.588</text:p>
          </table:table-cell>
          <table:table-cell table:formula="of:=SUM([.E156]*16.3871)" office:value-type="float" office:value="618.448535550846" calcext:value-type="float">
            <text:p>618.44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incoln 3.5L EcoBoost V6</text:p>
          </table:table-cell>
          <table:table-cell office:value-type="float" office:value="3.44" calcext:value-type="float">
            <text:p>3.44</text:p>
          </table:table-cell>
          <table:table-cell office:value-type="float" office:value="3.39" calcext:value-type="float">
            <text:p>3.39</text:p>
          </table:table-cell>
          <table:table-cell table:formula="of:=SUM([.E157]*[.J157])" office:value-type="float" office:value="189.0421860096" calcext:value-type="float">
            <text:p>189.042</text:p>
          </table:table-cell>
          <table:table-cell table:formula="of:=SUM([.B157]*[.B157]*[.C157]*0.7854)" office:value-type="float" office:value="31.5070310016" calcext:value-type="float">
            <text:p>31.507</text:p>
          </table:table-cell>
          <table:table-cell table:formula="of:=SUM([.B157]*25.4)" office:value-type="float" office:value="87.376" calcext:value-type="float">
            <text:p>87.376</text:p>
          </table:table-cell>
          <table:table-cell table:formula="of:=SUM([.C157]*25.4)" office:value-type="float" office:value="86.106" calcext:value-type="float">
            <text:p>86.106</text:p>
          </table:table-cell>
          <table:table-cell table:formula="of:=SUM([.D157]*16.3871)" office:value-type="float" office:value="3097.85320635792" calcext:value-type="float">
            <text:p>3,097.853</text:p>
          </table:table-cell>
          <table:table-cell table:formula="of:=SUM([.E157]*16.3871)" office:value-type="float" office:value="516.308867726319" calcext:value-type="float">
            <text:p>516.30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serati 4.7L V8</text:p>
          </table:table-cell>
          <table:table-cell office:value-type="float" office:value="3.7" calcext:value-type="float">
            <text:p>3.7</text:p>
          </table:table-cell>
          <table:table-cell office:value-type="float" office:value="3.39" calcext:value-type="float">
            <text:p>3.39</text:p>
          </table:table-cell>
          <table:table-cell table:formula="of:=SUM([.E158]*[.J158])" office:value-type="float" office:value="291.59765712" calcext:value-type="float">
            <text:p>291.598</text:p>
          </table:table-cell>
          <table:table-cell table:formula="of:=SUM([.B158]*[.B158]*[.C158]*0.7854)" office:value-type="float" office:value="36.44970714" calcext:value-type="float">
            <text:p>36.450</text:p>
          </table:table-cell>
          <table:table-cell table:formula="of:=SUM([.B158]*25.4)" office:value-type="float" office:value="93.98" calcext:value-type="float">
            <text:p>93.980</text:p>
          </table:table-cell>
          <table:table-cell table:formula="of:=SUM([.C158]*25.4)" office:value-type="float" office:value="86.106" calcext:value-type="float">
            <text:p>86.106</text:p>
          </table:table-cell>
          <table:table-cell table:formula="of:=SUM([.D158]*16.3871)" office:value-type="float" office:value="4778.43996699115" calcext:value-type="float">
            <text:p>4,778.440</text:p>
          </table:table-cell>
          <table:table-cell table:formula="of:=SUM([.E158]*16.3871)" office:value-type="float" office:value="597.304995873894" calcext:value-type="float">
            <text:p>597.30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azda SKYACTIV-G 2.5L I4</text:p>
          </table:table-cell>
          <table:table-cell office:value-type="float" office:value="3.4" calcext:value-type="float">
            <text:p>3.4</text:p>
          </table:table-cell>
          <table:table-cell office:value-type="float" office:value="3.57" calcext:value-type="float">
            <text:p>3.57</text:p>
          </table:table-cell>
          <table:table-cell table:formula="of:=SUM([.E159]*[.J159])" office:value-type="float" office:value="129.65131872" calcext:value-type="float">
            <text:p>129.651</text:p>
          </table:table-cell>
          <table:table-cell table:formula="of:=SUM([.B159]*[.B159]*[.C159]*0.7854)" office:value-type="float" office:value="32.41282968" calcext:value-type="float">
            <text:p>32.413</text:p>
          </table:table-cell>
          <table:table-cell table:formula="of:=SUM([.B159]*25.4)" office:value-type="float" office:value="86.36" calcext:value-type="float">
            <text:p>86.360</text:p>
          </table:table-cell>
          <table:table-cell table:formula="of:=SUM([.C159]*25.4)" office:value-type="float" office:value="90.678" calcext:value-type="float">
            <text:p>90.678</text:p>
          </table:table-cell>
          <table:table-cell table:formula="of:=SUM([.D159]*16.3871)" office:value-type="float" office:value="2124.60912499651" calcext:value-type="float">
            <text:p>2,124.609</text:p>
          </table:table-cell>
          <table:table-cell table:formula="of:=SUM([.E159]*16.3871)" office:value-type="float" office:value="531.152281249128" calcext:value-type="float">
            <text:p>531.15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cLaren 675LT 3.8L V8</text:p>
          </table:table-cell>
          <table:table-cell office:value-type="float" office:value="3.42" calcext:value-type="float">
            <text:p>3.42</text:p>
          </table:table-cell>
          <table:table-cell office:value-type="float" office:value="3.27" calcext:value-type="float">
            <text:p>3.27</text:p>
          </table:table-cell>
          <table:table-cell table:formula="of:=SUM([.E160]*[.J160])" office:value-type="float" office:value="240.3149829696" calcext:value-type="float">
            <text:p>240.315</text:p>
          </table:table-cell>
          <table:table-cell table:formula="of:=SUM([.B160]*[.B160]*[.C160]*0.7854)" office:value-type="float" office:value="30.0393728712" calcext:value-type="float">
            <text:p>30.039</text:p>
          </table:table-cell>
          <table:table-cell table:formula="of:=SUM([.B160]*25.4)" office:value-type="float" office:value="86.868" calcext:value-type="float">
            <text:p>86.868</text:p>
          </table:table-cell>
          <table:table-cell table:formula="of:=SUM([.C160]*25.4)" office:value-type="float" office:value="83.058" calcext:value-type="float">
            <text:p>83.058</text:p>
          </table:table-cell>
          <table:table-cell table:formula="of:=SUM([.D160]*16.3871)" office:value-type="float" office:value="3938.06565742113" calcext:value-type="float">
            <text:p>3,938.066</text:p>
          </table:table-cell>
          <table:table-cell table:formula="of:=SUM([.E160]*16.3871)" office:value-type="float" office:value="492.258207177642" calcext:value-type="float">
            <text:p>492.25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cLaren 720S 4.0L Twin-Turbo V8</text:p>
          </table:table-cell>
          <table:table-cell office:value-type="float" office:value="3.42" calcext:value-type="float">
            <text:p>3.42</text:p>
          </table:table-cell>
          <table:table-cell office:value-type="float" office:value="3.27" calcext:value-type="float">
            <text:p>3.27</text:p>
          </table:table-cell>
          <table:table-cell table:formula="of:=SUM([.E161]*[.J161])" office:value-type="float" office:value="240.3149829696" calcext:value-type="float">
            <text:p>240.315</text:p>
          </table:table-cell>
          <table:table-cell table:formula="of:=SUM([.B161]*[.B161]*[.C161]*0.7854)" office:value-type="float" office:value="30.0393728712" calcext:value-type="float">
            <text:p>30.039</text:p>
          </table:table-cell>
          <table:table-cell table:formula="of:=SUM([.B161]*25.4)" office:value-type="float" office:value="86.868" calcext:value-type="float">
            <text:p>86.868</text:p>
          </table:table-cell>
          <table:table-cell table:formula="of:=SUM([.C161]*25.4)" office:value-type="float" office:value="83.058" calcext:value-type="float">
            <text:p>83.058</text:p>
          </table:table-cell>
          <table:table-cell table:formula="of:=SUM([.D161]*16.3871)" office:value-type="float" office:value="3938.06565742113" calcext:value-type="float">
            <text:p>3,938.066</text:p>
          </table:table-cell>
          <table:table-cell table:formula="of:=SUM([.E161]*16.3871)" office:value-type="float" office:value="492.258207177642" calcext:value-type="float">
            <text:p>492.25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cLaren M838T 3.8L Twin-Turbo V8</text:p>
          </table:table-cell>
          <table:table-cell office:value-type="float" office:value="3.42" calcext:value-type="float">
            <text:p>3.42</text:p>
          </table:table-cell>
          <table:table-cell office:value-type="float" office:value="3.27" calcext:value-type="float">
            <text:p>3.27</text:p>
          </table:table-cell>
          <table:table-cell table:formula="of:=SUM([.E162]*[.J162])" office:value-type="float" office:value="240.3149829696" calcext:value-type="float">
            <text:p>240.315</text:p>
          </table:table-cell>
          <table:table-cell table:formula="of:=SUM([.B162]*[.B162]*[.C162]*0.7854)" office:value-type="float" office:value="30.0393728712" calcext:value-type="float">
            <text:p>30.039</text:p>
          </table:table-cell>
          <table:table-cell table:formula="of:=SUM([.B162]*25.4)" office:value-type="float" office:value="86.868" calcext:value-type="float">
            <text:p>86.868</text:p>
          </table:table-cell>
          <table:table-cell table:formula="of:=SUM([.C162]*25.4)" office:value-type="float" office:value="83.058" calcext:value-type="float">
            <text:p>83.058</text:p>
          </table:table-cell>
          <table:table-cell table:formula="of:=SUM([.D162]*16.3871)" office:value-type="float" office:value="3938.06565742113" calcext:value-type="float">
            <text:p>3,938.066</text:p>
          </table:table-cell>
          <table:table-cell table:formula="of:=SUM([.E162]*16.3871)" office:value-type="float" office:value="492.258207177642" calcext:value-type="float">
            <text:p>492.25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cLaren M840T 4.0L Twin-Turbo V8</text:p>
          </table:table-cell>
          <table:table-cell office:value-type="float" office:value="3.42" calcext:value-type="float">
            <text:p>3.42</text:p>
          </table:table-cell>
          <table:table-cell office:value-type="float" office:value="3.27" calcext:value-type="float">
            <text:p>3.27</text:p>
          </table:table-cell>
          <table:table-cell table:formula="of:=SUM([.E163]*[.J163])" office:value-type="float" office:value="240.3149829696" calcext:value-type="float">
            <text:p>240.315</text:p>
          </table:table-cell>
          <table:table-cell table:formula="of:=SUM([.B163]*[.B163]*[.C163]*0.7854)" office:value-type="float" office:value="30.0393728712" calcext:value-type="float">
            <text:p>30.039</text:p>
          </table:table-cell>
          <table:table-cell table:formula="of:=SUM([.B163]*25.4)" office:value-type="float" office:value="86.868" calcext:value-type="float">
            <text:p>86.868</text:p>
          </table:table-cell>
          <table:table-cell table:formula="of:=SUM([.C163]*25.4)" office:value-type="float" office:value="83.058" calcext:value-type="float">
            <text:p>83.058</text:p>
          </table:table-cell>
          <table:table-cell table:formula="of:=SUM([.D163]*16.3871)" office:value-type="float" office:value="3938.06565742113" calcext:value-type="float">
            <text:p>3,938.066</text:p>
          </table:table-cell>
          <table:table-cell table:formula="of:=SUM([.E163]*16.3871)" office:value-type="float" office:value="492.258207177642" calcext:value-type="float">
            <text:p>492.25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cLaren P1 3.8L Twin-Turbo V8</text:p>
          </table:table-cell>
          <table:table-cell office:value-type="float" office:value="3.42" calcext:value-type="float">
            <text:p>3.42</text:p>
          </table:table-cell>
          <table:table-cell office:value-type="float" office:value="3.27" calcext:value-type="float">
            <text:p>3.27</text:p>
          </table:table-cell>
          <table:table-cell table:formula="of:=SUM([.E164]*[.J164])" office:value-type="float" office:value="240.3149829696" calcext:value-type="float">
            <text:p>240.315</text:p>
          </table:table-cell>
          <table:table-cell table:formula="of:=SUM([.B164]*[.B164]*[.C164]*0.7854)" office:value-type="float" office:value="30.0393728712" calcext:value-type="float">
            <text:p>30.039</text:p>
          </table:table-cell>
          <table:table-cell table:formula="of:=SUM([.B164]*25.4)" office:value-type="float" office:value="86.868" calcext:value-type="float">
            <text:p>86.868</text:p>
          </table:table-cell>
          <table:table-cell table:formula="of:=SUM([.C164]*25.4)" office:value-type="float" office:value="83.058" calcext:value-type="float">
            <text:p>83.058</text:p>
          </table:table-cell>
          <table:table-cell table:formula="of:=SUM([.D164]*16.3871)" office:value-type="float" office:value="3938.06565742113" calcext:value-type="float">
            <text:p>3,938.066</text:p>
          </table:table-cell>
          <table:table-cell table:formula="of:=SUM([.E164]*16.3871)" office:value-type="float" office:value="492.258207177642" calcext:value-type="float">
            <text:p>492.25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ercedes-Benz M113 5.0L V8</text:p>
          </table:table-cell>
          <table:table-cell office:value-type="float" office:value="3.82" calcext:value-type="float">
            <text:p>3.82</text:p>
          </table:table-cell>
          <table:table-cell office:value-type="float" office:value="3.6" calcext:value-type="float">
            <text:p>3.6</text:p>
          </table:table-cell>
          <table:table-cell table:formula="of:=SUM([.E165]*[.J165])" office:value-type="float" office:value="330.073083648" calcext:value-type="float">
            <text:p>330.073</text:p>
          </table:table-cell>
          <table:table-cell table:formula="of:=SUM([.B165]*[.B165]*[.C165]*0.7854)" office:value-type="float" office:value="41.259135456" calcext:value-type="float">
            <text:p>41.259</text:p>
          </table:table-cell>
          <table:table-cell table:formula="of:=SUM([.B165]*25.4)" office:value-type="float" office:value="97.028" calcext:value-type="float">
            <text:p>97.028</text:p>
          </table:table-cell>
          <table:table-cell table:formula="of:=SUM([.C165]*25.4)" office:value-type="float" office:value="91.44" calcext:value-type="float">
            <text:p>91.440</text:p>
          </table:table-cell>
          <table:table-cell table:formula="of:=SUM([.D165]*16.3871)" office:value-type="float" office:value="5408.94062904814" calcext:value-type="float">
            <text:p>5,408.941</text:p>
          </table:table-cell>
          <table:table-cell table:formula="of:=SUM([.E165]*16.3871)" office:value-type="float" office:value="676.117578631018" calcext:value-type="float">
            <text:p>676.11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ercedes-Benz M156 6.2L V8</text:p>
          </table:table-cell>
          <table:table-cell office:value-type="float" office:value="4.02" calcext:value-type="float">
            <text:p>4.02</text:p>
          </table:table-cell>
          <table:table-cell office:value-type="float" office:value="3.62" calcext:value-type="float">
            <text:p>3.62</text:p>
          </table:table-cell>
          <table:table-cell table:formula="of:=SUM([.E166]*[.J166])" office:value-type="float" office:value="367.5712715136" calcext:value-type="float">
            <text:p>367.571</text:p>
          </table:table-cell>
          <table:table-cell table:formula="of:=SUM([.B166]*[.B166]*[.C166]*0.7854)" office:value-type="float" office:value="45.9464089392" calcext:value-type="float">
            <text:p>45.946</text:p>
          </table:table-cell>
          <table:table-cell table:formula="of:=SUM([.B166]*25.4)" office:value-type="float" office:value="102.108" calcext:value-type="float">
            <text:p>102.108</text:p>
          </table:table-cell>
          <table:table-cell table:formula="of:=SUM([.C166]*25.4)" office:value-type="float" office:value="91.948" calcext:value-type="float">
            <text:p>91.948</text:p>
          </table:table-cell>
          <table:table-cell table:formula="of:=SUM([.D166]*16.3871)" office:value-type="float" office:value="6023.42718342051" calcext:value-type="float">
            <text:p>6,023.427</text:p>
          </table:table-cell>
          <table:table-cell table:formula="of:=SUM([.E166]*16.3871)" office:value-type="float" office:value="752.928397927564" calcext:value-type="float">
            <text:p>752.9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ercedes-Benz M272 3.5L V6</text:p>
          </table:table-cell>
          <table:table-cell office:value-type="float" office:value="3.39" calcext:value-type="float">
            <text:p>3.39</text:p>
          </table:table-cell>
          <table:table-cell office:value-type="float" office:value="3.54" calcext:value-type="float">
            <text:p>3.54</text:p>
          </table:table-cell>
          <table:table-cell table:formula="of:=SUM([.E167]*[.J167])" office:value-type="float" office:value="191.7100170216" calcext:value-type="float">
            <text:p>191.710</text:p>
          </table:table-cell>
          <table:table-cell table:formula="of:=SUM([.B167]*[.B167]*[.C167]*0.7854)" office:value-type="float" office:value="31.9516695036" calcext:value-type="float">
            <text:p>31.952</text:p>
          </table:table-cell>
          <table:table-cell table:formula="of:=SUM([.B167]*25.4)" office:value-type="float" office:value="86.106" calcext:value-type="float">
            <text:p>86.106</text:p>
          </table:table-cell>
          <table:table-cell table:formula="of:=SUM([.C167]*25.4)" office:value-type="float" office:value="89.916" calcext:value-type="float">
            <text:p>89.916</text:p>
          </table:table-cell>
          <table:table-cell table:formula="of:=SUM([.D167]*16.3871)" office:value-type="float" office:value="3141.57121993466" calcext:value-type="float">
            <text:p>3,141.571</text:p>
          </table:table-cell>
          <table:table-cell table:formula="of:=SUM([.E167]*16.3871)" office:value-type="float" office:value="523.595203322444" calcext:value-type="float">
            <text:p>523.59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Mercedes-Benz OM606 3.0L Diesel I5</text:p>
          </table:table-cell>
          <table:table-cell office:value-type="float" office:value="3.54" calcext:value-type="float">
            <text:p>3.54</text:p>
          </table:table-cell>
          <table:table-cell office:value-type="float" office:value="3.62" calcext:value-type="float">
            <text:p>3.62</text:p>
          </table:table-cell>
          <table:table-cell table:formula="of:=SUM([.E168]*[.J168])" office:value-type="float" office:value="178.145967384" calcext:value-type="float">
            <text:p>178.146</text:p>
          </table:table-cell>
          <table:table-cell table:formula="of:=SUM([.B168]*[.B168]*[.C168]*0.7854)" office:value-type="float" office:value="35.6291934768" calcext:value-type="float">
            <text:p>35.629</text:p>
          </table:table-cell>
          <table:table-cell table:formula="of:=SUM([.B168]*25.4)" office:value-type="float" office:value="89.916" calcext:value-type="float">
            <text:p>89.916</text:p>
          </table:table-cell>
          <table:table-cell table:formula="of:=SUM([.C168]*25.4)" office:value-type="float" office:value="91.948" calcext:value-type="float">
            <text:p>91.948</text:p>
          </table:table-cell>
          <table:table-cell table:formula="of:=SUM([.D168]*16.3871)" office:value-type="float" office:value="2919.29578211835" calcext:value-type="float">
            <text:p>2,919.296</text:p>
          </table:table-cell>
          <table:table-cell table:formula="of:=SUM([.E168]*16.3871)" office:value-type="float" office:value="583.859156423669" calcext:value-type="float">
            <text:p>583.85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ercedes-Benz OM648 2.7L Diesel I5</text:p>
          </table:table-cell>
          <table:table-cell office:value-type="float" office:value="3.62" calcext:value-type="float">
            <text:p>3.62</text:p>
          </table:table-cell>
          <table:table-cell office:value-type="float" office:value="4.33" calcext:value-type="float">
            <text:p>4.33</text:p>
          </table:table-cell>
          <table:table-cell table:formula="of:=SUM([.E169]*[.J169])" office:value-type="float" office:value="222.826038204" calcext:value-type="float">
            <text:p>222.826</text:p>
          </table:table-cell>
          <table:table-cell table:formula="of:=SUM([.B169]*[.B169]*[.C169]*0.7854)" office:value-type="float" office:value="44.5652076408" calcext:value-type="float">
            <text:p>44.565</text:p>
          </table:table-cell>
          <table:table-cell table:formula="of:=SUM([.B169]*25.4)" office:value-type="float" office:value="91.948" calcext:value-type="float">
            <text:p>91.948</text:p>
          </table:table-cell>
          <table:table-cell table:formula="of:=SUM([.C169]*25.4)" office:value-type="float" office:value="109.982" calcext:value-type="float">
            <text:p>109.982</text:p>
          </table:table-cell>
          <table:table-cell table:formula="of:=SUM([.D169]*16.3871)" office:value-type="float" office:value="3651.47257065277" calcext:value-type="float">
            <text:p>3,651.473</text:p>
          </table:table-cell>
          <table:table-cell table:formula="of:=SUM([.E169]*16.3871)" office:value-type="float" office:value="730.294514130554" calcext:value-type="float">
            <text:p>730.29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ercedes-Benz OM651 2.2L Diesel I4</text:p>
          </table:table-cell>
          <table:table-cell office:value-type="float" office:value="3.58" calcext:value-type="float">
            <text:p>3.58</text:p>
          </table:table-cell>
          <table:table-cell office:value-type="float" office:value="4.02" calcext:value-type="float">
            <text:p>4.02</text:p>
          </table:table-cell>
          <table:table-cell table:formula="of:=SUM([.E170]*[.J170])" office:value-type="float" office:value="161.8612890048" calcext:value-type="float">
            <text:p>161.861</text:p>
          </table:table-cell>
          <table:table-cell table:formula="of:=SUM([.B170]*[.B170]*[.C170]*0.7854)" office:value-type="float" office:value="40.4653222512" calcext:value-type="float">
            <text:p>40.465</text:p>
          </table:table-cell>
          <table:table-cell table:formula="of:=SUM([.B170]*25.4)" office:value-type="float" office:value="90.932" calcext:value-type="float">
            <text:p>90.932</text:p>
          </table:table-cell>
          <table:table-cell table:formula="of:=SUM([.C170]*25.4)" office:value-type="float" office:value="102.108" calcext:value-type="float">
            <text:p>102.108</text:p>
          </table:table-cell>
          <table:table-cell table:formula="of:=SUM([.D170]*16.3871)" office:value-type="float" office:value="2652.43712905056" calcext:value-type="float">
            <text:p>2,652.437</text:p>
          </table:table-cell>
          <table:table-cell table:formula="of:=SUM([.E170]*16.3871)" office:value-type="float" office:value="663.10928226264" calcext:value-type="float">
            <text:p>663.10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tsubishi 4B11T 2.0L Turbo I4</text:p>
          </table:table-cell>
          <table:table-cell office:value-type="float" office:value="3.39" calcext:value-type="float">
            <text:p>3.39</text:p>
          </table:table-cell>
          <table:table-cell office:value-type="float" office:value="3.46" calcext:value-type="float">
            <text:p>3.46</text:p>
          </table:table-cell>
          <table:table-cell table:formula="of:=SUM([.E171]*[.J171])" office:value-type="float" office:value="124.9183915056" calcext:value-type="float">
            <text:p>124.918</text:p>
          </table:table-cell>
          <table:table-cell table:formula="of:=SUM([.B171]*[.B171]*[.C171]*0.7854)" office:value-type="float" office:value="31.2295978764" calcext:value-type="float">
            <text:p>31.230</text:p>
          </table:table-cell>
          <table:table-cell table:formula="of:=SUM([.B171]*25.4)" office:value-type="float" office:value="86.106" calcext:value-type="float">
            <text:p>86.106</text:p>
          </table:table-cell>
          <table:table-cell table:formula="of:=SUM([.C171]*25.4)" office:value-type="float" office:value="87.884" calcext:value-type="float">
            <text:p>87.884</text:p>
          </table:table-cell>
          <table:table-cell table:formula="of:=SUM([.D171]*16.3871)" office:value-type="float" office:value="2047.05017344142" calcext:value-type="float">
            <text:p>2,047.050</text:p>
          </table:table-cell>
          <table:table-cell table:formula="of:=SUM([.E171]*16.3871)" office:value-type="float" office:value="511.762543360355" calcext:value-type="float">
            <text:p>511.76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tsubishi 4D56 2.5L Diesel I4</text:p>
          </table:table-cell>
          <table:table-cell office:value-type="float" office:value="3.54" calcext:value-type="float">
            <text:p>3.54</text:p>
          </table:table-cell>
          <table:table-cell office:value-type="float" office:value="3.74" calcext:value-type="float">
            <text:p>3.74</text:p>
          </table:table-cell>
          <table:table-cell table:formula="of:=SUM([.E172]*[.J172])" office:value-type="float" office:value="147.2410868544" calcext:value-type="float">
            <text:p>147.241</text:p>
          </table:table-cell>
          <table:table-cell table:formula="of:=SUM([.B172]*[.B172]*[.C172]*0.7854)" office:value-type="float" office:value="36.8102717136" calcext:value-type="float">
            <text:p>36.810</text:p>
          </table:table-cell>
          <table:table-cell table:formula="of:=SUM([.B172]*25.4)" office:value-type="float" office:value="89.916" calcext:value-type="float">
            <text:p>89.916</text:p>
          </table:table-cell>
          <table:table-cell table:formula="of:=SUM([.C172]*25.4)" office:value-type="float" office:value="94.996" calcext:value-type="float">
            <text:p>94.996</text:p>
          </table:table-cell>
          <table:table-cell table:formula="of:=SUM([.D172]*16.3871)" office:value-type="float" office:value="2412.85441439174" calcext:value-type="float">
            <text:p>2,412.854</text:p>
          </table:table-cell>
          <table:table-cell table:formula="of:=SUM([.E172]*16.3871)" office:value-type="float" office:value="603.213603597935" calcext:value-type="float">
            <text:p>603.2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itsubishi 4G63 2.0L I4</text:p>
          </table:table-cell>
          <table:table-cell office:value-type="float" office:value="3.39" calcext:value-type="float">
            <text:p>3.39</text:p>
          </table:table-cell>
          <table:table-cell office:value-type="float" office:value="3.46" calcext:value-type="float">
            <text:p>3.46</text:p>
          </table:table-cell>
          <table:table-cell table:formula="of:=SUM([.E173]*[.J173])" office:value-type="float" office:value="124.9183915056" calcext:value-type="float">
            <text:p>124.918</text:p>
          </table:table-cell>
          <table:table-cell table:formula="of:=SUM([.B173]*[.B173]*[.C173]*0.7854)" office:value-type="float" office:value="31.2295978764" calcext:value-type="float">
            <text:p>31.230</text:p>
          </table:table-cell>
          <table:table-cell table:formula="of:=SUM([.B173]*25.4)" office:value-type="float" office:value="86.106" calcext:value-type="float">
            <text:p>86.106</text:p>
          </table:table-cell>
          <table:table-cell table:formula="of:=SUM([.C173]*25.4)" office:value-type="float" office:value="87.884" calcext:value-type="float">
            <text:p>87.884</text:p>
          </table:table-cell>
          <table:table-cell table:formula="of:=SUM([.D173]*16.3871)" office:value-type="float" office:value="2047.05017344142" calcext:value-type="float">
            <text:p>2,047.050</text:p>
          </table:table-cell>
          <table:table-cell table:formula="of:=SUM([.E173]*16.3871)" office:value-type="float" office:value="511.762543360355" calcext:value-type="float">
            <text:p>511.76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itsubishi 6G72 3.0L V6</text:p>
          </table:table-cell>
          <table:table-cell office:value-type="float" office:value="3.39" calcext:value-type="float">
            <text:p>3.39</text:p>
          </table:table-cell>
          <table:table-cell office:value-type="float" office:value="3.74" calcext:value-type="float">
            <text:p>3.74</text:p>
          </table:table-cell>
          <table:table-cell table:formula="of:=SUM([.E174]*[.J174])" office:value-type="float" office:value="202.5410914296" calcext:value-type="float">
            <text:p>202.541</text:p>
          </table:table-cell>
          <table:table-cell table:formula="of:=SUM([.B174]*[.B174]*[.C174]*0.7854)" office:value-type="float" office:value="33.7568485716" calcext:value-type="float">
            <text:p>33.757</text:p>
          </table:table-cell>
          <table:table-cell table:formula="of:=SUM([.B174]*25.4)" office:value-type="float" office:value="86.106" calcext:value-type="float">
            <text:p>86.106</text:p>
          </table:table-cell>
          <table:table-cell table:formula="of:=SUM([.C174]*25.4)" office:value-type="float" office:value="94.996" calcext:value-type="float">
            <text:p>94.996</text:p>
          </table:table-cell>
          <table:table-cell table:formula="of:=SUM([.D174]*16.3871)" office:value-type="float" office:value="3319.061119366" calcext:value-type="float">
            <text:p>3,319.061</text:p>
          </table:table-cell>
          <table:table-cell table:formula="of:=SUM([.E174]*16.3871)" office:value-type="float" office:value="553.176853227666" calcext:value-type="float">
            <text:p>553.17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itsubishi 6G74 3.5L V6</text:p>
          </table:table-cell>
          <table:table-cell office:value-type="float" office:value="3.43" calcext:value-type="float">
            <text:p>3.43</text:p>
          </table:table-cell>
          <table:table-cell office:value-type="float" office:value="3.74" calcext:value-type="float">
            <text:p>3.74</text:p>
          </table:table-cell>
          <table:table-cell table:formula="of:=SUM([.E175]*[.J175])" office:value-type="float" office:value="207.3490212024" calcext:value-type="float">
            <text:p>207.349</text:p>
          </table:table-cell>
          <table:table-cell table:formula="of:=SUM([.B175]*[.B175]*[.C175]*0.7854)" office:value-type="float" office:value="34.5581702004" calcext:value-type="float">
            <text:p>34.558</text:p>
          </table:table-cell>
          <table:table-cell table:formula="of:=SUM([.B175]*25.4)" office:value-type="float" office:value="87.122" calcext:value-type="float">
            <text:p>87.122</text:p>
          </table:table-cell>
          <table:table-cell table:formula="of:=SUM([.C175]*25.4)" office:value-type="float" office:value="94.996" calcext:value-type="float">
            <text:p>94.996</text:p>
          </table:table-cell>
          <table:table-cell table:formula="of:=SUM([.D175]*16.3871)" office:value-type="float" office:value="3397.84914534585" calcext:value-type="float">
            <text:p>3,397.849</text:p>
          </table:table-cell>
          <table:table-cell table:formula="of:=SUM([.E175]*16.3871)" office:value-type="float" office:value="566.308190890975" calcext:value-type="float">
            <text:p>566.30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Nissan GT-R VR38DETT 3.8L V6</text:p>
          </table:table-cell>
          <table:table-cell office:value-type="float" office:value="3.43" calcext:value-type="float">
            <text:p>3.43</text:p>
          </table:table-cell>
          <table:table-cell office:value-type="float" office:value="3.62" calcext:value-type="float">
            <text:p>3.62</text:p>
          </table:table-cell>
          <table:table-cell table:formula="of:=SUM([.E176]*[.J176])" office:value-type="float" office:value="200.6961114312" calcext:value-type="float">
            <text:p>200.696</text:p>
          </table:table-cell>
          <table:table-cell table:formula="of:=SUM([.B176]*[.B176]*[.C176]*0.7854)" office:value-type="float" office:value="33.4493519052" calcext:value-type="float">
            <text:p>33.449</text:p>
          </table:table-cell>
          <table:table-cell table:formula="of:=SUM([.B176]*25.4)" office:value-type="float" office:value="87.122" calcext:value-type="float">
            <text:p>87.122</text:p>
          </table:table-cell>
          <table:table-cell table:formula="of:=SUM([.C176]*25.4)" office:value-type="float" office:value="91.948" calcext:value-type="float">
            <text:p>91.948</text:p>
          </table:table-cell>
          <table:table-cell table:formula="of:=SUM([.D176]*16.3871)" office:value-type="float" office:value="3288.82724763422" calcext:value-type="float">
            <text:p>3,288.827</text:p>
          </table:table-cell>
          <table:table-cell table:formula="of:=SUM([.E176]*16.3871)" office:value-type="float" office:value="548.137874605703" calcext:value-type="float">
            <text:p>548.1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issan KA24DE 2.4L I4</text:p>
          </table:table-cell>
          <table:table-cell office:value-type="float" office:value="3.54" calcext:value-type="float">
            <text:p>3.54</text:p>
          </table:table-cell>
          <table:table-cell office:value-type="float" office:value="3.78" calcext:value-type="float">
            <text:p>3.78</text:p>
          </table:table-cell>
          <table:table-cell table:formula="of:=SUM([.E177]*[.J177])" office:value-type="float" office:value="148.8158578368" calcext:value-type="float">
            <text:p>148.816</text:p>
          </table:table-cell>
          <table:table-cell table:formula="of:=SUM([.B177]*[.B177]*[.C177]*0.7854)" office:value-type="float" office:value="37.2039644592" calcext:value-type="float">
            <text:p>37.204</text:p>
          </table:table-cell>
          <table:table-cell table:formula="of:=SUM([.B177]*25.4)" office:value-type="float" office:value="89.916" calcext:value-type="float">
            <text:p>89.916</text:p>
          </table:table-cell>
          <table:table-cell table:formula="of:=SUM([.C177]*25.4)" office:value-type="float" office:value="96.012" calcext:value-type="float">
            <text:p>96.012</text:p>
          </table:table-cell>
          <table:table-cell table:formula="of:=SUM([.D177]*16.3871)" office:value-type="float" office:value="2438.66034395743" calcext:value-type="float">
            <text:p>2,438.660</text:p>
          </table:table-cell>
          <table:table-cell table:formula="of:=SUM([.E177]*16.3871)" office:value-type="float" office:value="609.665085989356" calcext:value-type="float">
            <text:p>609.66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issan KA24DE 2.4L I4</text:p>
          </table:table-cell>
          <table:table-cell office:value-type="float" office:value="3.44" calcext:value-type="float">
            <text:p>3.44</text:p>
          </table:table-cell>
          <table:table-cell office:value-type="float" office:value="3.46" calcext:value-type="float">
            <text:p>3.46</text:p>
          </table:table-cell>
          <table:table-cell table:formula="of:=SUM([.E178]*[.J178])" office:value-type="float" office:value="128.6304746496" calcext:value-type="float">
            <text:p>128.630</text:p>
          </table:table-cell>
          <table:table-cell table:formula="of:=SUM([.B178]*[.B178]*[.C178]*0.7854)" office:value-type="float" office:value="32.1576186624" calcext:value-type="float">
            <text:p>32.158</text:p>
          </table:table-cell>
          <table:table-cell table:formula="of:=SUM([.B178]*25.4)" office:value-type="float" office:value="87.376" calcext:value-type="float">
            <text:p>87.376</text:p>
          </table:table-cell>
          <table:table-cell table:formula="of:=SUM([.C178]*25.4)" office:value-type="float" office:value="87.884" calcext:value-type="float">
            <text:p>87.884</text:p>
          </table:table-cell>
          <table:table-cell table:formula="of:=SUM([.D178]*16.3871)" office:value-type="float" office:value="2107.88045113046" calcext:value-type="float">
            <text:p>2,107.880</text:p>
          </table:table-cell>
          <table:table-cell table:formula="of:=SUM([.E178]*16.3871)" office:value-type="float" office:value="526.970112782615" calcext:value-type="float">
            <text:p>526.9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issan L28 2.8L I6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table:formula="of:=SUM([.E179]*[.J179])" office:value-type="float" office:value="182.98178514" calcext:value-type="float">
            <text:p>182.982</text:p>
          </table:table-cell>
          <table:table-cell table:formula="of:=SUM([.B179]*[.B179]*[.C179]*0.7854)" office:value-type="float" office:value="30.49696419" calcext:value-type="float">
            <text:p>30.497</text:p>
          </table:table-cell>
          <table:table-cell table:formula="of:=SUM([.B179]*25.4)" office:value-type="float" office:value="85.09" calcext:value-type="float">
            <text:p>85.090</text:p>
          </table:table-cell>
          <table:table-cell table:formula="of:=SUM([.C179]*25.4)" office:value-type="float" office:value="87.884" calcext:value-type="float">
            <text:p>87.884</text:p>
          </table:table-cell>
          <table:table-cell table:formula="of:=SUM([.D179]*16.3871)" office:value-type="float" office:value="2998.54081126769" calcext:value-type="float">
            <text:p>2,998.541</text:p>
          </table:table-cell>
          <table:table-cell table:formula="of:=SUM([.E179]*16.3871)" office:value-type="float" office:value="499.756801877949" calcext:value-type="float">
            <text:p>499.75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issan L28E 2.8L I6</text:p>
          </table:table-cell>
          <table:table-cell office:value-type="float" office:value="3.31" calcext:value-type="float">
            <text:p>3.31</text:p>
          </table:table-cell>
          <table:table-cell office:value-type="float" office:value="3.39" calcext:value-type="float">
            <text:p>3.39</text:p>
          </table:table-cell>
          <table:table-cell table:formula="of:=SUM([.E180]*[.J180])" office:value-type="float" office:value="175.0240919196" calcext:value-type="float">
            <text:p>175.024</text:p>
          </table:table-cell>
          <table:table-cell table:formula="of:=SUM([.B180]*[.B180]*[.C180]*0.7854)" office:value-type="float" office:value="29.1706819866" calcext:value-type="float">
            <text:p>29.171</text:p>
          </table:table-cell>
          <table:table-cell table:formula="of:=SUM([.B180]*25.4)" office:value-type="float" office:value="84.074" calcext:value-type="float">
            <text:p>84.074</text:p>
          </table:table-cell>
          <table:table-cell table:formula="of:=SUM([.C180]*25.4)" office:value-type="float" office:value="86.106" calcext:value-type="float">
            <text:p>86.106</text:p>
          </table:table-cell>
          <table:table-cell table:formula="of:=SUM([.D180]*16.3871)" office:value-type="float" office:value="2868.13729669568" calcext:value-type="float">
            <text:p>2,868.137</text:p>
          </table:table-cell>
          <table:table-cell table:formula="of:=SUM([.E180]*16.3871)" office:value-type="float" office:value="478.022882782613" calcext:value-type="float">
            <text:p>478.0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issan QR25DE 2.5L I4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table:formula="of:=SUM([.E181]*[.J181])" office:value-type="float" office:value="128.258710272" calcext:value-type="float">
            <text:p>128.259</text:p>
          </table:table-cell>
          <table:table-cell table:formula="of:=SUM([.B181]*[.B181]*[.C181]*0.7854)" office:value-type="float" office:value="32.064677568" calcext:value-type="float">
            <text:p>32.065</text:p>
          </table:table-cell>
          <table:table-cell table:formula="of:=SUM([.B181]*25.4)" office:value-type="float" office:value="87.376" calcext:value-type="float">
            <text:p>87.376</text:p>
          </table:table-cell>
          <table:table-cell table:formula="of:=SUM([.C181]*25.4)" office:value-type="float" office:value="87.63" calcext:value-type="float">
            <text:p>87.630</text:p>
          </table:table-cell>
          <table:table-cell table:formula="of:=SUM([.D181]*16.3871)" office:value-type="float" office:value="2101.78831109829" calcext:value-type="float">
            <text:p>2,101.788</text:p>
          </table:table-cell>
          <table:table-cell table:formula="of:=SUM([.E181]*16.3871)" office:value-type="float" office:value="525.447077774573" calcext:value-type="float">
            <text:p>525.4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issan VK56DE 5.6L V8</text:p>
          </table:table-cell>
          <table:table-cell office:value-type="float" office:value="3.78" calcext:value-type="float">
            <text:p>3.78</text:p>
          </table:table-cell>
          <table:table-cell office:value-type="float" office:value="3.4" calcext:value-type="float">
            <text:p>3.4</text:p>
          </table:table-cell>
          <table:table-cell table:formula="of:=SUM([.E182]*[.J182])" office:value-type="float" office:value="305.241374592" calcext:value-type="float">
            <text:p>305.241</text:p>
          </table:table-cell>
          <table:table-cell table:formula="of:=SUM([.B182]*[.B182]*[.C182]*0.7854)" office:value-type="float" office:value="38.155171824" calcext:value-type="float">
            <text:p>38.155</text:p>
          </table:table-cell>
          <table:table-cell table:formula="of:=SUM([.B182]*25.4)" office:value-type="float" office:value="96.012" calcext:value-type="float">
            <text:p>96.012</text:p>
          </table:table-cell>
          <table:table-cell table:formula="of:=SUM([.C182]*25.4)" office:value-type="float" office:value="86.36" calcext:value-type="float">
            <text:p>86.360</text:p>
          </table:table-cell>
          <table:table-cell table:formula="of:=SUM([.D182]*16.3871)" office:value-type="float" office:value="5002.02092957656" calcext:value-type="float">
            <text:p>5,002.021</text:p>
          </table:table-cell>
          <table:table-cell table:formula="of:=SUM([.E182]*16.3871)" office:value-type="float" office:value="625.25261619707" calcext:value-type="float">
            <text:p>625.25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issan VK56DE 5.6L V8</text:p>
          </table:table-cell>
          <table:table-cell office:value-type="float" office:value="3.78" calcext:value-type="float">
            <text:p>3.78</text:p>
          </table:table-cell>
          <table:table-cell office:value-type="float" office:value="3.46" calcext:value-type="float">
            <text:p>3.46</text:p>
          </table:table-cell>
          <table:table-cell table:formula="of:=SUM([.E183]*[.J183])" office:value-type="float" office:value="310.6279870848" calcext:value-type="float">
            <text:p>310.628</text:p>
          </table:table-cell>
          <table:table-cell table:formula="of:=SUM([.B183]*[.B183]*[.C183]*0.7854)" office:value-type="float" office:value="38.8284983856" calcext:value-type="float">
            <text:p>38.828</text:p>
          </table:table-cell>
          <table:table-cell table:formula="of:=SUM([.B183]*25.4)" office:value-type="float" office:value="96.012" calcext:value-type="float">
            <text:p>96.012</text:p>
          </table:table-cell>
          <table:table-cell table:formula="of:=SUM([.C183]*25.4)" office:value-type="float" office:value="87.884" calcext:value-type="float">
            <text:p>87.884</text:p>
          </table:table-cell>
          <table:table-cell table:formula="of:=SUM([.D183]*16.3871)" office:value-type="float" office:value="5090.29188715733" calcext:value-type="float">
            <text:p>5,090.292</text:p>
          </table:table-cell>
          <table:table-cell table:formula="of:=SUM([.E183]*16.3871)" office:value-type="float" office:value="636.286485894666" calcext:value-type="float">
            <text:p>636.28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issan VQ35DE 3.5L V6</text:p>
          </table:table-cell>
          <table:table-cell office:value-type="float" office:value="3.44" calcext:value-type="float">
            <text:p>3.44</text:p>
          </table:table-cell>
          <table:table-cell office:value-type="float" office:value="3.5" calcext:value-type="float">
            <text:p>3.5</text:p>
          </table:table-cell>
          <table:table-cell table:formula="of:=SUM([.E184]*[.J184])" office:value-type="float" office:value="195.17629824" calcext:value-type="float">
            <text:p>195.176</text:p>
          </table:table-cell>
          <table:table-cell table:formula="of:=SUM([.B184]*[.B184]*[.C184]*0.7854)" office:value-type="float" office:value="32.52938304" calcext:value-type="float">
            <text:p>32.529</text:p>
          </table:table-cell>
          <table:table-cell table:formula="of:=SUM([.B184]*25.4)" office:value-type="float" office:value="87.376" calcext:value-type="float">
            <text:p>87.376</text:p>
          </table:table-cell>
          <table:table-cell table:formula="of:=SUM([.C184]*25.4)" office:value-type="float" office:value="88.9" calcext:value-type="float">
            <text:p>88.900</text:p>
          </table:table-cell>
          <table:table-cell table:formula="of:=SUM([.D184]*16.3871)" office:value-type="float" office:value="3198.3735168887" calcext:value-type="float">
            <text:p>3,198.374</text:p>
          </table:table-cell>
          <table:table-cell table:formula="of:=SUM([.E184]*16.3871)" office:value-type="float" office:value="533.062252814784" calcext:value-type="float">
            <text:p>533.06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Nissan VR38DETT 3.8L V6</text:p>
          </table:table-cell>
          <table:table-cell office:value-type="float" office:value="3.76" calcext:value-type="float">
            <text:p>3.76</text:p>
          </table:table-cell>
          <table:table-cell office:value-type="float" office:value="3.48" calcext:value-type="float">
            <text:p>3.48</text:p>
          </table:table-cell>
          <table:table-cell table:formula="of:=SUM([.E185]*[.J185])" office:value-type="float" office:value="231.8446513152" calcext:value-type="float">
            <text:p>231.845</text:p>
          </table:table-cell>
          <table:table-cell table:formula="of:=SUM([.B185]*[.B185]*[.C185]*0.7854)" office:value-type="float" office:value="38.6407752192" calcext:value-type="float">
            <text:p>38.641</text:p>
          </table:table-cell>
          <table:table-cell table:formula="of:=SUM([.B185]*25.4)" office:value-type="float" office:value="95.504" calcext:value-type="float">
            <text:p>95.504</text:p>
          </table:table-cell>
          <table:table-cell table:formula="of:=SUM([.C185]*25.4)" office:value-type="float" office:value="88.392" calcext:value-type="float">
            <text:p>88.392</text:p>
          </table:table-cell>
          <table:table-cell table:formula="of:=SUM([.D185]*16.3871)" office:value-type="float" office:value="3799.26148556731" calcext:value-type="float">
            <text:p>3,799.261</text:p>
          </table:table-cell>
          <table:table-cell table:formula="of:=SUM([.E185]*16.3871)" office:value-type="float" office:value="633.210247594552" calcext:value-type="float">
            <text:p>633.2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gani 6.0L V12 M158</text:p>
          </table:table-cell>
          <table:table-cell office:value-type="float" office:value="3.7" calcext:value-type="float">
            <text:p>3.7</text:p>
          </table:table-cell>
          <table:table-cell office:value-type="float" office:value="3.44" calcext:value-type="float">
            <text:p>3.44</text:p>
          </table:table-cell>
          <table:table-cell table:formula="of:=SUM([.E186]*[.J186])" office:value-type="float" office:value="443.84776128" calcext:value-type="float">
            <text:p>443.848</text:p>
          </table:table-cell>
          <table:table-cell table:formula="of:=SUM([.B186]*[.B186]*[.C186]*0.7854)" office:value-type="float" office:value="36.98731344" calcext:value-type="float">
            <text:p>36.987</text:p>
          </table:table-cell>
          <table:table-cell table:formula="of:=SUM([.B186]*25.4)" office:value-type="float" office:value="93.98" calcext:value-type="float">
            <text:p>93.980</text:p>
          </table:table-cell>
          <table:table-cell table:formula="of:=SUM([.C186]*25.4)" office:value-type="float" office:value="87.376" calcext:value-type="float">
            <text:p>87.376</text:p>
          </table:table-cell>
          <table:table-cell table:formula="of:=SUM([.D186]*16.3871)" office:value-type="float" office:value="7273.37764887149" calcext:value-type="float">
            <text:p>7,273.378</text:p>
          </table:table-cell>
          <table:table-cell table:formula="of:=SUM([.E186]*16.3871)" office:value-type="float" office:value="606.114804072624" calcext:value-type="float">
            <text:p>606.1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agani Huayra 6.0L V12</text:p>
          </table:table-cell>
          <table:table-cell office:value-type="float" office:value="3.7" calcext:value-type="float">
            <text:p>3.7</text:p>
          </table:table-cell>
          <table:table-cell office:value-type="float" office:value="3.44" calcext:value-type="float">
            <text:p>3.44</text:p>
          </table:table-cell>
          <table:table-cell table:formula="of:=SUM([.E187]*[.J187])" office:value-type="float" office:value="443.84776128" calcext:value-type="float">
            <text:p>443.848</text:p>
          </table:table-cell>
          <table:table-cell table:formula="of:=SUM([.B187]*[.B187]*[.C187]*0.7854)" office:value-type="float" office:value="36.98731344" calcext:value-type="float">
            <text:p>36.987</text:p>
          </table:table-cell>
          <table:table-cell table:formula="of:=SUM([.B187]*25.4)" office:value-type="float" office:value="93.98" calcext:value-type="float">
            <text:p>93.980</text:p>
          </table:table-cell>
          <table:table-cell table:formula="of:=SUM([.C187]*25.4)" office:value-type="float" office:value="87.376" calcext:value-type="float">
            <text:p>87.376</text:p>
          </table:table-cell>
          <table:table-cell table:formula="of:=SUM([.D187]*16.3871)" office:value-type="float" office:value="7273.37764887149" calcext:value-type="float">
            <text:p>7,273.378</text:p>
          </table:table-cell>
          <table:table-cell table:formula="of:=SUM([.E187]*16.3871)" office:value-type="float" office:value="606.114804072624" calcext:value-type="float">
            <text:p>606.1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agani Zonda 7.3L V12</text:p>
          </table:table-cell>
          <table:table-cell office:value-type="float" office:value="3.7" calcext:value-type="float">
            <text:p>3.7</text:p>
          </table:table-cell>
          <table:table-cell office:value-type="float" office:value="3.44" calcext:value-type="float">
            <text:p>3.44</text:p>
          </table:table-cell>
          <table:table-cell table:formula="of:=SUM([.E188]*[.J188])" office:value-type="float" office:value="443.84776128" calcext:value-type="float">
            <text:p>443.848</text:p>
          </table:table-cell>
          <table:table-cell table:formula="of:=SUM([.B188]*[.B188]*[.C188]*0.7854)" office:value-type="float" office:value="36.98731344" calcext:value-type="float">
            <text:p>36.987</text:p>
          </table:table-cell>
          <table:table-cell table:formula="of:=SUM([.B188]*25.4)" office:value-type="float" office:value="93.98" calcext:value-type="float">
            <text:p>93.980</text:p>
          </table:table-cell>
          <table:table-cell table:formula="of:=SUM([.C188]*25.4)" office:value-type="float" office:value="87.376" calcext:value-type="float">
            <text:p>87.376</text:p>
          </table:table-cell>
          <table:table-cell table:formula="of:=SUM([.D188]*16.3871)" office:value-type="float" office:value="7273.37764887149" calcext:value-type="float">
            <text:p>7,273.378</text:p>
          </table:table-cell>
          <table:table-cell table:formula="of:=SUM([.E188]*16.3871)" office:value-type="float" office:value="606.114804072624" calcext:value-type="float">
            <text:p>606.11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eugeot 308 GTi 1.6L THP I4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table:formula="of:=SUM([.E189]*[.J189])" office:value-type="float" office:value="106.39939464" calcext:value-type="float">
            <text:p>106.399</text:p>
          </table:table-cell>
          <table:table-cell table:formula="of:=SUM([.B189]*[.B189]*[.C189]*0.7854)" office:value-type="float" office:value="26.59984866" calcext:value-type="float">
            <text:p>26.600</text:p>
          </table:table-cell>
          <table:table-cell table:formula="of:=SUM([.B189]*25.4)" office:value-type="float" office:value="83.82" calcext:value-type="float">
            <text:p>83.820</text:p>
          </table:table-cell>
          <table:table-cell table:formula="of:=SUM([.C189]*25.4)" office:value-type="float" office:value="78.994" calcext:value-type="float">
            <text:p>78.994</text:p>
          </table:table-cell>
          <table:table-cell table:formula="of:=SUM([.D189]*16.3871)" office:value-type="float" office:value="1743.57751990514" calcext:value-type="float">
            <text:p>1,743.578</text:p>
          </table:table-cell>
          <table:table-cell table:formula="of:=SUM([.E189]*16.3871)" office:value-type="float" office:value="435.894379976286" calcext:value-type="float">
            <text:p>435.89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orsche 3.4L Flat-6</text:p>
          </table:table-cell>
          <table:table-cell office:value-type="float" office:value="3.31" calcext:value-type="float">
            <text:p>3.31</text:p>
          </table:table-cell>
          <table:table-cell office:value-type="float" office:value="3.11" calcext:value-type="float">
            <text:p>3.11</text:p>
          </table:table-cell>
          <table:table-cell table:formula="of:=SUM([.E190]*[.J190])" office:value-type="float" office:value="160.5678247404" calcext:value-type="float">
            <text:p>160.568</text:p>
          </table:table-cell>
          <table:table-cell table:formula="of:=SUM([.B190]*[.B190]*[.C190]*0.7854)" office:value-type="float" office:value="26.7613041234" calcext:value-type="float">
            <text:p>26.761</text:p>
          </table:table-cell>
          <table:table-cell table:formula="of:=SUM([.B190]*25.4)" office:value-type="float" office:value="84.074" calcext:value-type="float">
            <text:p>84.074</text:p>
          </table:table-cell>
          <table:table-cell table:formula="of:=SUM([.C190]*25.4)" office:value-type="float" office:value="78.994" calcext:value-type="float">
            <text:p>78.994</text:p>
          </table:table-cell>
          <table:table-cell table:formula="of:=SUM([.D190]*16.3871)" office:value-type="float" office:value="2631.24100080341" calcext:value-type="float">
            <text:p>2,631.241</text:p>
          </table:table-cell>
          <table:table-cell table:formula="of:=SUM([.E190]*16.3871)" office:value-type="float" office:value="438.540166800568" calcext:value-type="float">
            <text:p>438.54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rsche 4.0L V8 (Porsche 918 Spyder)</text:p>
          </table:table-cell>
          <table:table-cell office:value-type="float" office:value="3.43" calcext:value-type="float">
            <text:p>3.43</text:p>
          </table:table-cell>
          <table:table-cell office:value-type="float" office:value="3.26" calcext:value-type="float">
            <text:p>3.26</text:p>
          </table:table-cell>
          <table:table-cell table:formula="of:=SUM([.E191]*[.J191])" office:value-type="float" office:value="240.9831761568" calcext:value-type="float">
            <text:p>240.983</text:p>
          </table:table-cell>
          <table:table-cell table:formula="of:=SUM([.B191]*[.B191]*[.C191]*0.7854)" office:value-type="float" office:value="30.1228970196" calcext:value-type="float">
            <text:p>30.123</text:p>
          </table:table-cell>
          <table:table-cell table:formula="of:=SUM([.B191]*25.4)" office:value-type="float" office:value="87.122" calcext:value-type="float">
            <text:p>87.122</text:p>
          </table:table-cell>
          <table:table-cell table:formula="of:=SUM([.C191]*25.4)" office:value-type="float" office:value="82.804" calcext:value-type="float">
            <text:p>82.804</text:p>
          </table:table-cell>
          <table:table-cell table:formula="of:=SUM([.D191]*16.3871)" office:value-type="float" office:value="3949.0154059991" calcext:value-type="float">
            <text:p>3,949.015</text:p>
          </table:table-cell>
          <table:table-cell table:formula="of:=SUM([.E191]*16.3871)" office:value-type="float" office:value="493.626925749887" calcext:value-type="float">
            <text:p>493.62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orsche 911 3.6L Flat-6</text:p>
          </table:table-cell>
          <table:table-cell office:value-type="float" office:value="3.94" calcext:value-type="float">
            <text:p>3.94</text:p>
          </table:table-cell>
          <table:table-cell office:value-type="float" office:value="3.01" calcext:value-type="float">
            <text:p>3.01</text:p>
          </table:table-cell>
          <table:table-cell table:formula="of:=SUM([.E192]*[.J192])" office:value-type="float" office:value="220.1917720464" calcext:value-type="float">
            <text:p>220.192</text:p>
          </table:table-cell>
          <table:table-cell table:formula="of:=SUM([.B192]*[.B192]*[.C192]*0.7854)" office:value-type="float" office:value="36.6986286744" calcext:value-type="float">
            <text:p>36.699</text:p>
          </table:table-cell>
          <table:table-cell table:formula="of:=SUM([.B192]*25.4)" office:value-type="float" office:value="100.076" calcext:value-type="float">
            <text:p>100.076</text:p>
          </table:table-cell>
          <table:table-cell table:formula="of:=SUM([.C192]*25.4)" office:value-type="float" office:value="76.454" calcext:value-type="float">
            <text:p>76.454</text:p>
          </table:table-cell>
          <table:table-cell table:formula="of:=SUM([.D192]*16.3871)" office:value-type="float" office:value="3608.30458770156" calcext:value-type="float">
            <text:p>3,608.305</text:p>
          </table:table-cell>
          <table:table-cell table:formula="of:=SUM([.E192]*16.3871)" office:value-type="float" office:value="601.38409795026" calcext:value-type="float">
            <text:p>601.38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rsche 930 3.3L Turbo Flat-6</text:p>
          </table:table-cell>
          <table:table-cell office:value-type="float" office:value="3.3" calcext:value-type="float">
            <text:p>3.3</text:p>
          </table:table-cell>
          <table:table-cell office:value-type="float" office:value="3.46" calcext:value-type="float">
            <text:p>3.46</text:p>
          </table:table-cell>
          <table:table-cell table:formula="of:=SUM([.E193]*[.J193])" office:value-type="float" office:value="177.56040456" calcext:value-type="float">
            <text:p>177.560</text:p>
          </table:table-cell>
          <table:table-cell table:formula="of:=SUM([.B193]*[.B193]*[.C193]*0.7854)" office:value-type="float" office:value="29.59340076" calcext:value-type="float">
            <text:p>29.593</text:p>
          </table:table-cell>
          <table:table-cell table:formula="of:=SUM([.B193]*25.4)" office:value-type="float" office:value="83.82" calcext:value-type="float">
            <text:p>83.820</text:p>
          </table:table-cell>
          <table:table-cell table:formula="of:=SUM([.C193]*25.4)" office:value-type="float" office:value="87.884" calcext:value-type="float">
            <text:p>87.884</text:p>
          </table:table-cell>
          <table:table-cell table:formula="of:=SUM([.D193]*16.3871)" office:value-type="float" office:value="2909.70010556518" calcext:value-type="float">
            <text:p>2,909.700</text:p>
          </table:table-cell>
          <table:table-cell table:formula="of:=SUM([.E193]*16.3871)" office:value-type="float" office:value="484.950017594196" calcext:value-type="float">
            <text:p>484.9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olls-Royce 6.75L V8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table:formula="of:=SUM([.E194]*[.J194])" office:value-type="float" office:value="335.6988096" calcext:value-type="float">
            <text:p>335.699</text:p>
          </table:table-cell>
          <table:table-cell table:formula="of:=SUM([.B194]*[.B194]*[.C194]*0.7854)" office:value-type="float" office:value="41.9623512" calcext:value-type="float">
            <text:p>41.962</text:p>
          </table:table-cell>
          <table:table-cell table:formula="of:=SUM([.B194]*25.4)" office:value-type="float" office:value="96.52" calcext:value-type="float">
            <text:p>96.520</text:p>
          </table:table-cell>
          <table:table-cell table:formula="of:=SUM([.C194]*25.4)" office:value-type="float" office:value="93.98" calcext:value-type="float">
            <text:p>93.980</text:p>
          </table:table-cell>
          <table:table-cell table:formula="of:=SUM([.D194]*16.3871)" office:value-type="float" office:value="5501.12996279616" calcext:value-type="float">
            <text:p>5,501.130</text:p>
          </table:table-cell>
          <table:table-cell table:formula="of:=SUM([.E194]*16.3871)" office:value-type="float" office:value="687.64124534952" calcext:value-type="float">
            <text:p>687.64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ab B234 2.3L I4</text:p>
          </table:table-cell>
          <table:table-cell office:value-type="float" office:value="3.37" calcext:value-type="float">
            <text:p>3.37</text:p>
          </table:table-cell>
          <table:table-cell office:value-type="float" office:value="3.43" calcext:value-type="float">
            <text:p>3.43</text:p>
          </table:table-cell>
          <table:table-cell table:formula="of:=SUM([.E195]*[.J195])" office:value-type="float" office:value="122.3784110472" calcext:value-type="float">
            <text:p>122.378</text:p>
          </table:table-cell>
          <table:table-cell table:formula="of:=SUM([.B195]*[.B195]*[.C195]*0.7854)" office:value-type="float" office:value="30.5946027618" calcext:value-type="float">
            <text:p>30.595</text:p>
          </table:table-cell>
          <table:table-cell table:formula="of:=SUM([.B195]*25.4)" office:value-type="float" office:value="85.598" calcext:value-type="float">
            <text:p>85.598</text:p>
          </table:table-cell>
          <table:table-cell table:formula="of:=SUM([.C195]*25.4)" office:value-type="float" office:value="87.122" calcext:value-type="float">
            <text:p>87.122</text:p>
          </table:table-cell>
          <table:table-cell table:formula="of:=SUM([.D195]*16.3871)" office:value-type="float" office:value="2005.42725967157" calcext:value-type="float">
            <text:p>2,005.427</text:p>
          </table:table-cell>
          <table:table-cell table:formula="of:=SUM([.E195]*16.3871)" office:value-type="float" office:value="501.356814917893" calcext:value-type="float">
            <text:p>501.35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baru EJ20 2.0L Boxer 4</text:p>
          </table:table-cell>
          <table:table-cell office:value-type="float" office:value="3.62" calcext:value-type="float">
            <text:p>3.62</text:p>
          </table:table-cell>
          <table:table-cell office:value-type="float" office:value="3.11" calcext:value-type="float">
            <text:p>3.11</text:p>
          </table:table-cell>
          <table:table-cell table:formula="of:=SUM([.E196]*[.J196])" office:value-type="float" office:value="128.0349152544" calcext:value-type="float">
            <text:p>128.035</text:p>
          </table:table-cell>
          <table:table-cell table:formula="of:=SUM([.B196]*[.B196]*[.C196]*0.7854)" office:value-type="float" office:value="32.0087288136" calcext:value-type="float">
            <text:p>32.009</text:p>
          </table:table-cell>
          <table:table-cell table:formula="of:=SUM([.B196]*25.4)" office:value-type="float" office:value="91.948" calcext:value-type="float">
            <text:p>91.948</text:p>
          </table:table-cell>
          <table:table-cell table:formula="of:=SUM([.C196]*25.4)" office:value-type="float" office:value="78.994" calcext:value-type="float">
            <text:p>78.994</text:p>
          </table:table-cell>
          <table:table-cell table:formula="of:=SUM([.D196]*16.3871)" office:value-type="float" office:value="2098.12095976538" calcext:value-type="float">
            <text:p>2,098.121</text:p>
          </table:table-cell>
          <table:table-cell table:formula="of:=SUM([.E196]*16.3871)" office:value-type="float" office:value="524.530239941345" calcext:value-type="float">
            <text:p>524.53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baru EJ25 2.5L Boxer 4</text:p>
          </table:table-cell>
          <table:table-cell office:value-type="float" office:value="3.92" calcext:value-type="float">
            <text:p>3.92</text:p>
          </table:table-cell>
          <table:table-cell office:value-type="float" office:value="3.11" calcext:value-type="float">
            <text:p>3.11</text:p>
          </table:table-cell>
          <table:table-cell table:formula="of:=SUM([.E197]*[.J197])" office:value-type="float" office:value="150.1355057664" calcext:value-type="float">
            <text:p>150.136</text:p>
          </table:table-cell>
          <table:table-cell table:formula="of:=SUM([.B197]*[.B197]*[.C197]*0.7854)" office:value-type="float" office:value="37.5338764416" calcext:value-type="float">
            <text:p>37.534</text:p>
          </table:table-cell>
          <table:table-cell table:formula="of:=SUM([.B197]*25.4)" office:value-type="float" office:value="99.568" calcext:value-type="float">
            <text:p>99.568</text:p>
          </table:table-cell>
          <table:table-cell table:formula="of:=SUM([.C197]*25.4)" office:value-type="float" office:value="78.994" calcext:value-type="float">
            <text:p>78.994</text:p>
          </table:table-cell>
          <table:table-cell table:formula="of:=SUM([.D197]*16.3871)" office:value-type="float" office:value="2460.28554654457" calcext:value-type="float">
            <text:p>2,460.286</text:p>
          </table:table-cell>
          <table:table-cell table:formula="of:=SUM([.E197]*16.3871)" office:value-type="float" office:value="615.071386636143" calcext:value-type="float">
            <text:p>615.07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baru EJ257 2.5L Boxer 4</text:p>
          </table:table-cell>
          <table:table-cell office:value-type="float" office:value="3.78" calcext:value-type="float">
            <text:p>3.78</text:p>
          </table:table-cell>
          <table:table-cell office:value-type="float" office:value="3.31" calcext:value-type="float">
            <text:p>3.31</text:p>
          </table:table-cell>
          <table:table-cell table:formula="of:=SUM([.E198]*[.J198])" office:value-type="float" office:value="148.5807279264" calcext:value-type="float">
            <text:p>148.581</text:p>
          </table:table-cell>
          <table:table-cell table:formula="of:=SUM([.B198]*[.B198]*[.C198]*0.7854)" office:value-type="float" office:value="37.1451819816" calcext:value-type="float">
            <text:p>37.145</text:p>
          </table:table-cell>
          <table:table-cell table:formula="of:=SUM([.B198]*25.4)" office:value-type="float" office:value="96.012" calcext:value-type="float">
            <text:p>96.012</text:p>
          </table:table-cell>
          <table:table-cell table:formula="of:=SUM([.C198]*25.4)" office:value-type="float" office:value="84.074" calcext:value-type="float">
            <text:p>84.074</text:p>
          </table:table-cell>
          <table:table-cell table:formula="of:=SUM([.D198]*16.3871)" office:value-type="float" office:value="2434.80724660271" calcext:value-type="float">
            <text:p>2,434.807</text:p>
          </table:table-cell>
          <table:table-cell table:formula="of:=SUM([.E198]*16.3871)" office:value-type="float" office:value="608.701811650677" calcext:value-type="float">
            <text:p>608.7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baru EZ30 3.0L Boxer 6</text:p>
          </table:table-cell>
          <table:table-cell office:value-type="float" office:value="3.82" calcext:value-type="float">
            <text:p>3.82</text:p>
          </table:table-cell>
          <table:table-cell office:value-type="float" office:value="3.62" calcext:value-type="float">
            <text:p>3.62</text:p>
          </table:table-cell>
          <table:table-cell table:formula="of:=SUM([.E199]*[.J199])" office:value-type="float" office:value="248.9301172512" calcext:value-type="float">
            <text:p>248.930</text:p>
          </table:table-cell>
          <table:table-cell table:formula="of:=SUM([.B199]*[.B199]*[.C199]*0.7854)" office:value-type="float" office:value="41.4883528752" calcext:value-type="float">
            <text:p>41.488</text:p>
          </table:table-cell>
          <table:table-cell table:formula="of:=SUM([.B199]*25.4)" office:value-type="float" office:value="97.028" calcext:value-type="float">
            <text:p>97.028</text:p>
          </table:table-cell>
          <table:table-cell table:formula="of:=SUM([.C199]*25.4)" office:value-type="float" office:value="91.948" calcext:value-type="float">
            <text:p>91.948</text:p>
          </table:table-cell>
          <table:table-cell table:formula="of:=SUM([.D199]*16.3871)" office:value-type="float" office:value="4079.24272440714" calcext:value-type="float">
            <text:p>4,079.243</text:p>
          </table:table-cell>
          <table:table-cell table:formula="of:=SUM([.E199]*16.3871)" office:value-type="float" office:value="679.87378740119" calcext:value-type="float">
            <text:p>679.87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ubaru WRX STI EJ257 2.5L Boxer 4</text:p>
          </table:table-cell>
          <table:table-cell office:value-type="float" office:value="3.78" calcext:value-type="float">
            <text:p>3.78</text:p>
          </table:table-cell>
          <table:table-cell office:value-type="float" office:value="3.35" calcext:value-type="float">
            <text:p>3.35</text:p>
          </table:table-cell>
          <table:table-cell table:formula="of:=SUM([.E200]*[.J200])" office:value-type="float" office:value="150.376265424" calcext:value-type="float">
            <text:p>150.376</text:p>
          </table:table-cell>
          <table:table-cell table:formula="of:=SUM([.B200]*[.B200]*[.C200]*0.7854)" office:value-type="float" office:value="37.594066356" calcext:value-type="float">
            <text:p>37.594</text:p>
          </table:table-cell>
          <table:table-cell table:formula="of:=SUM([.B200]*25.4)" office:value-type="float" office:value="96.012" calcext:value-type="float">
            <text:p>96.012</text:p>
          </table:table-cell>
          <table:table-cell table:formula="of:=SUM([.C200]*25.4)" office:value-type="float" office:value="85.09" calcext:value-type="float">
            <text:p>85.090</text:p>
          </table:table-cell>
          <table:table-cell table:formula="of:=SUM([.D200]*16.3871)" office:value-type="float" office:value="2464.23089912963" calcext:value-type="float">
            <text:p>2,464.231</text:p>
          </table:table-cell>
          <table:table-cell table:formula="of:=SUM([.E200]*16.3871)" office:value-type="float" office:value="616.057724782408" calcext:value-type="float">
            <text:p>616.05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zuki GSX-R1000 Motorcycle Engine</text:p>
          </table:table-cell>
          <table:table-cell office:value-type="float" office:value="2.83" calcext:value-type="float">
            <text:p>2.83</text:p>
          </table:table-cell>
          <table:table-cell office:value-type="float" office:value="2.32" calcext:value-type="float">
            <text:p>2.32</text:p>
          </table:table-cell>
          <table:table-cell table:formula="of:=SUM([.E201]*[.J201])" office:value-type="float" office:value="58.3729637568" calcext:value-type="float">
            <text:p>58.373</text:p>
          </table:table-cell>
          <table:table-cell table:formula="of:=SUM([.B201]*[.B201]*[.C201]*0.7854)" office:value-type="float" office:value="14.5932409392" calcext:value-type="float">
            <text:p>14.593</text:p>
          </table:table-cell>
          <table:table-cell table:formula="of:=SUM([.B201]*25.4)" office:value-type="float" office:value="71.882" calcext:value-type="float">
            <text:p>71.882</text:p>
          </table:table-cell>
          <table:table-cell table:formula="of:=SUM([.C201]*25.4)" office:value-type="float" office:value="58.928" calcext:value-type="float">
            <text:p>58.928</text:p>
          </table:table-cell>
          <table:table-cell table:formula="of:=SUM([.D201]*16.3871)" office:value-type="float" office:value="956.563594379057" calcext:value-type="float">
            <text:p>956.564</text:p>
          </table:table-cell>
          <table:table-cell table:formula="of:=SUM([.E201]*16.3871)" office:value-type="float" office:value="239.140898594764" calcext:value-type="float">
            <text:p>239.1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zuki Hayabusa 1.3L I4</text:p>
          </table:table-cell>
          <table:table-cell office:value-type="float" office:value="3.19" calcext:value-type="float">
            <text:p>3.19</text:p>
          </table:table-cell>
          <table:table-cell office:value-type="float" office:value="2.47" calcext:value-type="float">
            <text:p>2.47</text:p>
          </table:table-cell>
          <table:table-cell table:formula="of:=SUM([.E202]*[.J202])" office:value-type="float" office:value="78.9640123272" calcext:value-type="float">
            <text:p>78.964</text:p>
          </table:table-cell>
          <table:table-cell table:formula="of:=SUM([.B202]*[.B202]*[.C202]*0.7854)" office:value-type="float" office:value="19.7410030818" calcext:value-type="float">
            <text:p>19.741</text:p>
          </table:table-cell>
          <table:table-cell table:formula="of:=SUM([.B202]*25.4)" office:value-type="float" office:value="81.026" calcext:value-type="float">
            <text:p>81.026</text:p>
          </table:table-cell>
          <table:table-cell table:formula="of:=SUM([.C202]*25.4)" office:value-type="float" office:value="62.738" calcext:value-type="float">
            <text:p>62.738</text:p>
          </table:table-cell>
          <table:table-cell table:formula="of:=SUM([.D202]*16.3871)" office:value-type="float" office:value="1293.99116640706" calcext:value-type="float">
            <text:p>1,293.991</text:p>
          </table:table-cell>
          <table:table-cell table:formula="of:=SUM([.E202]*16.3871)" office:value-type="float" office:value="323.497791601765" calcext:value-type="float">
            <text:p>323.49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zuki Hayabusa 1.3L Inline-4</text:p>
          </table:table-cell>
          <table:table-cell office:value-type="float" office:value="3.27" calcext:value-type="float">
            <text:p>3.27</text:p>
          </table:table-cell>
          <table:table-cell office:value-type="float" office:value="2.13" calcext:value-type="float">
            <text:p>2.13</text:p>
          </table:table-cell>
          <table:table-cell table:formula="of:=SUM([.E203]*[.J203])" office:value-type="float" office:value="71.5526951832" calcext:value-type="float">
            <text:p>71.553</text:p>
          </table:table-cell>
          <table:table-cell table:formula="of:=SUM([.B203]*[.B203]*[.C203]*0.7854)" office:value-type="float" office:value="17.8881737958" calcext:value-type="float">
            <text:p>17.888</text:p>
          </table:table-cell>
          <table:table-cell table:formula="of:=SUM([.B203]*25.4)" office:value-type="float" office:value="83.058" calcext:value-type="float">
            <text:p>83.058</text:p>
          </table:table-cell>
          <table:table-cell table:formula="of:=SUM([.C203]*25.4)" office:value-type="float" office:value="54.102" calcext:value-type="float">
            <text:p>54.102</text:p>
          </table:table-cell>
          <table:table-cell table:formula="of:=SUM([.D203]*16.3871)" office:value-type="float" office:value="1172.54117123662" calcext:value-type="float">
            <text:p>1,172.541</text:p>
          </table:table-cell>
          <table:table-cell table:formula="of:=SUM([.E203]*16.3871)" office:value-type="float" office:value="293.135292809154" calcext:value-type="float">
            <text:p>293.13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oyota 1GD-FTV 2.8L Diesel I4</text:p>
          </table:table-cell>
          <table:table-cell office:value-type="float" office:value="3.78" calcext:value-type="float">
            <text:p>3.78</text:p>
          </table:table-cell>
          <table:table-cell office:value-type="float" office:value="3.89" calcext:value-type="float">
            <text:p>3.89</text:p>
          </table:table-cell>
          <table:table-cell table:formula="of:=SUM([.E204]*[.J204])" office:value-type="float" office:value="174.6160216416" calcext:value-type="float">
            <text:p>174.616</text:p>
          </table:table-cell>
          <table:table-cell table:formula="of:=SUM([.B204]*[.B204]*[.C204]*0.7854)" office:value-type="float" office:value="43.6540054104" calcext:value-type="float">
            <text:p>43.654</text:p>
          </table:table-cell>
          <table:table-cell table:formula="of:=SUM([.B204]*25.4)" office:value-type="float" office:value="96.012" calcext:value-type="float">
            <text:p>96.012</text:p>
          </table:table-cell>
          <table:table-cell table:formula="of:=SUM([.C204]*25.4)" office:value-type="float" office:value="98.806" calcext:value-type="float">
            <text:p>98.806</text:p>
          </table:table-cell>
          <table:table-cell table:formula="of:=SUM([.D204]*16.3871)" office:value-type="float" office:value="2861.45020824306" calcext:value-type="float">
            <text:p>2,861.450</text:p>
          </table:table-cell>
          <table:table-cell table:formula="of:=SUM([.E204]*16.3871)" office:value-type="float" office:value="715.362552060766" calcext:value-type="float">
            <text:p>715.36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oyota 1GR-FE 4.0L V6</text:p>
          </table:table-cell>
          <table:table-cell office:value-type="float" office:value="3.7" calcext:value-type="float">
            <text:p>3.7</text:p>
          </table:table-cell>
          <table:table-cell office:value-type="float" office:value="3.74" calcext:value-type="float">
            <text:p>3.74</text:p>
          </table:table-cell>
          <table:table-cell table:formula="of:=SUM([.E205]*[.J205])" office:value-type="float" office:value="241.27770744" calcext:value-type="float">
            <text:p>241.278</text:p>
          </table:table-cell>
          <table:table-cell table:formula="of:=SUM([.B205]*[.B205]*[.C205]*0.7854)" office:value-type="float" office:value="40.21295124" calcext:value-type="float">
            <text:p>40.213</text:p>
          </table:table-cell>
          <table:table-cell table:formula="of:=SUM([.B205]*25.4)" office:value-type="float" office:value="93.98" calcext:value-type="float">
            <text:p>93.980</text:p>
          </table:table-cell>
          <table:table-cell table:formula="of:=SUM([.C205]*25.4)" office:value-type="float" office:value="94.996" calcext:value-type="float">
            <text:p>94.996</text:p>
          </table:table-cell>
          <table:table-cell table:formula="of:=SUM([.D205]*16.3871)" office:value-type="float" office:value="3953.84191959003" calcext:value-type="float">
            <text:p>3,953.842</text:p>
          </table:table-cell>
          <table:table-cell table:formula="of:=SUM([.E205]*16.3871)" office:value-type="float" office:value="658.973653265004" calcext:value-type="float">
            <text:p>658.97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oyota 1JZ-GTE 2.5L Turbo I6</text:p>
          </table:table-cell>
          <table:table-cell office:value-type="float" office:value="3.43" calcext:value-type="float">
            <text:p>3.43</text:p>
          </table:table-cell>
          <table:table-cell office:value-type="float" office:value="3.62" calcext:value-type="float">
            <text:p>3.62</text:p>
          </table:table-cell>
          <table:table-cell table:formula="of:=SUM([.E206]*[.J206])" office:value-type="float" office:value="200.6961114312" calcext:value-type="float">
            <text:p>200.696</text:p>
          </table:table-cell>
          <table:table-cell table:formula="of:=SUM([.B206]*[.B206]*[.C206]*0.7854)" office:value-type="float" office:value="33.4493519052" calcext:value-type="float">
            <text:p>33.449</text:p>
          </table:table-cell>
          <table:table-cell table:formula="of:=SUM([.B206]*25.4)" office:value-type="float" office:value="87.122" calcext:value-type="float">
            <text:p>87.122</text:p>
          </table:table-cell>
          <table:table-cell table:formula="of:=SUM([.C206]*25.4)" office:value-type="float" office:value="91.948" calcext:value-type="float">
            <text:p>91.948</text:p>
          </table:table-cell>
          <table:table-cell table:formula="of:=SUM([.D206]*16.3871)" office:value-type="float" office:value="3288.82724763422" calcext:value-type="float">
            <text:p>3,288.827</text:p>
          </table:table-cell>
          <table:table-cell table:formula="of:=SUM([.E206]*16.3871)" office:value-type="float" office:value="548.137874605703" calcext:value-type="float">
            <text:p>548.1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oyota 1UZ-FE 4.0L V8</text:p>
          </table:table-cell>
          <table:table-cell office:value-type="float" office:value="3.47" calcext:value-type="float">
            <text:p>3.47</text:p>
          </table:table-cell>
          <table:table-cell office:value-type="float" office:value="3.62" calcext:value-type="float">
            <text:p>3.62</text:p>
          </table:table-cell>
          <table:table-cell table:formula="of:=SUM([.E207]*[.J207])" office:value-type="float" office:value="273.8724860256" calcext:value-type="float">
            <text:p>273.872</text:p>
          </table:table-cell>
          <table:table-cell table:formula="of:=SUM([.B207]*[.B207]*[.C207]*0.7854)" office:value-type="float" office:value="34.2340607532" calcext:value-type="float">
            <text:p>34.234</text:p>
          </table:table-cell>
          <table:table-cell table:formula="of:=SUM([.B207]*25.4)" office:value-type="float" office:value="88.138" calcext:value-type="float">
            <text:p>88.138</text:p>
          </table:table-cell>
          <table:table-cell table:formula="of:=SUM([.C207]*25.4)" office:value-type="float" office:value="91.948" calcext:value-type="float">
            <text:p>91.948</text:p>
          </table:table-cell>
          <table:table-cell table:formula="of:=SUM([.D207]*16.3871)" office:value-type="float" office:value="4487.97581575011" calcext:value-type="float">
            <text:p>4,487.976</text:p>
          </table:table-cell>
          <table:table-cell table:formula="of:=SUM([.E207]*16.3871)" office:value-type="float" office:value="560.996976968764" calcext:value-type="float">
            <text:p>560.9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oyota 2GR-FE 3.5L V6</text:p>
          </table:table-cell>
          <table:table-cell office:value-type="float" office:value="3.7" calcext:value-type="float">
            <text:p>3.7</text:p>
          </table:table-cell>
          <table:table-cell office:value-type="float" office:value="3.62" calcext:value-type="float">
            <text:p>3.62</text:p>
          </table:table-cell>
          <table:table-cell table:formula="of:=SUM([.E208]*[.J208])" office:value-type="float" office:value="233.53617672" calcext:value-type="float">
            <text:p>233.536</text:p>
          </table:table-cell>
          <table:table-cell table:formula="of:=SUM([.B208]*[.B208]*[.C208]*0.7854)" office:value-type="float" office:value="38.92269612" calcext:value-type="float">
            <text:p>38.923</text:p>
          </table:table-cell>
          <table:table-cell table:formula="of:=SUM([.B208]*25.4)" office:value-type="float" office:value="93.98" calcext:value-type="float">
            <text:p>93.980</text:p>
          </table:table-cell>
          <table:table-cell table:formula="of:=SUM([.C208]*25.4)" office:value-type="float" office:value="91.948" calcext:value-type="float">
            <text:p>91.948</text:p>
          </table:table-cell>
          <table:table-cell table:formula="of:=SUM([.D208]*16.3871)" office:value-type="float" office:value="3826.98068152831" calcext:value-type="float">
            <text:p>3,826.981</text:p>
          </table:table-cell>
          <table:table-cell table:formula="of:=SUM([.E208]*16.3871)" office:value-type="float" office:value="637.830113588052" calcext:value-type="float">
            <text:p>637.83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oyota 2JZ-GTE 3.0L I6</text:p>
          </table:table-cell>
          <table:table-cell table:number-columns-repeated="2" office:value-type="float" office:value="3.39" calcext:value-type="float">
            <text:p>3.39</text:p>
          </table:table-cell>
          <table:table-cell table:formula="of:=SUM([.E209]*[.J209])" office:value-type="float" office:value="183.5867112156" calcext:value-type="float">
            <text:p>183.587</text:p>
          </table:table-cell>
          <table:table-cell table:formula="of:=SUM([.B209]*[.B209]*[.C209]*0.7854)" office:value-type="float" office:value="30.5977852026" calcext:value-type="float">
            <text:p>30.598</text:p>
          </table:table-cell>
          <table:table-cell table:formula="of:=SUM([.B209]*25.4)" office:value-type="float" office:value="86.106" calcext:value-type="float">
            <text:p>86.106</text:p>
          </table:table-cell>
          <table:table-cell table:formula="of:=SUM([.C209]*25.4)" office:value-type="float" office:value="86.106" calcext:value-type="float">
            <text:p>86.106</text:p>
          </table:table-cell>
          <table:table-cell table:formula="of:=SUM([.D209]*16.3871)" office:value-type="float" office:value="3008.45379536116" calcext:value-type="float">
            <text:p>3,008.454</text:p>
          </table:table-cell>
          <table:table-cell table:formula="of:=SUM([.E209]*16.3871)" office:value-type="float" office:value="501.408965893527" calcext:value-type="float">
            <text:p>501.40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oyota 4.7L V8 2UZ-FE</text:p>
          </table:table-cell>
          <table:table-cell office:value-type="float" office:value="3.74" calcext:value-type="float">
            <text:p>3.74</text:p>
          </table:table-cell>
          <table:table-cell office:value-type="float" office:value="3.86" calcext:value-type="float">
            <text:p>3.86</text:p>
          </table:table-cell>
          <table:table-cell table:formula="of:=SUM([.E210]*[.J210])" office:value-type="float" office:value="339.2433889152" calcext:value-type="float">
            <text:p>339.243</text:p>
          </table:table-cell>
          <table:table-cell table:formula="of:=SUM([.B210]*[.B210]*[.C210]*0.7854)" office:value-type="float" office:value="42.4054236144" calcext:value-type="float">
            <text:p>42.405</text:p>
          </table:table-cell>
          <table:table-cell table:formula="of:=SUM([.B210]*25.4)" office:value-type="float" office:value="94.996" calcext:value-type="float">
            <text:p>94.996</text:p>
          </table:table-cell>
          <table:table-cell table:formula="of:=SUM([.C210]*25.4)" office:value-type="float" office:value="98.044" calcext:value-type="float">
            <text:p>98.044</text:p>
          </table:table-cell>
          <table:table-cell table:formula="of:=SUM([.D210]*16.3871)" office:value-type="float" office:value="5559.21533849228" calcext:value-type="float">
            <text:p>5,559.215</text:p>
          </table:table-cell>
          <table:table-cell table:formula="of:=SUM([.E210]*16.3871)" office:value-type="float" office:value="694.901917311534" calcext:value-type="float">
            <text:p>694.90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oyota 5VZ-FE 3.4L V6</text:p>
          </table:table-cell>
          <table:table-cell office:value-type="float" office:value="3.74" calcext:value-type="float">
            <text:p>3.74</text:p>
          </table:table-cell>
          <table:table-cell office:value-type="float" office:value="3.78" calcext:value-type="float">
            <text:p>3.78</text:p>
          </table:table-cell>
          <table:table-cell table:formula="of:=SUM([.E211]*[.J211])" office:value-type="float" office:value="249.1593283872" calcext:value-type="float">
            <text:p>249.159</text:p>
          </table:table-cell>
          <table:table-cell table:formula="of:=SUM([.B211]*[.B211]*[.C211]*0.7854)" office:value-type="float" office:value="41.5265547312" calcext:value-type="float">
            <text:p>41.527</text:p>
          </table:table-cell>
          <table:table-cell table:formula="of:=SUM([.B211]*25.4)" office:value-type="float" office:value="94.996" calcext:value-type="float">
            <text:p>94.996</text:p>
          </table:table-cell>
          <table:table-cell table:formula="of:=SUM([.C211]*25.4)" office:value-type="float" office:value="96.012" calcext:value-type="float">
            <text:p>96.012</text:p>
          </table:table-cell>
          <table:table-cell table:formula="of:=SUM([.D211]*16.3871)" office:value-type="float" office:value="4082.99883021389" calcext:value-type="float">
            <text:p>4,082.999</text:p>
          </table:table-cell>
          <table:table-cell table:formula="of:=SUM([.E211]*16.3871)" office:value-type="float" office:value="680.499805035648" calcext:value-type="float">
            <text:p>680.50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oyota GR Yaris 1.6L I3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table:formula="of:=SUM([.E212]*[.J212])" office:value-type="float" office:value="91.3842603828" calcext:value-type="float">
            <text:p>91.384</text:p>
          </table:table-cell>
          <table:table-cell table:formula="of:=SUM([.B212]*[.B212]*[.C212]*0.7854)" office:value-type="float" office:value="30.4614201276" calcext:value-type="float">
            <text:p>30.461</text:p>
          </table:table-cell>
          <table:table-cell table:formula="of:=SUM([.B212]*25.4)" office:value-type="float" office:value="84.074" calcext:value-type="float">
            <text:p>84.074</text:p>
          </table:table-cell>
          <table:table-cell table:formula="of:=SUM([.C212]*25.4)" office:value-type="float" office:value="89.916" calcext:value-type="float">
            <text:p>89.916</text:p>
          </table:table-cell>
          <table:table-cell table:formula="of:=SUM([.D212]*16.3871)" office:value-type="float" office:value="1497.52301331898" calcext:value-type="float">
            <text:p>1,497.523</text:p>
          </table:table-cell>
          <table:table-cell table:formula="of:=SUM([.E212]*16.3871)" office:value-type="float" office:value="499.174337772994" calcext:value-type="float">
            <text:p>499.1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oyota JZ80 3.0L Turbo I6</text:p>
          </table:table-cell>
          <table:table-cell office:value-type="float" office:value="3.46" calcext:value-type="float">
            <text:p>3.46</text:p>
          </table:table-cell>
          <table:table-cell office:value-type="float" office:value="3.62" calcext:value-type="float">
            <text:p>3.62</text:p>
          </table:table-cell>
          <table:table-cell table:formula="of:=SUM([.E213]*[.J213])" office:value-type="float" office:value="204.2221835808" calcext:value-type="float">
            <text:p>204.222</text:p>
          </table:table-cell>
          <table:table-cell table:formula="of:=SUM([.B213]*[.B213]*[.C213]*0.7854)" office:value-type="float" office:value="34.0370305968" calcext:value-type="float">
            <text:p>34.037</text:p>
          </table:table-cell>
          <table:table-cell table:formula="of:=SUM([.B213]*25.4)" office:value-type="float" office:value="87.884" calcext:value-type="float">
            <text:p>87.884</text:p>
          </table:table-cell>
          <table:table-cell table:formula="of:=SUM([.C213]*25.4)" office:value-type="float" office:value="91.948" calcext:value-type="float">
            <text:p>91.948</text:p>
          </table:table-cell>
          <table:table-cell table:formula="of:=SUM([.D213]*16.3871)" office:value-type="float" office:value="3346.60934455693" calcext:value-type="float">
            <text:p>3,346.609</text:p>
          </table:table-cell>
          <table:table-cell table:formula="of:=SUM([.E213]*16.3871)" office:value-type="float" office:value="557.768224092821" calcext:value-type="float">
            <text:p>557.76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olkswagen EA888 2.0L I4</text:p>
          </table:table-cell>
          <table:table-cell office:value-type="float" office:value="3.25" calcext:value-type="float">
            <text:p>3.25</text:p>
          </table:table-cell>
          <table:table-cell office:value-type="float" office:value="3.65" calcext:value-type="float">
            <text:p>3.65</text:p>
          </table:table-cell>
          <table:table-cell table:formula="of:=SUM([.E214]*[.J214])" office:value-type="float" office:value="121.1184975" calcext:value-type="float">
            <text:p>121.118</text:p>
          </table:table-cell>
          <table:table-cell table:formula="of:=SUM([.B214]*[.B214]*[.C214]*0.7854)" office:value-type="float" office:value="30.279624375" calcext:value-type="float">
            <text:p>30.280</text:p>
          </table:table-cell>
          <table:table-cell table:formula="of:=SUM([.B214]*25.4)" office:value-type="float" office:value="82.55" calcext:value-type="float">
            <text:p>82.550</text:p>
          </table:table-cell>
          <table:table-cell table:formula="of:=SUM([.C214]*25.4)" office:value-type="float" office:value="92.71" calcext:value-type="float">
            <text:p>92.710</text:p>
          </table:table-cell>
          <table:table-cell table:formula="of:=SUM([.D214]*16.3871)" office:value-type="float" office:value="1984.78093038225" calcext:value-type="float">
            <text:p>1,984.781</text:p>
          </table:table-cell>
          <table:table-cell table:formula="of:=SUM([.E214]*16.3871)" office:value-type="float" office:value="496.195232595563" calcext:value-type="float">
            <text:p>496.19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olkswagen VR6 2.8L V6</text:p>
          </table:table-cell>
          <table:table-cell office:value-type="float" office:value="3.43" calcext:value-type="float">
            <text:p>3.43</text:p>
          </table:table-cell>
          <table:table-cell office:value-type="float" office:value="3.62" calcext:value-type="float">
            <text:p>3.62</text:p>
          </table:table-cell>
          <table:table-cell table:formula="of:=SUM([.E215]*[.J215])" office:value-type="float" office:value="200.6961114312" calcext:value-type="float">
            <text:p>200.696</text:p>
          </table:table-cell>
          <table:table-cell table:formula="of:=SUM([.B215]*[.B215]*[.C215]*0.7854)" office:value-type="float" office:value="33.4493519052" calcext:value-type="float">
            <text:p>33.449</text:p>
          </table:table-cell>
          <table:table-cell table:formula="of:=SUM([.B215]*25.4)" office:value-type="float" office:value="87.122" calcext:value-type="float">
            <text:p>87.122</text:p>
          </table:table-cell>
          <table:table-cell table:formula="of:=SUM([.C215]*25.4)" office:value-type="float" office:value="91.948" calcext:value-type="float">
            <text:p>91.948</text:p>
          </table:table-cell>
          <table:table-cell table:formula="of:=SUM([.D215]*16.3871)" office:value-type="float" office:value="3288.82724763422" calcext:value-type="float">
            <text:p>3,288.827</text:p>
          </table:table-cell>
          <table:table-cell table:formula="of:=SUM([.E215]*16.3871)" office:value-type="float" office:value="548.137874605703" calcext:value-type="float">
            <text:p>548.1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olkswagen VR6 3.2L</text:p>
          </table:table-cell>
          <table:table-cell office:value-type="float" office:value="3.31" calcext:value-type="float">
            <text:p>3.31</text:p>
          </table:table-cell>
          <table:table-cell office:value-type="float" office:value="3.65" calcext:value-type="float">
            <text:p>3.65</text:p>
          </table:table-cell>
          <table:table-cell table:formula="of:=SUM([.E216]*[.J216])" office:value-type="float" office:value="188.447768586" calcext:value-type="float">
            <text:p>188.448</text:p>
          </table:table-cell>
          <table:table-cell table:formula="of:=SUM([.B216]*[.B216]*[.C216]*0.7854)" office:value-type="float" office:value="31.407961431" calcext:value-type="float">
            <text:p>31.408</text:p>
          </table:table-cell>
          <table:table-cell table:formula="of:=SUM([.B216]*25.4)" office:value-type="float" office:value="84.074" calcext:value-type="float">
            <text:p>84.074</text:p>
          </table:table-cell>
          <table:table-cell table:formula="of:=SUM([.C216]*25.4)" office:value-type="float" office:value="92.71" calcext:value-type="float">
            <text:p>92.710</text:p>
          </table:table-cell>
          <table:table-cell table:formula="of:=SUM([.D216]*16.3871)" office:value-type="float" office:value="3088.11242859564" calcext:value-type="float">
            <text:p>3,088.112</text:p>
          </table:table-cell>
          <table:table-cell table:formula="of:=SUM([.E216]*16.3871)" office:value-type="float" office:value="514.68540476594" calcext:value-type="float">
            <text:p>514.68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olvo 2.5L T5 I5 Turbo</text:p>
          </table:table-cell>
          <table:table-cell office:value-type="float" office:value="3.58" calcext:value-type="float">
            <text:p>3.58</text:p>
          </table:table-cell>
          <table:table-cell office:value-type="float" office:value="3.81" calcext:value-type="float">
            <text:p>3.81</text:p>
          </table:table-cell>
          <table:table-cell table:formula="of:=SUM([.E217]*[.J217])" office:value-type="float" office:value="191.757310668" calcext:value-type="float">
            <text:p>191.757</text:p>
          </table:table-cell>
          <table:table-cell table:formula="of:=SUM([.B217]*[.B217]*[.C217]*0.7854)" office:value-type="float" office:value="38.3514621336" calcext:value-type="float">
            <text:p>38.351</text:p>
          </table:table-cell>
          <table:table-cell table:formula="of:=SUM([.B217]*25.4)" office:value-type="float" office:value="90.932" calcext:value-type="float">
            <text:p>90.932</text:p>
          </table:table-cell>
          <table:table-cell table:formula="of:=SUM([.C217]*25.4)" office:value-type="float" office:value="96.774" calcext:value-type="float">
            <text:p>96.774</text:p>
          </table:table-cell>
          <table:table-cell table:formula="of:=SUM([.D217]*16.3871)" office:value-type="float" office:value="3142.34622564758" calcext:value-type="float">
            <text:p>3,142.346</text:p>
          </table:table-cell>
          <table:table-cell table:formula="of:=SUM([.E217]*16.3871)" office:value-type="float" office:value="628.469245129517" calcext:value-type="float">
            <text:p>628.4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olvo D13 12.8L Diesel I6</text:p>
          </table:table-cell>
          <table:table-cell office:value-type="float" office:value="5.3" calcext:value-type="float">
            <text:p>5.3</text:p>
          </table:table-cell>
          <table:table-cell office:value-type="float" office:value="6.57" calcext:value-type="float">
            <text:p>6.57</text:p>
          </table:table-cell>
          <table:table-cell table:formula="of:=SUM([.E218]*[.J218])" office:value-type="float" office:value="869.67954612" calcext:value-type="float">
            <text:p>869.680</text:p>
          </table:table-cell>
          <table:table-cell table:formula="of:=SUM([.B218]*[.B218]*[.C218]*0.7854)" office:value-type="float" office:value="144.94659102" calcext:value-type="float">
            <text:p>144.947</text:p>
          </table:table-cell>
          <table:table-cell table:formula="of:=SUM([.B218]*25.4)" office:value-type="float" office:value="134.62" calcext:value-type="float">
            <text:p>134.620</text:p>
          </table:table-cell>
          <table:table-cell table:formula="of:=SUM([.C218]*25.4)" office:value-type="float" office:value="166.878" calcext:value-type="float">
            <text:p>166.878</text:p>
          </table:table-cell>
          <table:table-cell table:formula="of:=SUM([.D218]*16.3871)" office:value-type="float" office:value="14251.5256902231" calcext:value-type="float">
            <text:p>14,251.526</text:p>
          </table:table-cell>
          <table:table-cell table:formula="of:=SUM([.E218]*16.3871)" office:value-type="float" office:value="2375.25428170384" calcext:value-type="float">
            <text:p>2,375.25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Yamaha R1 Motorcycle Engine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table:formula="of:=SUM([.E219]*[.J219])" office:value-type="float" office:value="60.7679688" calcext:value-type="float">
            <text:p>60.768</text:p>
          </table:table-cell>
          <table:table-cell table:formula="of:=SUM([.B219]*[.B219]*[.C219]*0.7854)" office:value-type="float" office:value="15.1919922" calcext:value-type="float">
            <text:p>15.192</text:p>
          </table:table-cell>
          <table:table-cell table:formula="of:=SUM([.B219]*25.4)" office:value-type="float" office:value="73.66" calcext:value-type="float">
            <text:p>73.660</text:p>
          </table:table-cell>
          <table:table-cell table:formula="of:=SUM([.C219]*25.4)" office:value-type="float" office:value="58.42" calcext:value-type="float">
            <text:p>58.420</text:p>
          </table:table-cell>
          <table:table-cell table:formula="of:=SUM([.D219]*16.3871)" office:value-type="float" office:value="995.81078152248" calcext:value-type="float">
            <text:p>995.811</text:p>
          </table:table-cell>
          <table:table-cell table:formula="of:=SUM([.E219]*16.3871)" office:value-type="float" office:value="248.95269538062" calcext:value-type="float">
            <text:p>248.95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J2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00-00-00</text:date>, <text:time style:data-style-name="N2" text:time-value="22:41:47.6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10T23:24:15.969000000</dc:date>
    <meta:editing-duration>PT1H30M10S</meta:editing-duration>
    <meta:editing-cycles>14</meta:editing-cycles>
    <meta:generator>LibreOffice/24.8.2.1$Windows_X86_64 LibreOffice_project/0f794b6e29741098670a3b95d60478a65d05ef13</meta:generator>
    <meta:document-statistic meta:table-count="1" meta:cell-count="2190" meta:object-count="0"/>
  </office:meta>
</office:document-meta>
</file>